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371cm"/>
    </style:style>
    <style:style style:name="gr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2.348cm" fo:min-width="2.11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5" style:family="graphic" style:parent-style-name="standard">
      <style:graphic-properties svg:stroke-width="0.051cm" svg:stroke-color="#ff3333" draw:marker-start-width="0.355cm" draw:marker-end-width="0.355cm" draw:textarea-vertical-align="middle" fo:padding-top="0.15cm" fo:padding-bottom="0.15cm" fo:padding-left="0.275cm" fo:padding-right="0.275cm"/>
    </style:style>
    <style:style style:name="gr236"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237" style:family="graphic" style:parent-style-name="standard">
      <style:graphic-properties draw:textarea-vertical-align="middle"/>
    </style:style>
    <style:style style:name="gr238" style:family="graphic" style:parent-style-name="standard">
      <style:graphic-properties draw:fill-color="#ff3300" draw:textarea-horizontal-align="justify" draw:textarea-vertical-align="middle" draw:auto-grow-height="false" fo:min-height="0.233cm" fo:min-width="3.366cm"/>
    </style:style>
    <style:style style:name="gr23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graphic-properties svg:stroke-width="0.152cm" draw:marker-start-width="0.66cm" draw:marker-end-width="0.66cm" draw:textarea-horizontal-align="justify" draw:textarea-vertical-align="middle" draw:auto-grow-height="false" fo:min-height="23.88cm" fo:min-width="12.515cm" fo:padding-top="0.201cm" fo:padding-bottom="0.201cm" fo:padding-left="0.326cm" fo:padding-right="0.326cm"/>
    </style:style>
    <style:style style:name="gr408" style:family="graphic" style:parent-style-name="standard">
      <style:graphic-properties draw:stroke="none" svg:stroke-color="#000000" draw:fill="none" draw:fill-color="#66ffff" draw:textarea-horizontal-align="left" draw:auto-grow-height="true" draw:auto-grow-width="true" fo:min-height="1.656cm" fo:min-width="8.545cm"/>
    </style:style>
    <style:style style:name="gr409" style:family="graphic" style:parent-style-name="standard">
      <style:graphic-properties draw:stroke="none" svg:stroke-color="#000000" draw:fill="none" draw:fill-color="#66ffff" draw:textarea-horizontal-align="left" draw:auto-grow-height="true" draw:auto-grow-width="true" fo:min-height="1.656cm" fo:min-width="9.248cm"/>
    </style:style>
    <style:style style:name="gr410" style:family="graphic" style:parent-style-name="standard">
      <style:graphic-properties draw:stroke="none" svg:stroke-color="#000000" draw:fill="none" draw:fill-color="#66ffff" draw:textarea-horizontal-align="left" draw:auto-grow-height="true" draw:auto-grow-width="true" fo:min-height="1.656cm" fo:min-width="8.829cm"/>
    </style:style>
    <style:style style:name="gr411"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412" style:family="graphic" style:parent-style-name="standard">
      <style:graphic-properties draw:stroke="none" svg:stroke-color="#000000" draw:fill="none" draw:fill-color="#ffffff" draw:textarea-horizontal-align="left" draw:auto-grow-height="true" draw:auto-grow-width="true" fo:min-height="0.712cm" fo:min-width="4.93cm"/>
    </style:style>
    <style:style style:name="gr41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14" style:family="graphic" style:parent-style-name="standard">
      <style:graphic-properties svg:stroke-width="0.152cm" draw:marker-start-width="0.66cm" draw:marker-end-width="0.66cm" draw:textarea-horizontal-align="justify" draw:textarea-vertical-align="middle" draw:auto-grow-height="false" fo:min-height="20.172cm" fo:min-width="9.889cm" fo:padding-top="0.201cm" fo:padding-bottom="0.201cm" fo:padding-left="0.326cm" fo:padding-right="0.326cm"/>
    </style:style>
    <style:style style:name="gr415" style:family="graphic" style:parent-style-name="standard">
      <style:graphic-properties svg:stroke-width="0.152cm" draw:marker-start-width="0.66cm" draw:marker-end-width="0.66cm" draw:textarea-horizontal-align="justify" draw:textarea-vertical-align="middle" draw:auto-grow-height="false" fo:min-height="7.345cm" fo:min-width="9.762cm" fo:padding-top="0.201cm" fo:padding-bottom="0.201cm" fo:padding-left="0.326cm" fo:padding-right="0.326cm"/>
    </style:style>
    <style:style style:name="gr416" style:family="graphic" style:parent-style-name="standard">
      <style:graphic-properties draw:stroke="none" svg:stroke-color="#000000" draw:fill="none" draw:fill-color="#ffffff" draw:textarea-horizontal-align="left" draw:auto-grow-height="true" draw:auto-grow-width="true" fo:min-height="0.712cm" fo:min-width="4.049cm"/>
    </style:style>
    <style:style style:name="gr417" style:family="graphic" style:parent-style-name="standard">
      <style:graphic-properties draw:stroke="none" svg:stroke-color="#000000" draw:fill="none" draw:fill-color="#ffffff" draw:textarea-horizontal-align="left" draw:auto-grow-height="true" draw:auto-grow-width="true" fo:min-height="0.712cm" fo:min-width="4.752cm"/>
    </style:style>
    <style:style style:name="gr41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7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61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6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3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none" draw:fill-color="#ffffff"/>
      <style:text-properties fo:font-size="12pt"/>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style:paragraph-properties fo:text-align="center"/>
    </style:style>
    <style:style style:name="P26" style:family="paragraph">
      <loext:graphic-properties draw:fill-color="#ff3300"/>
      <style:paragraph-properties fo:text-align="center"/>
    </style:style>
    <style:style style:name="P27"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7f7f7f"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draw:fill-color="#66ffff"/>
      <style:text-properties fo:font-size="18pt" fo:font-weight="bold" style:font-size-asian="18pt" style:font-size-complex="18pt"/>
    </style:style>
    <style:style style:name="P33" style:family="paragraph">
      <loext:graphic-properties draw:fill="none" draw:fill-color="#ffffff"/>
    </style:style>
    <style:style style:name="P34" style:family="paragraph">
      <loext:graphic-properties draw:fill="none" draw:fill-color="#ffffff"/>
      <style:text-properties fo:color="#00ccff" fo:font-weight="bold"/>
    </style:style>
    <style:style style:name="P35"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2pt"/>
    </style:style>
    <style:style style:name="T2" style:family="text">
      <style:text-properties fo:color="#ff00cc" fo:font-size="24pt" fo:font-weight="bold" style:font-size-asian="18pt" style:font-size-complex="18pt"/>
    </style:style>
    <style:style style:name="T3" style:family="text">
      <style:text-properties fo:color="#3333ff" fo:font-size="18pt" fo:font-weight="bold" style:font-size-asian="18pt" style:font-size-complex="18pt"/>
    </style:style>
    <style:style style:name="T4" style:family="text">
      <style:text-properties fo:color="#000000" fo:font-size="18pt" fo:font-weight="bold" style:font-size-asian="18pt" style:font-size-complex="18pt"/>
    </style:style>
    <style:style style:name="T5" style:family="text">
      <style:text-properties fo:font-size="18pt" fo:font-weight="bold" style:font-size-asian="18pt" style:font-size-complex="18pt"/>
    </style:style>
    <style:style style:name="T6" style:family="text">
      <style:text-properties fo:color="#009900" fo:font-size="18pt" fo:font-weight="bold" style:font-size-asian="18pt" style:font-size-complex="18pt"/>
    </style:style>
    <style:style style:name="T7" style:family="text">
      <style:text-properties fo:color="#00ccff"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427cm" svg:height="2.621cm" svg:x="15.097cm" svg:y="26.527cm">
          <draw:text-box draw:corner-radius="0.254cm">
            <text:p><text:span text:style-name="T1">Für den Terroristen Urs Blum, so zu sagen eine Krücke für den Blackhat Urs, dass er es einfacher hat seine Terrordrohung Marc Jr unterzuschieben… beim letzten mal hat ja da die ABB Technikerschule geholfen (und wenn ich das Diagram nicht mache schlagt Urs,Martin&amp;Astrid Blum mich wieder Spitalreif wie 2007. Also wenn der Terrorist Urs Blum überfordert ist fängt er mit drohen an oder einem Drohugen unzerzuschieben, bis man sich bis auf die Unterhosen ausgezogen hat, ober das mit seinen Kindern auch tat?</text:span></text:p>
          </draw:text-box>
        </draw:frame>
        <draw:g xml:id="id2" draw:id="id2">
          <draw:path draw:style-name="gr2" draw:text-style-name="P2" draw:layer="layout" svg:width="1.09cm" svg:height="0.979cm" svg:x="10.991cm" svg:y="8.985cm" svg:viewBox="0 0 1091 980" svg:d="M0 980c475 0 1091-280 1091-560s-18-420-364-420c0 300-727 579-727 980z">
            <text:p/>
          </draw:path>
          <draw:path draw:style-name="gr3" draw:text-style-name="P3" draw:layer="layout" svg:width="2.666cm" svg:height="1.68cm" svg:x="9.052cm" svg:y="8.355cm" svg:viewBox="0 0 2667 1681" svg:d="M2667 0c0 0 0 1121-1 840 2 491-575 841-1331 841s-1334-350-1335-841c1 1 0-350 0-840 0 490 606 840 1334 840s1333-350 1333-840z">
            <text:p/>
          </draw:path>
          <draw:path draw:style-name="gr4" draw:text-style-name="P4" draw:layer="layout" svg:width="2.665cm" svg:height="1.678cm" svg:x="9.051cm" svg:y="7.515cm" svg:viewBox="0 0 2666 1679" svg:d="M1333 0c756 0 1333 363 1333 839s-577 840-1333 840-1333-364-1333-840 577-839 1333-839z">
            <text:p/>
          </draw:path>
          <draw:polygon draw:style-name="gr5" draw:text-style-name="P5" draw:layer="layout" svg:width="0.727cm" svg:height="0.419cm" svg:x="10.506cm" svg:y="8.425cm" svg:viewBox="0 0 728 420" draw:points="364,0 243,70 728,350 606,420 121,140 0,210 0,0">
            <text:p/>
          </draw:polygon>
          <draw:polygon draw:style-name="gr6" draw:text-style-name="P5" draw:layer="layout" svg:width="0.726cm" svg:height="0.419cm" svg:x="9.536cm" svg:y="7.865cm" svg:viewBox="0 0 727 420" draw:points="606,280 727,210 727,420 363,420 484,350 0,70 121,0">
            <text:p/>
          </draw:polygon>
          <draw:polygon draw:style-name="gr7" draw:text-style-name="P5" draw:layer="layout" svg:width="0.727cm" svg:height="0.419cm" svg:x="9.536cm" svg:y="8.425cm" svg:viewBox="0 0 728 420" draw:points="121,280 607,0 728,70 242,350 363,420 0,420 0,210">
            <text:p/>
          </draw:polygon>
          <draw:polygon draw:style-name="gr8" draw:text-style-name="P5" draw:layer="layout" svg:width="0.726cm" svg:height="0.419cm" svg:x="10.506cm" svg:y="7.865cm" svg:viewBox="0 0 727 420" draw:points="484,70 363,0 727,0 727,210 606,140 121,420 0,350">
            <text:p/>
          </draw:polygon>
          <draw:path draw:style-name="gr9" draw:text-style-name="P6" draw:layer="layout" svg:width="2.667cm" svg:height="2.519cm" svg:x="9.051cm" svg:y="7.515cm" svg:viewBox="0 0 2668 2520" svg:d="M1333 0c756 0 1335 364 1335 840l-1 840c0 490-606 840-1333 840s-1334-350-1334-840c0 0 1-840 0-841 0-476 577-839 1333-839z">
            <text:p/>
          </draw:path>
        </draw:g>
        <draw:g xml:id="id14" draw:id="id14">
          <draw:path draw:style-name="gr10" draw:text-style-name="P2" draw:layer="layout" svg:width="1.09cm" svg:height="0.979cm" svg:x="24.45cm" svg:y="4.745cm" svg:viewBox="0 0 1091 980" svg:d="M0 980c475 0 1091-280 1091-560s-18-420-364-420c0 300-727 579-727 980z">
            <text:p/>
          </draw:path>
          <draw:g>
            <draw:path draw:style-name="gr11" draw:text-style-name="P3" draw:layer="layout" svg:width="2.666cm" svg:height="1.68cm" svg:x="22.511cm" svg:y="4.115cm" svg:viewBox="0 0 2667 1681" svg:d="M2667 0c0 0 0 1121-1 840 2 491-575 841-1331 841s-1334-350-1335-841c1 1 0-350 0-840 0 490 606 840 1334 840s1333-350 1333-840z">
              <text:p/>
            </draw:path>
            <draw:path draw:style-name="gr12" draw:text-style-name="P4" draw:layer="layout" svg:width="2.665cm" svg:height="1.678cm" svg:x="22.51cm" svg:y="3.275cm" svg:viewBox="0 0 2666 1679" svg:d="M1333 0c756 0 1333 363 1333 839s-577 840-1333 840-1333-364-1333-840 577-839 1333-839z">
              <text:p/>
            </draw:path>
            <draw:polygon draw:style-name="gr13" draw:text-style-name="P5" draw:layer="layout" svg:width="0.727cm" svg:height="0.419cm" svg:x="23.965cm" svg:y="4.185cm" svg:viewBox="0 0 728 420" draw:points="364,0 243,70 728,350 606,420 121,140 0,210 0,0">
              <text:p/>
            </draw:polygon>
            <draw:polygon draw:style-name="gr14" draw:text-style-name="P5" draw:layer="layout" svg:width="0.726cm" svg:height="0.419cm" svg:x="22.995cm" svg:y="3.625cm" svg:viewBox="0 0 727 420" draw:points="606,280 727,210 727,420 363,420 484,350 0,70 121,0">
              <text:p/>
            </draw:polygon>
            <draw:polygon draw:style-name="gr15" draw:text-style-name="P5" draw:layer="layout" svg:width="0.727cm" svg:height="0.419cm" svg:x="22.995cm" svg:y="4.185cm" svg:viewBox="0 0 728 420" draw:points="121,280 607,0 728,70 242,350 363,420 0,420 0,210">
              <text:p/>
            </draw:polygon>
            <draw:polygon draw:style-name="gr16" draw:text-style-name="P5" draw:layer="layout" svg:width="0.726cm" svg:height="0.419cm" svg:x="23.965cm" svg:y="3.625cm" svg:viewBox="0 0 727 420" draw:points="484,70 363,0 727,0 727,210 606,140 121,420 0,350">
              <text:p/>
            </draw:polygon>
            <draw:path draw:style-name="gr17" draw:text-style-name="P6" draw:layer="layout" svg:width="2.667cm" svg:height="2.519cm" svg:x="22.51cm" svg:y="3.275cm" svg:viewBox="0 0 2668 2520" svg:d="M1333 0c756 0 1335 364 1335 840l-1 840c0 490-606 840-1333 840s-1334-350-1334-840c0 0 1-840 0-841 0-476 577-839 1333-839z">
              <text:p/>
            </draw:path>
            <draw:polygon draw:style-name="gr18" draw:text-style-name="P7" draw:layer="layout" svg:width="0.242cm" svg:height="1.609cm" svg:x="23.722cm" svg:y="2.506cm" svg:viewBox="0 0 243 1610" draw:points="122,1610 122,280 0,140 122,0 243,140 122,280">
              <text:p/>
            </draw:polygon>
            <draw:path draw:style-name="gr19" draw:text-style-name="P8" draw:layer="layout" svg:width="0.181cm" svg:height="0.419cm" svg:x="24.086cm" svg:y="2.436cm" svg:viewBox="0 0 182 420" svg:d="M0 0c243 70 243 350 0 420">
              <text:p/>
            </draw:path>
            <draw:path draw:style-name="gr20" draw:text-style-name="P8" draw:layer="layout" svg:width="0.181cm" svg:height="0.419cm" svg:x="23.42cm" svg:y="2.436cm" svg:viewBox="0 0 182 420" svg:d="M182 0c-243 70-243 350 0 420">
              <text:p/>
            </draw:path>
            <draw:path draw:style-name="gr21" draw:text-style-name="P8" draw:layer="layout" svg:width="0.181cm" svg:height="0.699cm" svg:x="23.177cm" svg:y="2.296cm" svg:viewBox="0 0 182 700" svg:d="M182 0c-243 70-243 630 0 700">
              <text:p/>
            </draw:path>
            <draw:path draw:style-name="gr22" draw:text-style-name="P8" draw:layer="layout" svg:width="0.181cm" svg:height="0.699cm" svg:x="24.329cm" svg:y="2.296cm" svg:viewBox="0 0 182 700" svg:d="M0 0c242 70 242 630 0 700">
              <text:p/>
            </draw:path>
            <draw:path draw:style-name="gr23" draw:text-style-name="P8" draw:layer="layout" svg:width="0.181cm" svg:height="0.979cm" svg:x="22.935cm" svg:y="2.156cm" svg:viewBox="0 0 182 980" svg:d="M182 0c-243 70-243 910 0 980">
              <text:p/>
            </draw:path>
            <draw:path draw:style-name="gr24" draw:text-style-name="P8" draw:layer="layout" svg:width="0.177cm" svg:height="0.979cm" svg:x="24.571cm" svg:y="2.156cm" svg:viewBox="0 0 178 980" svg:d="M0 0c243 70 232 894 0 980">
              <text:p/>
            </draw:path>
            <draw:path draw:style-name="gr25" draw:text-style-name="P8" draw:layer="layout" svg:width="0.181cm" svg:height="1.259cm" svg:x="22.692cm" svg:y="2.016cm" svg:viewBox="0 0 182 1260" svg:d="M182 0c-243 70-243 1190 0 1260">
              <text:p/>
            </draw:path>
            <draw:path draw:style-name="gr26" draw:text-style-name="P8" draw:layer="layout" svg:width="0.181cm" svg:height="1.259cm" svg:x="24.814cm" svg:y="2.016cm" svg:viewBox="0 0 182 1260" svg:d="M0 0c242 70 242 1190 0 1260">
              <text:p/>
            </draw:path>
          </draw:g>
        </draw:g>
        <draw:g xml:id="id9" draw:id="id9">
          <draw:path draw:style-name="gr27" draw:text-style-name="P2" draw:layer="layout" svg:width="1.09cm" svg:height="0.979cm" svg:x="31.963cm" svg:y="20.408cm" svg:viewBox="0 0 1091 980" svg:d="M0 980c475 0 1091-280 1091-560s-18-420-364-420c0 300-727 579-727 980z">
            <text:p/>
          </draw:path>
          <draw:g>
            <draw:path draw:style-name="gr28" draw:text-style-name="P3" draw:layer="layout" svg:width="2.666cm" svg:height="1.68cm" svg:x="30.024cm" svg:y="19.778cm" svg:viewBox="0 0 2667 1681" svg:d="M2667 0c0 0 0 1121-1 840 2 491-575 841-1331 841s-1334-350-1335-841c1 1 0-350 0-840 0 490 606 840 1334 840s1333-350 1333-840z">
              <text:p/>
            </draw:path>
            <draw:path draw:style-name="gr29" draw:text-style-name="P4" draw:layer="layout" svg:width="2.665cm" svg:height="1.678cm" svg:x="30.023cm" svg:y="18.938cm" svg:viewBox="0 0 2666 1679" svg:d="M1333 0c756 0 1333 363 1333 839s-577 840-1333 840-1333-364-1333-840 577-839 1333-839z">
              <text:p/>
            </draw:path>
            <draw:polygon draw:style-name="gr30" draw:text-style-name="P5" draw:layer="layout" svg:width="0.727cm" svg:height="0.419cm" svg:x="31.478cm" svg:y="19.848cm" svg:viewBox="0 0 728 420" draw:points="364,0 243,70 728,350 606,420 121,140 0,210 0,0">
              <text:p/>
            </draw:polygon>
            <draw:polygon draw:style-name="gr31" draw:text-style-name="P5" draw:layer="layout" svg:width="0.726cm" svg:height="0.419cm" svg:x="30.508cm" svg:y="19.288cm" svg:viewBox="0 0 727 420" draw:points="606,280 727,210 727,420 363,420 484,350 0,70 121,0">
              <text:p/>
            </draw:polygon>
            <draw:polygon draw:style-name="gr32" draw:text-style-name="P5" draw:layer="layout" svg:width="0.727cm" svg:height="0.419cm" svg:x="30.508cm" svg:y="19.848cm" svg:viewBox="0 0 728 420" draw:points="121,280 607,0 728,70 242,350 363,420 0,420 0,210">
              <text:p/>
            </draw:polygon>
            <draw:polygon draw:style-name="gr33" draw:text-style-name="P5" draw:layer="layout" svg:width="0.726cm" svg:height="0.419cm" svg:x="31.478cm" svg:y="19.288cm" svg:viewBox="0 0 727 420" draw:points="484,70 363,0 727,0 727,210 606,140 121,420 0,350">
              <text:p/>
            </draw:polygon>
            <draw:path draw:style-name="gr34" draw:text-style-name="P6" draw:layer="layout" svg:width="2.667cm" svg:height="2.519cm" svg:x="30.023cm" svg:y="18.938cm" svg:viewBox="0 0 2668 2520" svg:d="M1333 0c756 0 1335 364 1335 840l-1 840c0 490-606 840-1333 840s-1334-350-1334-840c0 0 1-840 0-841 0-476 577-839 1333-839z">
              <text:p/>
            </draw:path>
            <draw:polygon draw:style-name="gr35" draw:text-style-name="P7" draw:layer="layout" svg:width="0.242cm" svg:height="1.609cm" svg:x="31.235cm" svg:y="18.169cm" svg:viewBox="0 0 243 1610" draw:points="122,1610 122,280 0,140 122,0 243,140 122,280">
              <text:p/>
            </draw:polygon>
            <draw:path draw:style-name="gr36" draw:text-style-name="P8" draw:layer="layout" svg:width="0.181cm" svg:height="0.419cm" svg:x="31.599cm" svg:y="18.099cm" svg:viewBox="0 0 182 420" svg:d="M0 0c243 70 243 350 0 420">
              <text:p/>
            </draw:path>
            <draw:path draw:style-name="gr37" draw:text-style-name="P8" draw:layer="layout" svg:width="0.181cm" svg:height="0.419cm" svg:x="30.933cm" svg:y="18.099cm" svg:viewBox="0 0 182 420" svg:d="M182 0c-243 70-243 350 0 420">
              <text:p/>
            </draw:path>
            <draw:path draw:style-name="gr38" draw:text-style-name="P8" draw:layer="layout" svg:width="0.181cm" svg:height="0.699cm" svg:x="30.69cm" svg:y="17.959cm" svg:viewBox="0 0 182 700" svg:d="M182 0c-243 70-243 630 0 700">
              <text:p/>
            </draw:path>
            <draw:path draw:style-name="gr39" draw:text-style-name="P8" draw:layer="layout" svg:width="0.181cm" svg:height="0.699cm" svg:x="31.842cm" svg:y="17.959cm" svg:viewBox="0 0 182 700" svg:d="M0 0c242 70 242 630 0 700">
              <text:p/>
            </draw:path>
            <draw:path draw:style-name="gr40" draw:text-style-name="P8" draw:layer="layout" svg:width="0.181cm" svg:height="0.979cm" svg:x="30.448cm" svg:y="17.819cm" svg:viewBox="0 0 182 980" svg:d="M182 0c-243 70-243 910 0 980">
              <text:p/>
            </draw:path>
            <draw:path draw:style-name="gr41" draw:text-style-name="P8" draw:layer="layout" svg:width="0.177cm" svg:height="0.979cm" svg:x="32.084cm" svg:y="17.819cm" svg:viewBox="0 0 178 980" svg:d="M0 0c243 70 232 894 0 980">
              <text:p/>
            </draw:path>
            <draw:path draw:style-name="gr42" draw:text-style-name="P8" draw:layer="layout" svg:width="0.181cm" svg:height="1.259cm" svg:x="30.205cm" svg:y="17.679cm" svg:viewBox="0 0 182 1260" svg:d="M182 0c-243 70-243 1190 0 1260">
              <text:p/>
            </draw:path>
            <draw:path draw:style-name="gr43" draw:text-style-name="P8" draw:layer="layout" svg:width="0.181cm" svg:height="1.259cm" svg:x="32.327cm" svg:y="17.679cm" svg:viewBox="0 0 182 1260" svg:d="M0 0c242 70 242 1190 0 1260">
              <text:p/>
            </draw:path>
          </draw:g>
        </draw:g>
        <draw:g xml:id="id7" draw:id="id7">
          <draw:path draw:style-name="gr44" draw:text-style-name="P2" draw:layer="layout" svg:width="1.09cm" svg:height="0.979cm" svg:x="24.303cm" svg:y="20.363cm" svg:viewBox="0 0 1091 980" svg:d="M0 980c475 0 1091-280 1091-560s-18-420-364-420c0 300-727 579-727 980z">
            <text:p/>
          </draw:path>
          <draw:g>
            <draw:path draw:style-name="gr45" draw:text-style-name="P3" draw:layer="layout" svg:width="2.666cm" svg:height="1.68cm" svg:x="22.364cm" svg:y="19.733cm" svg:viewBox="0 0 2667 1681" svg:d="M2667 0c0 0 0 1121-1 840 2 491-575 841-1331 841s-1334-350-1335-841c1 1 0-350 0-840 0 490 606 840 1334 840s1333-350 1333-840z">
              <text:p/>
            </draw:path>
            <draw:path draw:style-name="gr46" draw:text-style-name="P4" draw:layer="layout" svg:width="2.665cm" svg:height="1.678cm" svg:x="22.363cm" svg:y="18.893cm" svg:viewBox="0 0 2666 1679" svg:d="M1333 0c756 0 1333 363 1333 839s-577 840-1333 840-1333-364-1333-840 577-839 1333-839z">
              <text:p/>
            </draw:path>
            <draw:polygon draw:style-name="gr47" draw:text-style-name="P5" draw:layer="layout" svg:width="0.727cm" svg:height="0.419cm" svg:x="23.818cm" svg:y="19.803cm" svg:viewBox="0 0 728 420" draw:points="364,0 243,70 728,350 606,420 121,140 0,210 0,0">
              <text:p/>
            </draw:polygon>
            <draw:polygon draw:style-name="gr48" draw:text-style-name="P5" draw:layer="layout" svg:width="0.726cm" svg:height="0.419cm" svg:x="22.848cm" svg:y="19.243cm" svg:viewBox="0 0 727 420" draw:points="606,280 727,210 727,420 363,420 484,350 0,70 121,0">
              <text:p/>
            </draw:polygon>
            <draw:polygon draw:style-name="gr49" draw:text-style-name="P5" draw:layer="layout" svg:width="0.727cm" svg:height="0.419cm" svg:x="22.848cm" svg:y="19.803cm" svg:viewBox="0 0 728 420" draw:points="121,280 607,0 728,70 242,350 363,420 0,420 0,210">
              <text:p/>
            </draw:polygon>
            <draw:polygon draw:style-name="gr50" draw:text-style-name="P5" draw:layer="layout" svg:width="0.726cm" svg:height="0.419cm" svg:x="23.818cm" svg:y="19.243cm" svg:viewBox="0 0 727 420" draw:points="484,70 363,0 727,0 727,210 606,140 121,420 0,350">
              <text:p/>
            </draw:polygon>
            <draw:path draw:style-name="gr51" draw:text-style-name="P6" draw:layer="layout" svg:width="2.667cm" svg:height="2.519cm" svg:x="22.363cm" svg:y="18.893cm" svg:viewBox="0 0 2668 2520" svg:d="M1333 0c756 0 1335 364 1335 840l-1 840c0 490-606 840-1333 840s-1334-350-1334-840c0 0 1-840 0-841 0-476 577-839 1333-839z">
              <text:p/>
            </draw:path>
            <draw:polygon draw:style-name="gr52" draw:text-style-name="P7" draw:layer="layout" svg:width="0.242cm" svg:height="1.609cm" svg:x="23.575cm" svg:y="18.124cm" svg:viewBox="0 0 243 1610" draw:points="122,1610 122,280 0,140 122,0 243,140 122,280">
              <text:p/>
            </draw:polygon>
            <draw:path draw:style-name="gr53" draw:text-style-name="P8" draw:layer="layout" svg:width="0.181cm" svg:height="0.419cm" svg:x="23.939cm" svg:y="18.054cm" svg:viewBox="0 0 182 420" svg:d="M0 0c243 70 243 350 0 420">
              <text:p/>
            </draw:path>
            <draw:path draw:style-name="gr54" draw:text-style-name="P8" draw:layer="layout" svg:width="0.181cm" svg:height="0.419cm" svg:x="23.273cm" svg:y="18.054cm" svg:viewBox="0 0 182 420" svg:d="M182 0c-243 70-243 350 0 420">
              <text:p/>
            </draw:path>
            <draw:path draw:style-name="gr55" draw:text-style-name="P8" draw:layer="layout" svg:width="0.181cm" svg:height="0.699cm" svg:x="23.03cm" svg:y="17.914cm" svg:viewBox="0 0 182 700" svg:d="M182 0c-243 70-243 630 0 700">
              <text:p/>
            </draw:path>
            <draw:path draw:style-name="gr56" draw:text-style-name="P8" draw:layer="layout" svg:width="0.181cm" svg:height="0.699cm" svg:x="24.182cm" svg:y="17.914cm" svg:viewBox="0 0 182 700" svg:d="M0 0c242 70 242 630 0 700">
              <text:p/>
            </draw:path>
            <draw:path draw:style-name="gr57" draw:text-style-name="P8" draw:layer="layout" svg:width="0.181cm" svg:height="0.979cm" svg:x="22.788cm" svg:y="17.774cm" svg:viewBox="0 0 182 980" svg:d="M182 0c-243 70-243 910 0 980">
              <text:p/>
            </draw:path>
            <draw:path draw:style-name="gr58" draw:text-style-name="P8" draw:layer="layout" svg:width="0.177cm" svg:height="0.979cm" svg:x="24.424cm" svg:y="17.774cm" svg:viewBox="0 0 178 980" svg:d="M0 0c243 70 232 894 0 980">
              <text:p/>
            </draw:path>
            <draw:path draw:style-name="gr59" draw:text-style-name="P8" draw:layer="layout" svg:width="0.181cm" svg:height="1.259cm" svg:x="22.545cm" svg:y="17.634cm" svg:viewBox="0 0 182 1260" svg:d="M182 0c-243 70-243 1190 0 1260">
              <text:p/>
            </draw:path>
            <draw:path draw:style-name="gr60" draw:text-style-name="P8" draw:layer="layout" svg:width="0.181cm" svg:height="1.259cm" svg:x="24.667cm" svg:y="17.634cm" svg:viewBox="0 0 182 1260" svg:d="M0 0c242 70 242 1190 0 1260">
              <text:p/>
            </draw:path>
          </draw:g>
        </draw:g>
        <draw:g>
          <draw:path draw:style-name="gr61" draw:text-style-name="P2" draw:layer="layout" svg:width="1.09cm" svg:height="0.979cm" svg:x="10.991cm" svg:y="5.313cm" svg:viewBox="0 0 1091 980" svg:d="M0 980c475 0 1091-280 1091-560s-18-420-364-420c0 300-727 579-727 980z">
            <text:p/>
          </draw:path>
          <draw:g>
            <draw:path draw:style-name="gr62" draw:text-style-name="P3" draw:layer="layout" svg:width="2.666cm" svg:height="1.68cm" svg:x="9.052cm" svg:y="4.683cm" svg:viewBox="0 0 2667 1681" svg:d="M2667 0c0 0 0 1121-1 840 2 491-575 841-1331 841s-1334-350-1335-841c1 1 0-350 0-840 0 490 606 840 1334 840s1333-350 1333-840z">
              <text:p/>
            </draw:path>
            <draw:path draw:style-name="gr63" draw:text-style-name="P4" draw:layer="layout" svg:width="2.665cm" svg:height="1.678cm" svg:x="9.051cm" svg:y="3.843cm" svg:viewBox="0 0 2666 1679" svg:d="M1333 0c756 0 1333 363 1333 839s-577 840-1333 840-1333-364-1333-840 577-839 1333-839z">
              <text:p/>
            </draw:path>
            <draw:polygon draw:style-name="gr64" draw:text-style-name="P5" draw:layer="layout" svg:width="0.727cm" svg:height="0.419cm" svg:x="10.506cm" svg:y="4.753cm" svg:viewBox="0 0 728 420" draw:points="364,0 243,70 728,350 606,420 121,140 0,210 0,0">
              <text:p/>
            </draw:polygon>
            <draw:polygon draw:style-name="gr65" draw:text-style-name="P5" draw:layer="layout" svg:width="0.726cm" svg:height="0.419cm" svg:x="9.536cm" svg:y="4.193cm" svg:viewBox="0 0 727 420" draw:points="606,280 727,210 727,420 363,420 484,350 0,70 121,0">
              <text:p/>
            </draw:polygon>
            <draw:polygon draw:style-name="gr66" draw:text-style-name="P5" draw:layer="layout" svg:width="0.727cm" svg:height="0.419cm" svg:x="9.536cm" svg:y="4.753cm" svg:viewBox="0 0 728 420" draw:points="121,280 607,0 728,70 242,350 363,420 0,420 0,210">
              <text:p/>
            </draw:polygon>
            <draw:polygon draw:style-name="gr67" draw:text-style-name="P5" draw:layer="layout" svg:width="0.726cm" svg:height="0.419cm" svg:x="10.506cm" svg:y="4.193cm" svg:viewBox="0 0 727 420" draw:points="484,70 363,0 727,0 727,210 606,140 121,420 0,350">
              <text:p/>
            </draw:polygon>
            <draw:path draw:style-name="gr68" draw:text-style-name="P6" draw:layer="layout" svg:width="2.667cm" svg:height="2.519cm" svg:x="9.051cm" svg:y="3.843cm" svg:viewBox="0 0 2668 2520" svg:d="M1333 0c756 0 1335 364 1335 840l-1 840c0 490-606 840-1333 840s-1334-350-1334-840c0 0 1-840 0-841 0-476 577-839 1333-839z">
              <text:p/>
            </draw:path>
            <draw:polygon draw:style-name="gr69" draw:text-style-name="P7" draw:layer="layout" svg:width="0.242cm" svg:height="1.609cm" svg:x="10.263cm" svg:y="3.074cm" svg:viewBox="0 0 243 1610" draw:points="122,1610 122,280 0,140 122,0 243,140 122,280">
              <text:p/>
            </draw:polygon>
            <draw:path draw:style-name="gr70" draw:text-style-name="P8" draw:layer="layout" svg:width="0.181cm" svg:height="0.419cm" svg:x="10.627cm" svg:y="3.004cm" svg:viewBox="0 0 182 420" svg:d="M0 0c243 70 243 350 0 420">
              <text:p/>
            </draw:path>
            <draw:path draw:style-name="gr71" draw:text-style-name="P8" draw:layer="layout" svg:width="0.181cm" svg:height="0.419cm" svg:x="9.961cm" svg:y="3.004cm" svg:viewBox="0 0 182 420" svg:d="M182 0c-243 70-243 350 0 420">
              <text:p/>
            </draw:path>
            <draw:path draw:style-name="gr72" draw:text-style-name="P8" draw:layer="layout" svg:width="0.181cm" svg:height="0.699cm" svg:x="9.718cm" svg:y="2.864cm" svg:viewBox="0 0 182 700" svg:d="M182 0c-243 70-243 630 0 700">
              <text:p/>
            </draw:path>
            <draw:path draw:style-name="gr73" draw:text-style-name="P8" draw:layer="layout" svg:width="0.181cm" svg:height="0.699cm" svg:x="10.87cm" svg:y="2.864cm" svg:viewBox="0 0 182 700" svg:d="M0 0c242 70 242 630 0 700">
              <text:p/>
            </draw:path>
            <draw:path draw:style-name="gr74" draw:text-style-name="P8" draw:layer="layout" svg:width="0.181cm" svg:height="0.979cm" svg:x="9.476cm" svg:y="2.724cm" svg:viewBox="0 0 182 980" svg:d="M182 0c-243 70-243 910 0 980">
              <text:p/>
            </draw:path>
            <draw:path draw:style-name="gr75" draw:text-style-name="P8" draw:layer="layout" svg:width="0.177cm" svg:height="0.979cm" svg:x="11.112cm" svg:y="2.724cm" svg:viewBox="0 0 178 980" svg:d="M0 0c243 70 232 894 0 980">
              <text:p/>
            </draw:path>
            <draw:path draw:style-name="gr76" draw:text-style-name="P8" draw:layer="layout" svg:width="0.181cm" svg:height="1.259cm" svg:x="9.233cm" svg:y="2.584cm" svg:viewBox="0 0 182 1260" svg:d="M182 0c-243 70-243 1190 0 1260">
              <text:p/>
            </draw:path>
            <draw:path draw:style-name="gr77" draw:text-style-name="P8" draw:layer="layout" svg:width="0.181cm" svg:height="1.259cm" svg:x="11.355cm" svg:y="2.584cm" svg:viewBox="0 0 182 1260" svg:d="M0 0c242 70 242 1190 0 1260">
              <text:p/>
            </draw:path>
          </draw:g>
        </draw:g>
        <draw:g xml:id="id1" draw:id="id1">
          <draw:custom-shape draw:style-name="gr78" draw:text-style-name="P9" draw:layer="layout" svg:width="3.748cm" svg:height="3.73cm" svg:x="1.316cm" svg:y="1.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9" draw:text-style-name="P10" draw:layer="layout" svg:width="2.29cm" svg:height="3.49cm" svg:x="2.149cm" svg:y="1.734cm" svg:viewBox="0 0 2291 3491" draw:points="0,241 417,241 624,120 1041,0 1665,241 1250,241 1457,601 833,1204 624,1323 417,1445 833,1685 1041,1926 1665,1926 2291,2287 1874,3008 1250,3491 1250,2768 833,2287 1041,2046 624,1685 209,1565 0,1084">
            <text:p/>
          </draw:polygon>
          <draw:path draw:style-name="gr80" draw:text-style-name="P10" draw:layer="layout" svg:width="0.946cm" svg:height="1.589cm" svg:x="4.023cm" svg:y="1.951cm" svg:viewBox="0 0 947 1590" svg:d="M833 1590v-120l-209-361v-361l-207-481-417-242c417-241 1250 1324 833 1565z">
            <text:p/>
          </draw:path>
          <draw:g>
            <draw:line draw:style-name="gr81" draw:text-style-name="P11" draw:layer="layout" svg:x1="2.982cm" svg:y1="4.021cm" svg:x2="2.773cm" svg:y2="3.179cm">
              <text:p/>
            </draw:line>
            <draw:line draw:style-name="gr82" draw:text-style-name="P11" draw:layer="layout" svg:x1="2.981cm" svg:y1="4.02cm" svg:x2="3.19cm" svg:y2="3.419cm">
              <text:p/>
            </draw:line>
            <draw:line draw:style-name="gr83" draw:text-style-name="P11" draw:layer="layout" svg:x1="3.399cm" svg:y1="4.02cm" svg:x2="3.19cm" svg:y2="3.419cm">
              <text:p/>
            </draw:line>
            <draw:line draw:style-name="gr84" draw:text-style-name="P11" draw:layer="layout" svg:x1="3.399cm" svg:y1="4.021cm" svg:x2="3.608cm" svg:y2="3.179cm">
              <text:p/>
            </draw:line>
          </draw:g>
          <draw:g>
            <draw:line draw:style-name="gr85" draw:text-style-name="P11" draw:layer="layout" svg:x1="4.232cm" svg:y1="4.021cm" svg:x2="4.023cm" svg:y2="3.179cm">
              <text:p/>
            </draw:line>
            <draw:line draw:style-name="gr86" draw:text-style-name="P11" draw:layer="layout" svg:x1="4.231cm" svg:y1="4.02cm" svg:x2="4.44cm" svg:y2="3.419cm">
              <text:p/>
            </draw:line>
            <draw:line draw:style-name="gr87" draw:text-style-name="P11" draw:layer="layout" svg:x1="4.649cm" svg:y1="4.02cm" svg:x2="4.44cm" svg:y2="3.419cm">
              <text:p/>
            </draw:line>
            <draw:line draw:style-name="gr88" draw:text-style-name="P11" draw:layer="layout" svg:x1="4.647cm" svg:y1="4.021cm" svg:x2="4.856cm" svg:y2="3.179cm">
              <text:p/>
            </draw:line>
          </draw:g>
          <draw:g>
            <draw:line draw:style-name="gr89" draw:text-style-name="P11" draw:layer="layout" svg:x1="1.734cm" svg:y1="4.021cm" svg:x2="1.525cm" svg:y2="3.179cm">
              <text:p/>
            </draw:line>
            <draw:line draw:style-name="gr90" draw:text-style-name="P11" draw:layer="layout" svg:x1="1.733cm" svg:y1="4.02cm" svg:x2="1.942cm" svg:y2="3.419cm">
              <text:p/>
            </draw:line>
            <draw:line draw:style-name="gr91" draw:text-style-name="P11" draw:layer="layout" svg:x1="2.149cm" svg:y1="4.02cm" svg:x2="1.94cm" svg:y2="3.419cm">
              <text:p/>
            </draw:line>
            <draw:line draw:style-name="gr92" draw:text-style-name="P11" draw:layer="layout" svg:x1="2.149cm" svg:y1="4.021cm" svg:x2="2.358cm" svg:y2="3.179cm">
              <text:p/>
            </draw:line>
          </draw:g>
        </draw:g>
        <draw:g xml:id="id8" draw:id="id8">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3" draw:text-style-name="P2" draw:layer="layout" svg:width="3.169cm" svg:height="2.052cm" svg:x="9.514cm" svg:y="26.405cm" svg:viewBox="0 0 3170 2053" svg:d="M3 2053c263 0 3167-1276 3167-1665 0-388-408-388-672-388 0 166-2591 832-2495 2053z">
              <text:p/>
            </draw:path>
            <draw:g>
              <draw:polygon draw:style-name="gr94" draw:text-style-name="P12" draw:layer="layout" svg:width="3.358cm" svg:height="3.05cm" svg:x="5.965cm" svg:y="25.295cm" svg:viewBox="0 0 3359 3051" draw:points="0,1110 0,0 3359,1942 3359,3051">
                <text:p/>
              </draw:polygon>
              <draw:polygon draw:style-name="gr95" draw:text-style-name="P13" draw:layer="layout" svg:width="2.878cm" svg:height="2.773cm" svg:x="9.324cm" svg:y="25.573cm" svg:viewBox="0 0 2879 2774" draw:points="0,2774 0,1664 2879,0 2879,1110">
                <text:p/>
              </draw:polygon>
              <draw:polygon draw:style-name="gr96" draw:text-style-name="P14" draw:layer="layout" svg:width="6.238cm" svg:height="3.605cm" svg:x="5.965cm" svg:y="23.631cm" svg:viewBox="0 0 6239 3606" draw:points="3359,3606 0,1664 2879,0 6239,1942">
                <text:p/>
              </draw:polygon>
              <draw:line draw:style-name="gr97" draw:text-style-name="P8" draw:layer="layout" svg:x1="7.117cm" svg:y1="26.183cm" svg:x2="7.117cm" svg:y2="26.849cm">
                <text:p/>
              </draw:line>
              <draw:line draw:style-name="gr98" draw:text-style-name="P8" draw:layer="layout" svg:x1="9.229cm" svg:y1="27.604cm" svg:x2="7.693cm" svg:y2="26.716cm">
                <text:p/>
              </draw:line>
              <draw:line draw:style-name="gr99" draw:text-style-name="P8" draw:layer="layout" svg:x1="7.684cm" svg:y1="26.516cm" svg:x2="7.684cm" svg:y2="26.738cm">
                <text:p/>
              </draw:line>
              <draw:line draw:style-name="gr100" draw:text-style-name="P8" draw:layer="layout" svg:x1="9.22cm" svg:y1="27.404cm" svg:x2="9.22cm" svg:y2="27.626cm">
                <text:p/>
              </draw:line>
              <draw:line draw:style-name="gr101" draw:text-style-name="P8" draw:layer="layout" svg:x1="9.22cm" svg:y1="27.404cm" svg:x2="7.684cm" svg:y2="26.516cm">
                <text:p/>
              </draw:line>
              <draw:polygon draw:style-name="gr102" draw:text-style-name="P15" draw:layer="layout" svg:width="0.191cm" svg:height="0.332cm" svg:x="7.309cm" svg:y="26.294cm" svg:viewBox="0 0 192 333" draw:points="0,222 0,0 192,111 192,333">
                <text:p/>
              </draw:polygon>
              <draw:line draw:style-name="gr103" draw:text-style-name="P8" draw:layer="layout" svg:x1="6.925cm" svg:y1="26.072cm" svg:x2="6.925cm" svg:y2="26.738cm">
                <text:p/>
              </draw:line>
              <draw:line draw:style-name="gr104" draw:text-style-name="P8" draw:layer="layout" svg:x1="6.733cm" svg:y1="25.961cm" svg:x2="6.733cm" svg:y2="26.627cm">
                <text:p/>
              </draw:line>
              <draw:line draw:style-name="gr105" draw:text-style-name="P8" draw:layer="layout" svg:x1="6.541cm" svg:y1="25.85cm" svg:x2="6.541cm" svg:y2="26.516cm">
                <text:p/>
              </draw:line>
              <draw:line draw:style-name="gr106" draw:text-style-name="P8" draw:layer="layout" svg:x1="6.349cm" svg:y1="25.739cm" svg:x2="6.349cm" svg:y2="26.405cm">
                <text:p/>
              </draw:line>
              <draw:line draw:style-name="gr107" draw:text-style-name="P8" draw:layer="layout" svg:x1="6.157cm" svg:y1="25.628cm" svg:x2="6.157cm" svg:y2="26.294cm">
                <text:p/>
              </draw:line>
              <draw:polygon draw:style-name="gr108" draw:text-style-name="P12" draw:layer="layout" svg:width="0.191cm" svg:height="1.22cm" svg:x="5.773cm" svg:y="25.184cm" svg:viewBox="0 0 192 1221" draw:points="0,1110 0,0 192,111 192,1221">
                <text:p/>
              </draw:polygon>
              <draw:polygon draw:style-name="gr109" draw:text-style-name="P12" draw:layer="layout" svg:width="0.191cm" svg:height="1.22cm" svg:x="9.324cm" svg:y="27.237cm" svg:viewBox="0 0 192 1221" draw:points="0,1110 0,0 192,111 192,1221">
                <text:p/>
              </draw:polygon>
              <draw:polygon draw:style-name="gr110" draw:text-style-name="P16" draw:layer="layout" svg:width="6.43cm" svg:height="4.826cm" svg:x="5.773cm" svg:y="23.631cm" svg:viewBox="0 0 6431 4827" draw:points="0,2663 0,1553 192,1664 3071,0 6431,1942 6431,3051 3743,4605 3743,4827">
                <text:p/>
              </draw:polygon>
            </draw:g>
          </draw:g>
          <draw:g>
            <draw:g>
              <draw:polygon draw:style-name="gr111" draw:text-style-name="P17" draw:layer="layout" svg:width="0.314cm" svg:height="0.546cm" svg:x="10.926cm" svg:y="26.82cm" svg:viewBox="0 0 315 547" draw:points="0,547 0,182 315,0 315,364">
                <text:p/>
              </draw:polygon>
              <draw:polygon draw:style-name="gr112" draw:text-style-name="P18" draw:layer="layout" svg:width="0.314cm" svg:height="0.546cm" svg:x="10.611cm" svg:y="26.82cm" svg:viewBox="0 0 315 547" draw:points="0,364 0,0 315,182 315,547">
                <text:p/>
              </draw:polygon>
              <draw:polygon draw:style-name="gr113" draw:text-style-name="P19" draw:layer="layout" svg:width="0.629cm" svg:height="0.363cm" svg:x="10.611cm" svg:y="26.638cm" svg:viewBox="0 0 630 364" draw:points="315,364 0,182 315,0 630,182">
                <text:p/>
              </draw:polygon>
            </draw:g>
            <draw:g>
              <draw:polygon draw:style-name="gr114" draw:text-style-name="P17" draw:layer="layout" svg:width="0.314cm" svg:height="0.546cm" svg:x="10.453cm" svg:y="27.64cm" svg:viewBox="0 0 315 547" draw:points="0,547 0,182 315,0 315,364">
                <text:p/>
              </draw:polygon>
              <draw:polygon draw:style-name="gr115" draw:text-style-name="P18" draw:layer="layout" svg:width="0.314cm" svg:height="0.546cm" svg:x="10.138cm" svg:y="27.64cm" svg:viewBox="0 0 315 547" draw:points="0,364 0,0 315,182 315,547">
                <text:p/>
              </draw:polygon>
              <draw:polygon draw:style-name="gr116" draw:text-style-name="P19" draw:layer="layout" svg:width="0.629cm" svg:height="0.363cm" svg:x="10.138cm" svg:y="27.458cm" svg:viewBox="0 0 630 364" draw:points="315,364 0,182 315,0 630,182">
                <text:p/>
              </draw:polygon>
            </draw:g>
            <draw:g>
              <draw:polygon draw:style-name="gr117" draw:text-style-name="P17" draw:layer="layout" svg:width="0.314cm" svg:height="0.546cm" svg:x="11.399cm" svg:y="27.64cm" svg:viewBox="0 0 315 547" draw:points="0,547 0,182 315,0 315,364">
                <text:p/>
              </draw:polygon>
              <draw:polygon draw:style-name="gr118" draw:text-style-name="P18" draw:layer="layout" svg:width="0.314cm" svg:height="0.546cm" svg:x="11.084cm" svg:y="27.64cm" svg:viewBox="0 0 315 547" draw:points="0,364 0,0 315,182 315,547">
                <text:p/>
              </draw:polygon>
              <draw:polygon draw:style-name="gr119" draw:text-style-name="P19" draw:layer="layout" svg:width="0.629cm" svg:height="0.363cm" svg:x="11.084cm" svg:y="27.458cm" svg:viewBox="0 0 630 364" draw:points="315,364 0,182 315,0 630,182">
                <text:p/>
              </draw:polygon>
            </draw:g>
            <draw:g>
              <draw:polygon draw:style-name="gr120" draw:text-style-name="P17" draw:layer="layout" svg:width="0.314cm" svg:height="0.546cm" svg:x="10.926cm" svg:y="27.913cm" svg:viewBox="0 0 315 547" draw:points="0,547 0,182 315,0 315,364">
                <text:p/>
              </draw:polygon>
              <draw:polygon draw:style-name="gr121" draw:text-style-name="P18" draw:layer="layout" svg:width="0.314cm" svg:height="0.546cm" svg:x="10.611cm" svg:y="27.913cm" svg:viewBox="0 0 315 547" draw:points="0,364 0,0 315,182 315,547">
                <text:p/>
              </draw:polygon>
              <draw:polygon draw:style-name="gr122" draw:text-style-name="P19" draw:layer="layout" svg:width="0.629cm" svg:height="0.363cm" svg:x="10.611cm" svg:y="27.731cm" svg:viewBox="0 0 630 364" draw:points="315,364 0,182 315,0 630,182">
                <text:p/>
              </draw:polygon>
            </draw:g>
            <draw:g>
              <draw:polygon draw:style-name="gr123" draw:text-style-name="P17" draw:layer="layout" svg:width="0.314cm" svg:height="0.546cm" svg:x="11.399cm" svg:y="27.094cm" svg:viewBox="0 0 315 547" draw:points="0,547 0,182 315,0 315,364">
                <text:p/>
              </draw:polygon>
              <draw:polygon draw:style-name="gr124" draw:text-style-name="P18" draw:layer="layout" svg:width="0.314cm" svg:height="0.546cm" svg:x="11.084cm" svg:y="27.094cm" svg:viewBox="0 0 315 547" draw:points="0,364 0,0 315,182 315,547">
                <text:p/>
              </draw:polygon>
              <draw:polygon draw:style-name="gr125" draw:text-style-name="P19" draw:layer="layout" svg:width="0.629cm" svg:height="0.363cm" svg:x="11.084cm" svg:y="26.911cm" svg:viewBox="0 0 630 364" draw:points="315,364 0,182 315,0 630,182">
                <text:p/>
              </draw:polygon>
            </draw:g>
            <draw:g>
              <draw:polygon draw:style-name="gr126" draw:text-style-name="P17" draw:layer="layout" svg:width="0.314cm" svg:height="0.546cm" svg:x="10.453cm" svg:y="27.094cm" svg:viewBox="0 0 315 547" draw:points="0,547 0,182 315,0 315,364">
                <text:p/>
              </draw:polygon>
              <draw:polygon draw:style-name="gr127" draw:text-style-name="P18" draw:layer="layout" svg:width="0.314cm" svg:height="0.546cm" svg:x="10.138cm" svg:y="27.094cm" svg:viewBox="0 0 315 547" draw:points="0,364 0,0 315,182 315,547">
                <text:p/>
              </draw:polygon>
              <draw:polygon draw:style-name="gr128" draw:text-style-name="P19" draw:layer="layout" svg:width="0.629cm" svg:height="0.363cm" svg:x="10.138cm" svg:y="26.911cm" svg:viewBox="0 0 630 364" draw:points="315,364 0,182 315,0 630,182">
                <text:p/>
              </draw:polygon>
            </draw:g>
            <draw:g>
              <draw:polygon draw:style-name="gr129" draw:text-style-name="P17" draw:layer="layout" svg:width="0.314cm" svg:height="0.546cm" svg:x="10.926cm" svg:y="27.367cm" svg:viewBox="0 0 315 547" draw:points="0,547 0,182 315,0 315,364">
                <text:p/>
              </draw:polygon>
              <draw:polygon draw:style-name="gr130" draw:text-style-name="P18" draw:layer="layout" svg:width="0.314cm" svg:height="0.546cm" svg:x="10.611cm" svg:y="27.367cm" svg:viewBox="0 0 315 547" draw:points="0,364 0,0 315,182 315,547">
                <text:p/>
              </draw:polygon>
              <draw:polygon draw:style-name="gr131" draw:text-style-name="P19" draw:layer="layout" svg:width="0.629cm" svg:height="0.363cm" svg:x="10.611cm" svg:y="27.185cm" svg:viewBox="0 0 630 364" draw:points="315,364 0,182 315,0 630,182">
                <text:p/>
              </draw:polygon>
            </draw:g>
            <draw:polygon draw:style-name="gr132" draw:text-style-name="P16" draw:layer="layout" svg:width="1.575cm" svg:height="1.821cm" svg:x="10.138cm" svg:y="26.638cm" svg:viewBox="0 0 1576 1822" draw:points="0,1367 0,1002 158,911 0,820 0,456 315,273 473,364 473,182 788,0 1103,182 1103,364 1261,273 1576,456 1576,820 1419,911 1576,1002 1576,1367 1261,1549 1103,1458 1103,1640 788,1822 473,1640 473,1458 315,1549">
              <text:p/>
            </draw:polygon>
          </draw:g>
        </draw:g>
        <draw:g xml:id="id5" draw:id="id5">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33" draw:text-style-name="P2" draw:layer="layout" svg:width="1.851cm" svg:height="1.189cm" svg:x="19.231cm" svg:y="13.589cm" svg:viewBox="0 0 1852 1190" svg:d="M0 1190c475 0 1698-560 1819-770s-121-420-242-420c0 300-1577 690-1577 1190z">
            <text:p/>
          </draw:path>
          <draw:g>
            <draw:polygon draw:style-name="gr134" draw:text-style-name="P20" draw:layer="layout" svg:width="1.697cm" svg:height="1.819cm" svg:x="17.445cm" svg:y="13.029cm" svg:viewBox="0 0 1698 1820" draw:points="0,840 0,0 1698,980 1698,1820">
              <text:p/>
            </draw:polygon>
            <draw:polygon draw:style-name="gr135" draw:text-style-name="P21" draw:layer="layout" svg:width="1.696cm" svg:height="1.819cm" svg:x="19.143cm" svg:y="13.029cm" svg:viewBox="0 0 1697 1820" draw:points="0,1820 0,980 1697,0 1697,840">
              <text:p/>
            </draw:polygon>
            <draw:polygon draw:style-name="gr136" draw:text-style-name="P22" draw:layer="layout" svg:width="3.394cm" svg:height="1.959cm" svg:x="17.445cm" svg:y="12.049cm" svg:viewBox="0 0 3395 1960" draw:points="1698,1960 0,980 1698,0 3395,980">
              <text:p/>
            </draw:polygon>
            <draw:polygon draw:style-name="gr137" draw:text-style-name="P16" draw:layer="layout" svg:width="3.394cm" svg:height="2.799cm" svg:x="17.445cm" svg:y="12.049cm" svg:viewBox="0 0 3395 2800" draw:points="0,1820 0,980 1698,0 3395,980 3395,1820 1698,2800">
              <text:p/>
            </draw:polygon>
            <draw:polygon draw:style-name="gr138" draw:text-style-name="P5" draw:layer="layout" svg:width="0.848cm" svg:height="0.489cm" svg:x="19.505cm" svg:y="12.959cm" svg:viewBox="0 0 849 490" draw:points="728,140 121,490 0,420 607,70 486,0 849,0 849,210">
              <text:p/>
            </draw:polygon>
            <draw:polygon draw:style-name="gr139" draw:text-style-name="P5" draw:layer="layout" svg:width="0.847cm" svg:height="0.489cm" svg:x="18.657cm" svg:y="13.029cm" svg:viewBox="0 0 848 490" draw:points="243,420 364,490 0,490 0,280 121,350 727,0 848,70">
              <text:p/>
            </draw:polygon>
            <draw:polygon draw:style-name="gr140" draw:text-style-name="P5" draw:layer="layout" svg:width="0.847cm" svg:height="0.489cm" svg:x="18.778cm" svg:y="12.539cm" svg:viewBox="0 0 848 490" draw:points="727,140 121,490 0,420 606,70 485,0 848,0 848,210">
              <text:p/>
            </draw:polygon>
            <draw:polygon draw:style-name="gr141" draw:text-style-name="P5" draw:layer="layout" svg:width="0.847cm" svg:height="0.489cm" svg:x="17.929cm" svg:y="12.609cm" svg:viewBox="0 0 848 490" draw:points="243,420 364,490 0,490 0,280 121,350 727,0 848,70">
              <text:p/>
            </draw:polygon>
          </draw:g>
        </draw:g>
        <draw:g xml:id="id4" draw:id="id4">
          <draw:path draw:style-name="gr142" draw:text-style-name="P2" draw:layer="layout" svg:width="1.09cm" svg:height="0.979cm" svg:x="10.991cm" svg:y="14.108cm" svg:viewBox="0 0 1091 980" svg:d="M0 980c475 0 1091-280 1091-560s-18-420-364-420c0 300-727 579-727 980z">
            <text:p/>
          </draw:path>
          <draw:g>
            <draw:path draw:style-name="gr143" draw:text-style-name="P23" draw:layer="layout" svg:width="2.666cm" svg:height="1.68cm" svg:x="9.052cm" svg:y="13.478cm" svg:viewBox="0 0 2667 1681" svg:d="M2667 0c0 0 0 1121-1 840 2 491-575 841-1331 841s-1334-350-1335-841c1 1 0-350 0-840 0 490 606 840 1334 840s1333-350 1333-840z">
              <text:p/>
            </draw:path>
            <draw:path draw:style-name="gr144" draw:text-style-name="P4" draw:layer="layout" svg:width="2.665cm" svg:height="1.678cm" svg:x="9.051cm" svg:y="12.638cm" svg:viewBox="0 0 2666 1679" svg:d="M1333 0c756 0 1333 363 1333 839s-577 840-1333 840-1333-364-1333-840 577-839 1333-839z">
              <text:p/>
            </draw:path>
            <draw:polygon draw:style-name="gr145" draw:text-style-name="P5" draw:layer="layout" svg:width="0.727cm" svg:height="0.419cm" svg:x="10.506cm" svg:y="13.548cm" svg:viewBox="0 0 728 420" draw:points="364,0 243,70 728,350 606,420 121,140 0,210 0,0">
              <text:p/>
            </draw:polygon>
            <draw:polygon draw:style-name="gr146" draw:text-style-name="P5" draw:layer="layout" svg:width="0.726cm" svg:height="0.419cm" svg:x="9.536cm" svg:y="12.988cm" svg:viewBox="0 0 727 420" draw:points="606,280 727,210 727,420 363,420 484,350 0,70 121,0">
              <text:p/>
            </draw:polygon>
            <draw:polygon draw:style-name="gr147" draw:text-style-name="P5" draw:layer="layout" svg:width="0.727cm" svg:height="0.419cm" svg:x="9.536cm" svg:y="13.548cm" svg:viewBox="0 0 728 420" draw:points="121,280 607,0 728,70 242,350 363,420 0,420 0,210">
              <text:p/>
            </draw:polygon>
            <draw:polygon draw:style-name="gr148" draw:text-style-name="P5" draw:layer="layout" svg:width="0.726cm" svg:height="0.419cm" svg:x="10.506cm" svg:y="12.988cm" svg:viewBox="0 0 727 420" draw:points="484,70 363,0 727,0 727,210 606,140 121,420 0,350">
              <text:p/>
            </draw:polygon>
            <draw:path draw:style-name="gr149" draw:text-style-name="P4" draw:layer="layout" svg:width="2.665cm" svg:height="0.839cm" svg:x="9.051cm" svg:y="13.758cm" svg:viewBox="0 0 2666 840" svg:d="M2666 0c0 476-577 840-1333 840s-1333-364-1333-840">
              <text:p/>
            </draw:path>
            <draw:line draw:style-name="gr150" draw:text-style-name="P24" draw:layer="layout" svg:x1="9.172cm" svg:y1="13.828cm" svg:x2="9.172cm" svg:y2="14.108cm">
              <text:p/>
            </draw:line>
            <draw:line draw:style-name="gr151" draw:text-style-name="P24" draw:layer="layout" svg:x1="9.415cm" svg:y1="14.038cm" svg:x2="9.415cm" svg:y2="14.318cm">
              <text:p/>
            </draw:line>
            <draw:line draw:style-name="gr152" draw:text-style-name="P24" draw:layer="layout" svg:x1="9.778cm" svg:y1="14.248cm" svg:x2="9.778cm" svg:y2="14.528cm">
              <text:p/>
            </draw:line>
            <draw:line draw:style-name="gr153" draw:text-style-name="P24" draw:layer="layout" svg:x1="10.142cm" svg:y1="14.318cm" svg:x2="10.142cm" svg:y2="14.598cm">
              <text:p/>
            </draw:line>
            <draw:line draw:style-name="gr154" draw:text-style-name="P24" draw:layer="layout" svg:x1="10.627cm" svg:y1="14.318cm" svg:x2="10.627cm" svg:y2="14.598cm">
              <text:p/>
            </draw:line>
            <draw:line draw:style-name="gr155" draw:text-style-name="P24" draw:layer="layout" svg:x1="10.991cm" svg:y1="14.248cm" svg:x2="10.991cm" svg:y2="14.528cm">
              <text:p/>
            </draw:line>
            <draw:line draw:style-name="gr156" draw:text-style-name="P24" draw:layer="layout" svg:x1="11.355cm" svg:y1="14.038cm" svg:x2="11.355cm" svg:y2="14.318cm">
              <text:p/>
            </draw:line>
            <draw:line draw:style-name="gr157" draw:text-style-name="P24" draw:layer="layout" svg:x1="11.597cm" svg:y1="13.828cm" svg:x2="11.597cm" svg:y2="14.108cm">
              <text:p/>
            </draw:line>
            <draw:line draw:style-name="gr158" draw:text-style-name="P24" draw:layer="layout" svg:x1="10.385cm" svg:y1="14.598cm" svg:x2="10.385cm" svg:y2="14.878cm">
              <text:p/>
            </draw:line>
            <draw:line draw:style-name="gr159" draw:text-style-name="P24" draw:layer="layout" svg:x1="10.87cm" svg:y1="14.528cm" svg:x2="10.87cm" svg:y2="14.808cm">
              <text:p/>
            </draw:line>
            <draw:line draw:style-name="gr160" draw:text-style-name="P24" draw:layer="layout" svg:x1="11.233cm" svg:y1="14.388cm" svg:x2="11.233cm" svg:y2="14.668cm">
              <text:p/>
            </draw:line>
            <draw:line draw:style-name="gr161" draw:text-style-name="P24" draw:layer="layout" svg:x1="11.476cm" svg:y1="14.248cm" svg:x2="11.476cm" svg:y2="14.528cm">
              <text:p/>
            </draw:line>
            <draw:line draw:style-name="gr162" draw:text-style-name="P24" draw:layer="layout" svg:x1="9.9cm" svg:y1="14.528cm" svg:x2="9.9cm" svg:y2="14.808cm">
              <text:p/>
            </draw:line>
            <draw:line draw:style-name="gr163" draw:text-style-name="P24" draw:layer="layout" svg:x1="9.536cm" svg:y1="14.388cm" svg:x2="9.536cm" svg:y2="14.668cm">
              <text:p/>
            </draw:line>
            <draw:line draw:style-name="gr164" draw:text-style-name="P24" draw:layer="layout" svg:x1="9.293cm" svg:y1="14.248cm" svg:x2="9.293cm" svg:y2="14.528cm">
              <text:p/>
            </draw:line>
            <draw:path draw:style-name="gr165" draw:text-style-name="P4" draw:layer="layout" svg:width="2.665cm" svg:height="0.839cm" svg:x="9.051cm" svg:y="14.038cm" svg:viewBox="0 0 2666 840" svg:d="M2666 0c0 476-577 840-1333 840s-1333-364-1333-840">
              <text:p/>
            </draw:path>
            <draw:line draw:style-name="gr166" draw:text-style-name="P24" draw:layer="layout" svg:x1="9.172cm" svg:y1="14.388cm" svg:x2="9.172cm" svg:y2="14.668cm">
              <text:p/>
            </draw:line>
            <draw:line draw:style-name="gr167" draw:text-style-name="P24" draw:layer="layout" svg:x1="9.415cm" svg:y1="14.598cm" svg:x2="9.415cm" svg:y2="14.878cm">
              <text:p/>
            </draw:line>
            <draw:line draw:style-name="gr168" draw:text-style-name="P24" draw:layer="layout" svg:x1="9.778cm" svg:y1="14.808cm" svg:x2="9.778cm" svg:y2="15.088cm">
              <text:p/>
            </draw:line>
            <draw:line draw:style-name="gr169" draw:text-style-name="P24" draw:layer="layout" svg:x1="10.142cm" svg:y1="14.878cm" svg:x2="10.142cm" svg:y2="15.158cm">
              <text:p/>
            </draw:line>
            <draw:line draw:style-name="gr170" draw:text-style-name="P24" draw:layer="layout" svg:x1="10.627cm" svg:y1="14.878cm" svg:x2="10.627cm" svg:y2="15.158cm">
              <text:p/>
            </draw:line>
            <draw:line draw:style-name="gr171" draw:text-style-name="P24" draw:layer="layout" svg:x1="10.991cm" svg:y1="14.808cm" svg:x2="10.991cm" svg:y2="15.088cm">
              <text:p/>
            </draw:line>
            <draw:line draw:style-name="gr172" draw:text-style-name="P24" draw:layer="layout" svg:x1="11.355cm" svg:y1="14.598cm" svg:x2="11.355cm" svg:y2="14.878cm">
              <text:p/>
            </draw:line>
            <draw:line draw:style-name="gr173" draw:text-style-name="P24" draw:layer="layout" svg:x1="11.597cm" svg:y1="14.388cm" svg:x2="11.597cm" svg:y2="14.668cm">
              <text:p/>
            </draw:line>
            <draw:path draw:style-name="gr174" draw:text-style-name="P6" draw:layer="layout" svg:width="2.667cm" svg:height="2.519cm" svg:x="9.051cm" svg:y="12.638cm" svg:viewBox="0 0 2668 2520" svg:d="M1333 0c756 0 1335 364 1335 840l-1 840c0 490-606 840-1333 840s-1334-350-1334-840c0 0 1-840 0-841 0-476 577-839 1333-839z">
              <text:p/>
            </draw:path>
            <draw:polygon draw:style-name="gr175" draw:text-style-name="P7" draw:layer="layout" svg:width="0.242cm" svg:height="1.609cm" svg:x="10.263cm" svg:y="11.869cm" svg:viewBox="0 0 243 1610" draw:points="122,1610 122,280 0,140 122,0 243,140 122,280">
              <text:p/>
            </draw:polygon>
            <draw:path draw:style-name="gr176" draw:text-style-name="P8" draw:layer="layout" svg:width="0.181cm" svg:height="0.419cm" svg:x="10.627cm" svg:y="11.799cm" svg:viewBox="0 0 182 420" svg:d="M0 0c243 70 243 350 0 420">
              <text:p/>
            </draw:path>
            <draw:path draw:style-name="gr177" draw:text-style-name="P8" draw:layer="layout" svg:width="0.181cm" svg:height="0.419cm" svg:x="9.961cm" svg:y="11.799cm" svg:viewBox="0 0 182 420" svg:d="M182 0c-243 70-243 350 0 420">
              <text:p/>
            </draw:path>
            <draw:path draw:style-name="gr178" draw:text-style-name="P8" draw:layer="layout" svg:width="0.181cm" svg:height="0.699cm" svg:x="9.718cm" svg:y="11.659cm" svg:viewBox="0 0 182 700" svg:d="M182 0c-243 70-243 630 0 700">
              <text:p/>
            </draw:path>
            <draw:path draw:style-name="gr179" draw:text-style-name="P8" draw:layer="layout" svg:width="0.181cm" svg:height="0.699cm" svg:x="10.87cm" svg:y="11.659cm" svg:viewBox="0 0 182 700" svg:d="M0 0c242 70 242 630 0 700">
              <text:p/>
            </draw:path>
            <draw:path draw:style-name="gr180" draw:text-style-name="P8" draw:layer="layout" svg:width="0.181cm" svg:height="0.979cm" svg:x="9.476cm" svg:y="11.519cm" svg:viewBox="0 0 182 980" svg:d="M182 0c-243 70-243 910 0 980">
              <text:p/>
            </draw:path>
            <draw:path draw:style-name="gr181" draw:text-style-name="P8" draw:layer="layout" svg:width="0.177cm" svg:height="0.979cm" svg:x="11.112cm" svg:y="11.519cm" svg:viewBox="0 0 178 980" svg:d="M0 0c243 70 232 894 0 980">
              <text:p/>
            </draw:path>
            <draw:path draw:style-name="gr182" draw:text-style-name="P8" draw:layer="layout" svg:width="0.181cm" svg:height="1.259cm" svg:x="9.233cm" svg:y="11.379cm" svg:viewBox="0 0 182 1260" svg:d="M182 0c-243 70-243 1190 0 1260">
              <text:p/>
            </draw:path>
            <draw:path draw:style-name="gr183" draw:text-style-name="P8" draw:layer="layout" svg:width="0.181cm" svg:height="1.259cm" svg:x="11.355cm" svg:y="11.379cm" svg:viewBox="0 0 182 1260" svg:d="M0 0c242 70 242 1190 0 1260">
              <text:p/>
            </draw:path>
          </draw:g>
        </draw:g>
        <draw:g xml:id="id3" draw:id="id3">
          <draw:path draw:style-name="gr184" draw:text-style-name="P2" draw:layer="layout" svg:width="1.09cm" svg:height="0.979cm" svg:x="10.991cm" svg:y="17.877cm" svg:viewBox="0 0 1091 980" svg:d="M0 980c475 0 1091-280 1091-560s-18-420-364-420c0 300-727 579-727 980z">
            <text:p/>
          </draw:path>
          <draw:g>
            <draw:path draw:style-name="gr185" draw:text-style-name="P23" draw:layer="layout" svg:width="2.666cm" svg:height="1.68cm" svg:x="9.052cm" svg:y="17.247cm" svg:viewBox="0 0 2667 1681" svg:d="M2667 0c0 0 0 1121-1 840 2 491-575 841-1331 841s-1334-350-1335-841c1 1 0-350 0-840 0 490 606 840 1334 840s1333-350 1333-840z">
              <text:p/>
            </draw:path>
            <draw:path draw:style-name="gr186" draw:text-style-name="P4" draw:layer="layout" svg:width="2.665cm" svg:height="1.678cm" svg:x="9.051cm" svg:y="16.407cm" svg:viewBox="0 0 2666 1679" svg:d="M1333 0c756 0 1333 363 1333 839s-577 840-1333 840-1333-364-1333-840 577-839 1333-839z">
              <text:p/>
            </draw:path>
            <draw:polygon draw:style-name="gr187" draw:text-style-name="P5" draw:layer="layout" svg:width="0.727cm" svg:height="0.419cm" svg:x="10.506cm" svg:y="17.317cm" svg:viewBox="0 0 728 420" draw:points="364,0 243,70 728,350 606,420 121,140 0,210 0,0">
              <text:p/>
            </draw:polygon>
            <draw:polygon draw:style-name="gr188" draw:text-style-name="P5" draw:layer="layout" svg:width="0.726cm" svg:height="0.419cm" svg:x="9.536cm" svg:y="16.757cm" svg:viewBox="0 0 727 420" draw:points="606,280 727,210 727,420 363,420 484,350 0,70 121,0">
              <text:p/>
            </draw:polygon>
            <draw:polygon draw:style-name="gr189" draw:text-style-name="P5" draw:layer="layout" svg:width="0.727cm" svg:height="0.419cm" svg:x="9.536cm" svg:y="17.317cm" svg:viewBox="0 0 728 420" draw:points="121,280 607,0 728,70 242,350 363,420 0,420 0,210">
              <text:p/>
            </draw:polygon>
            <draw:polygon draw:style-name="gr190" draw:text-style-name="P5" draw:layer="layout" svg:width="0.726cm" svg:height="0.419cm" svg:x="10.506cm" svg:y="16.757cm" svg:viewBox="0 0 727 420" draw:points="484,70 363,0 727,0 727,210 606,140 121,420 0,350">
              <text:p/>
            </draw:polygon>
            <draw:path draw:style-name="gr191" draw:text-style-name="P4" draw:layer="layout" svg:width="2.665cm" svg:height="0.839cm" svg:x="9.051cm" svg:y="17.527cm" svg:viewBox="0 0 2666 840" svg:d="M2666 0c0 476-577 840-1333 840s-1333-364-1333-840">
              <text:p/>
            </draw:path>
            <draw:line draw:style-name="gr192" draw:text-style-name="P24" draw:layer="layout" svg:x1="9.172cm" svg:y1="17.597cm" svg:x2="9.172cm" svg:y2="17.877cm">
              <text:p/>
            </draw:line>
            <draw:line draw:style-name="gr193" draw:text-style-name="P24" draw:layer="layout" svg:x1="9.415cm" svg:y1="17.807cm" svg:x2="9.415cm" svg:y2="18.087cm">
              <text:p/>
            </draw:line>
            <draw:line draw:style-name="gr194" draw:text-style-name="P24" draw:layer="layout" svg:x1="9.778cm" svg:y1="18.017cm" svg:x2="9.778cm" svg:y2="18.297cm">
              <text:p/>
            </draw:line>
            <draw:line draw:style-name="gr195" draw:text-style-name="P24" draw:layer="layout" svg:x1="10.142cm" svg:y1="18.087cm" svg:x2="10.142cm" svg:y2="18.367cm">
              <text:p/>
            </draw:line>
            <draw:line draw:style-name="gr196" draw:text-style-name="P24" draw:layer="layout" svg:x1="10.627cm" svg:y1="18.087cm" svg:x2="10.627cm" svg:y2="18.367cm">
              <text:p/>
            </draw:line>
            <draw:line draw:style-name="gr197" draw:text-style-name="P24" draw:layer="layout" svg:x1="10.991cm" svg:y1="18.017cm" svg:x2="10.991cm" svg:y2="18.297cm">
              <text:p/>
            </draw:line>
            <draw:line draw:style-name="gr198" draw:text-style-name="P24" draw:layer="layout" svg:x1="11.355cm" svg:y1="17.807cm" svg:x2="11.355cm" svg:y2="18.087cm">
              <text:p/>
            </draw:line>
            <draw:line draw:style-name="gr199" draw:text-style-name="P24" draw:layer="layout" svg:x1="11.597cm" svg:y1="17.597cm" svg:x2="11.597cm" svg:y2="17.877cm">
              <text:p/>
            </draw:line>
            <draw:line draw:style-name="gr200" draw:text-style-name="P24" draw:layer="layout" svg:x1="10.385cm" svg:y1="18.367cm" svg:x2="10.385cm" svg:y2="18.647cm">
              <text:p/>
            </draw:line>
            <draw:line draw:style-name="gr201" draw:text-style-name="P24" draw:layer="layout" svg:x1="10.87cm" svg:y1="18.297cm" svg:x2="10.87cm" svg:y2="18.577cm">
              <text:p/>
            </draw:line>
            <draw:line draw:style-name="gr202" draw:text-style-name="P24" draw:layer="layout" svg:x1="11.233cm" svg:y1="18.157cm" svg:x2="11.233cm" svg:y2="18.437cm">
              <text:p/>
            </draw:line>
            <draw:line draw:style-name="gr203" draw:text-style-name="P24" draw:layer="layout" svg:x1="11.476cm" svg:y1="18.017cm" svg:x2="11.476cm" svg:y2="18.297cm">
              <text:p/>
            </draw:line>
            <draw:line draw:style-name="gr204" draw:text-style-name="P24" draw:layer="layout" svg:x1="9.9cm" svg:y1="18.297cm" svg:x2="9.9cm" svg:y2="18.577cm">
              <text:p/>
            </draw:line>
            <draw:line draw:style-name="gr205" draw:text-style-name="P24" draw:layer="layout" svg:x1="9.536cm" svg:y1="18.157cm" svg:x2="9.536cm" svg:y2="18.437cm">
              <text:p/>
            </draw:line>
            <draw:line draw:style-name="gr206" draw:text-style-name="P24" draw:layer="layout" svg:x1="9.293cm" svg:y1="18.017cm" svg:x2="9.293cm" svg:y2="18.297cm">
              <text:p/>
            </draw:line>
            <draw:path draw:style-name="gr207" draw:text-style-name="P4" draw:layer="layout" svg:width="2.665cm" svg:height="0.839cm" svg:x="9.051cm" svg:y="17.807cm" svg:viewBox="0 0 2666 840" svg:d="M2666 0c0 476-577 840-1333 840s-1333-364-1333-840">
              <text:p/>
            </draw:path>
            <draw:line draw:style-name="gr208" draw:text-style-name="P24" draw:layer="layout" svg:x1="9.172cm" svg:y1="18.157cm" svg:x2="9.172cm" svg:y2="18.437cm">
              <text:p/>
            </draw:line>
            <draw:line draw:style-name="gr209" draw:text-style-name="P24" draw:layer="layout" svg:x1="9.415cm" svg:y1="18.367cm" svg:x2="9.415cm" svg:y2="18.647cm">
              <text:p/>
            </draw:line>
            <draw:line draw:style-name="gr210" draw:text-style-name="P24" draw:layer="layout" svg:x1="9.778cm" svg:y1="18.577cm" svg:x2="9.778cm" svg:y2="18.857cm">
              <text:p/>
            </draw:line>
            <draw:line draw:style-name="gr211" draw:text-style-name="P24" draw:layer="layout" svg:x1="10.142cm" svg:y1="18.647cm" svg:x2="10.142cm" svg:y2="18.927cm">
              <text:p/>
            </draw:line>
            <draw:line draw:style-name="gr212" draw:text-style-name="P24" draw:layer="layout" svg:x1="10.627cm" svg:y1="18.647cm" svg:x2="10.627cm" svg:y2="18.927cm">
              <text:p/>
            </draw:line>
            <draw:line draw:style-name="gr213" draw:text-style-name="P24" draw:layer="layout" svg:x1="10.991cm" svg:y1="18.577cm" svg:x2="10.991cm" svg:y2="18.857cm">
              <text:p/>
            </draw:line>
            <draw:line draw:style-name="gr214" draw:text-style-name="P24" draw:layer="layout" svg:x1="11.355cm" svg:y1="18.367cm" svg:x2="11.355cm" svg:y2="18.647cm">
              <text:p/>
            </draw:line>
            <draw:line draw:style-name="gr215" draw:text-style-name="P24" draw:layer="layout" svg:x1="11.597cm" svg:y1="18.157cm" svg:x2="11.597cm" svg:y2="18.437cm">
              <text:p/>
            </draw:line>
            <draw:path draw:style-name="gr216" draw:text-style-name="P6" draw:layer="layout" svg:width="2.667cm" svg:height="2.519cm" svg:x="9.051cm" svg:y="16.407cm" svg:viewBox="0 0 2668 2520" svg:d="M1333 0c756 0 1335 364 1335 840l-1 840c0 490-606 840-1333 840s-1334-350-1334-840c0 0 1-840 0-841 0-476 577-839 1333-839z">
              <text:p/>
            </draw:path>
            <draw:polygon draw:style-name="gr217" draw:text-style-name="P7" draw:layer="layout" svg:width="0.242cm" svg:height="1.609cm" svg:x="10.263cm" svg:y="15.638cm" svg:viewBox="0 0 243 1610" draw:points="122,1610 122,280 0,140 122,0 243,140 122,280">
              <text:p/>
            </draw:polygon>
            <draw:path draw:style-name="gr218" draw:text-style-name="P8" draw:layer="layout" svg:width="0.181cm" svg:height="0.419cm" svg:x="10.627cm" svg:y="15.568cm" svg:viewBox="0 0 182 420" svg:d="M0 0c243 70 243 350 0 420">
              <text:p/>
            </draw:path>
            <draw:path draw:style-name="gr219" draw:text-style-name="P8" draw:layer="layout" svg:width="0.181cm" svg:height="0.419cm" svg:x="9.961cm" svg:y="15.568cm" svg:viewBox="0 0 182 420" svg:d="M182 0c-243 70-243 350 0 420">
              <text:p/>
            </draw:path>
            <draw:path draw:style-name="gr220" draw:text-style-name="P8" draw:layer="layout" svg:width="0.181cm" svg:height="0.699cm" svg:x="9.718cm" svg:y="15.428cm" svg:viewBox="0 0 182 700" svg:d="M182 0c-243 70-243 630 0 700">
              <text:p/>
            </draw:path>
            <draw:path draw:style-name="gr221" draw:text-style-name="P8" draw:layer="layout" svg:width="0.181cm" svg:height="0.699cm" svg:x="10.87cm" svg:y="15.428cm" svg:viewBox="0 0 182 700" svg:d="M0 0c242 70 242 630 0 700">
              <text:p/>
            </draw:path>
            <draw:path draw:style-name="gr222" draw:text-style-name="P8" draw:layer="layout" svg:width="0.181cm" svg:height="0.979cm" svg:x="9.476cm" svg:y="15.288cm" svg:viewBox="0 0 182 980" svg:d="M182 0c-243 70-243 910 0 980">
              <text:p/>
            </draw:path>
            <draw:path draw:style-name="gr223" draw:text-style-name="P8" draw:layer="layout" svg:width="0.177cm" svg:height="0.979cm" svg:x="11.112cm" svg:y="15.288cm" svg:viewBox="0 0 178 980" svg:d="M0 0c243 70 232 894 0 980">
              <text:p/>
            </draw:path>
            <draw:path draw:style-name="gr224" draw:text-style-name="P8" draw:layer="layout" svg:width="0.181cm" svg:height="1.259cm" svg:x="9.233cm" svg:y="15.148cm" svg:viewBox="0 0 182 1260" svg:d="M182 0c-243 70-243 1190 0 1260">
              <text:p/>
            </draw:path>
            <draw:path draw:style-name="gr225" draw:text-style-name="P8" draw:layer="layout" svg:width="0.181cm" svg:height="1.259cm" svg:x="11.355cm" svg:y="15.148cm" svg:viewBox="0 0 182 1260" svg:d="M0 0c242 70 242 1190 0 1260">
              <text:p/>
            </draw:path>
          </draw:g>
        </draw:g>
        <draw:g xml:id="id6" draw:id="id6">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26" draw:text-style-name="P2" draw:layer="layout" svg:width="1.851cm" svg:height="1.189cm" svg:x="19.241cm" svg:y="19.679cm" svg:viewBox="0 0 1852 1190" svg:d="M0 1190c475 0 1698-560 1819-770s-121-420-242-420c0 300-1577 690-1577 1190z">
            <text:p/>
          </draw:path>
          <draw:g>
            <draw:polygon draw:style-name="gr227" draw:text-style-name="P20" draw:layer="layout" svg:width="1.697cm" svg:height="1.819cm" svg:x="17.455cm" svg:y="19.119cm" svg:viewBox="0 0 1698 1820" draw:points="0,840 0,0 1698,980 1698,1820">
              <text:p/>
            </draw:polygon>
            <draw:polygon draw:style-name="gr228" draw:text-style-name="P21" draw:layer="layout" svg:width="1.696cm" svg:height="1.819cm" svg:x="19.153cm" svg:y="19.119cm" svg:viewBox="0 0 1697 1820" draw:points="0,1820 0,980 1697,0 1697,840">
              <text:p/>
            </draw:polygon>
            <draw:polygon draw:style-name="gr229" draw:text-style-name="P22" draw:layer="layout" svg:width="3.394cm" svg:height="1.959cm" svg:x="17.455cm" svg:y="18.139cm" svg:viewBox="0 0 3395 1960" draw:points="1698,1960 0,980 1698,0 3395,980">
              <text:p/>
            </draw:polygon>
            <draw:polygon draw:style-name="gr230" draw:text-style-name="P16" draw:layer="layout" svg:width="3.394cm" svg:height="2.799cm" svg:x="17.455cm" svg:y="18.139cm" svg:viewBox="0 0 3395 2800" draw:points="0,1820 0,980 1698,0 3395,980 3395,1820 1698,2800">
              <text:p/>
            </draw:polygon>
            <draw:polygon draw:style-name="gr231" draw:text-style-name="P5" draw:layer="layout" svg:width="0.848cm" svg:height="0.489cm" svg:x="19.515cm" svg:y="19.049cm" svg:viewBox="0 0 849 490" draw:points="728,140 121,490 0,420 607,70 486,0 849,0 849,210">
              <text:p/>
            </draw:polygon>
            <draw:polygon draw:style-name="gr232" draw:text-style-name="P5" draw:layer="layout" svg:width="0.847cm" svg:height="0.489cm" svg:x="18.667cm" svg:y="19.119cm" svg:viewBox="0 0 848 490" draw:points="243,420 364,490 0,490 0,280 121,350 727,0 848,70">
              <text:p/>
            </draw:polygon>
            <draw:polygon draw:style-name="gr233" draw:text-style-name="P5" draw:layer="layout" svg:width="0.847cm" svg:height="0.489cm" svg:x="18.788cm" svg:y="18.629cm" svg:viewBox="0 0 848 490" draw:points="727,140 121,490 0,420 606,70 485,0 848,0 848,210">
              <text:p/>
            </draw:polygon>
            <draw:polygon draw:style-name="gr234" draw:text-style-name="P5" draw:layer="layout" svg:width="0.847cm" svg:height="0.489cm" svg:x="17.939cm" svg:y="18.699cm" svg:viewBox="0 0 848 490" draw:points="243,420 364,490 0,490 0,280 121,350 727,0 848,70">
              <text:p/>
            </draw:polygon>
          </draw:g>
        </draw:g>
        <draw:connector draw:style-name="gr235" draw:text-style-name="P25" draw:layer="layout" svg:x1="3.19cm" svg:y1="5.345cm" svg:x2="9.051cm" svg:y2="8.775cm" draw:start-shape="id1" draw:start-glue-point="2" draw:end-shape="id2" draw:end-glue-point="3" svg:d="M3190 5345v3430h5861" svg:viewBox="0 0 5862 3431">
          <text:p/>
        </draw:connector>
        <draw:connector draw:style-name="gr235" draw:text-style-name="P25" draw:layer="layout" svg:x1="3.19cm" svg:y1="5.345cm" svg:x2="9.051cm" svg:y2="17.038cm" draw:start-shape="id1" draw:start-glue-point="2" draw:end-shape="id3" draw:end-glue-point="3" svg:d="M3190 5345v11693h5861" svg:viewBox="0 0 5862 11694">
          <text:p/>
        </draw:connector>
        <draw:connector draw:style-name="gr235" draw:text-style-name="P25" draw:layer="layout" svg:x1="3.19cm" svg:y1="5.345cm" svg:x2="9.051cm" svg:y2="13.269cm" draw:start-shape="id1" draw:start-glue-point="2" draw:end-shape="id4" draw:end-glue-point="3" svg:d="M3190 5345v7924h5861" svg:viewBox="0 0 5862 7925">
          <text:p/>
        </draw:connector>
        <draw:connector draw:style-name="gr236" draw:text-style-name="P25" draw:layer="layout" svg:x1="10.566cm" svg:y1="10.036cm" svg:x2="19.264cm" svg:y2="12.049cm" draw:start-shape="id2" draw:start-glue-point="2" draw:end-shape="id5" draw:end-glue-point="0" svg:d="M10566 10036v1007h8698v1006" svg:viewBox="0 0 8699 2014">
          <text:p/>
        </draw:connector>
        <draw:connector draw:style-name="gr237" draw:text-style-name="P25" draw:layer="layout" svg:x1="5.88cm" svg:y1="7.515cm" svg:x2="5.88cm" svg:y2="6.364cm" svg:d="M5880 7515v-1151" svg:viewBox="0 0 1 1152">
          <text:p/>
        </draw:connector>
        <draw:connector draw:style-name="gr236" draw:text-style-name="P25" draw:layer="layout" svg:x1="12.082cm" svg:y1="17.038cm" svg:x2="17.445cm" svg:y2="13.449cm" draw:start-shape="id3" draw:end-shape="id5" draw:end-glue-point="3" svg:d="M12082 17038h2672v-3589h2691" svg:viewBox="0 0 5364 3590">
          <text:p/>
        </draw:connector>
        <draw:connector draw:style-name="gr236" draw:text-style-name="P25" draw:layer="layout" svg:x1="19.051cm" svg:y1="14.849cm" svg:x2="19.061cm" svg:y2="18.139cm" draw:start-shape="id5" draw:start-glue-point="9" draw:end-shape="id6" draw:end-glue-point="4" svg:d="M19051 14849v1645h10v1645" svg:viewBox="0 0 11 3291">
          <text:p/>
        </draw:connector>
        <draw:connector draw:style-name="gr236" draw:text-style-name="P25" draw:layer="layout" svg:x1="21.093cm" svg:y1="19.539cm" svg:x2="22.363cm" svg:y2="19.524cm" draw:start-shape="id6" draw:end-shape="id7" svg:d="M21093 19539h635v-15h635" svg:viewBox="0 0 1271 16">
          <text:p/>
        </draw:connector>
        <draw:connector draw:style-name="gr236" draw:text-style-name="P25" draw:layer="layout" svg:x1="12.684cm" svg:y1="26.045cm" svg:x2="19.061cm" svg:y2="20.939cm" draw:start-shape="id8" draw:start-glue-point="1" draw:end-shape="id6" draw:end-glue-point="9" svg:d="M12684 26045h6377v-5106" svg:viewBox="0 0 6378 5107">
          <text:p/>
        </draw:connector>
        <draw:custom-shape draw:style-name="gr238" draw:text-style-name="P26" draw:layer="layout" svg:width="4.826cm" svg:height="0.965cm" svg:x="25.132cm" svg:y="17.8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239" draw:text-style-name="P2" draw:layer="layout" svg:width="1.625cm" svg:height="0.541cm" svg:x="2.028cm" svg:y="22.538cm" svg:viewBox="0 0 1626 542" svg:d="M0 537c213 0 1626 45 1626-134s-562-403-774-403c0 134-852 358-852 537z">
            <text:p/>
          </draw:path>
          <draw:g>
            <draw:polygon draw:style-name="gr240" draw:text-style-name="P27" draw:layer="layout" svg:width="0.773cm" svg:height="1.297cm" svg:x="2.017cm" svg:y="21.799cm" svg:viewBox="0 0 774 1298" draw:points="774,851 774,0 0,403 0,1298">
              <text:p/>
            </draw:polygon>
            <draw:polygon draw:style-name="gr241" draw:text-style-name="P28" draw:layer="layout" svg:width="0.541cm" svg:height="0.312cm" svg:x="2.326cm" svg:y="22.381cm" svg:viewBox="0 0 542 313" draw:points="387,313 542,224 155,0 0,90">
              <text:p/>
            </draw:polygon>
            <draw:polygon draw:style-name="gr242" draw:text-style-name="P27" draw:layer="layout" svg:width="0.154cm" svg:height="1.208cm" svg:x="2.868cm" svg:y="21.755cm" svg:viewBox="0 0 155 1209" draw:points="155,1119 155,0 0,90 0,1209">
              <text:p/>
            </draw:polygon>
            <draw:polygon draw:style-name="gr243" draw:text-style-name="P29" draw:layer="layout" svg:width="0.541cm" svg:height="1.208cm" svg:x="2.326cm" svg:y="21.755cm" svg:viewBox="0 0 542 1209" draw:points="542,1209 542,90 387,0 387,940 0,716 0,895">
              <text:p/>
            </draw:polygon>
            <draw:polygon draw:style-name="gr244" draw:text-style-name="P27" draw:layer="layout" svg:width="0.773cm" svg:height="1.342cm" svg:x="3.566cm" svg:y="21.083cm" svg:viewBox="0 0 774 1343" draw:points="774,895 774,0 0,448 0,1343">
              <text:p/>
            </draw:polygon>
            <draw:polygon draw:style-name="gr245" draw:text-style-name="P29" draw:layer="layout" svg:width="1.548cm" svg:height="1.79cm" svg:x="2.016cm" svg:y="20.636cm" svg:viewBox="0 0 1549 1791" draw:points="1549,1791 1549,895 0,0 0,895">
              <text:p/>
            </draw:polygon>
            <draw:line draw:style-name="gr246" draw:text-style-name="P8" draw:layer="layout" svg:x1="3.895cm" svg:y1="22.203cm" svg:x2="3.74cm" svg:y2="22.113cm">
              <text:p/>
            </draw:line>
            <draw:path draw:style-name="gr247" draw:text-style-name="P29" draw:layer="layout" svg:width="0.619cm" svg:height="0.785cm" svg:x="3.663cm" svg:y="21.362cm" svg:viewBox="0 0 620 786" svg:d="M310 35c-155 90-310 358-310 537s155 269 310 179c155-89 310-358 310-537s-155-268-310-179z">
              <text:p/>
            </draw:path>
            <draw:path draw:style-name="gr248" draw:text-style-name="P30" draw:layer="layout" svg:width="0.579cm" svg:height="0.785cm" svg:x="3.875cm" svg:y="21.461cm" svg:viewBox="0 0 580 786" svg:d="M310 35c-155 89-310 358-310 537s155 268 310 179c155-90 270-355 270-534s-115-272-270-182z">
              <text:p/>
            </draw:path>
            <draw:line draw:style-name="gr249" draw:text-style-name="P8" draw:layer="layout" svg:x1="4.36cm" svg:y1="21.486cm" svg:x2="4.128cm" svg:y2="21.352cm">
              <text:p/>
            </draw:line>
            <draw:polygon draw:style-name="gr250" draw:text-style-name="P28" draw:layer="layout" svg:width="2.322cm" svg:height="1.342cm" svg:x="2.017cm" svg:y="20.188cm" svg:viewBox="0 0 2323 1343" draw:points="1549,1343 2323,895 774,0 0,448">
              <text:p/>
            </draw:polygon>
            <draw:path draw:style-name="gr251" draw:text-style-name="P16" draw:layer="layout" svg:width="2.436cm" svg:height="2.909cm" svg:x="2.016cm" svg:y="20.188cm" svg:viewBox="0 0 2437 2910" svg:d="M2323 895l-1549-895-774 448v895l619 358-619 313v896l542-314 310 179 155-89v-761l542 313c0 0 258-149 387-224 310 179 697-582 387-716z">
              <text:p/>
            </draw:path>
          </draw:g>
        </draw:g>
        <draw:connector draw:style-name="gr236" draw:text-style-name="P25" draw:layer="layout" svg:x1="33.054cm" svg:y1="19.569cm" svg:x2="36.079cm" svg:y2="19.599cm" draw:start-shape="id9" draw:start-glue-point="1" draw:end-shape="id10" draw:end-glue-point="11" svg:d="M33054 19569h1503v30h1522" svg:viewBox="0 0 3026 31">
          <text:p/>
        </draw:connector>
        <draw:g xml:id="id10" draw:id="id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52" draw:text-style-name="P2" draw:layer="layout" svg:width="1.851cm" svg:height="1.189cm" svg:x="37.865cm" svg:y="19.174cm" svg:viewBox="0 0 1852 1190" svg:d="M0 1190c475 0 1698-560 1819-770s-121-420-242-420c0 300-1577 690-1577 1190z">
            <text:p/>
          </draw:path>
          <draw:g>
            <draw:polygon draw:style-name="gr253" draw:text-style-name="P20" draw:layer="layout" svg:width="1.697cm" svg:height="1.819cm" svg:x="36.079cm" svg:y="18.614cm" svg:viewBox="0 0 1698 1820" draw:points="0,840 0,0 1698,980 1698,1820">
              <text:p/>
            </draw:polygon>
            <draw:polygon draw:style-name="gr254" draw:text-style-name="P21" draw:layer="layout" svg:width="1.696cm" svg:height="1.819cm" svg:x="37.777cm" svg:y="18.614cm" svg:viewBox="0 0 1697 1820" draw:points="0,1820 0,980 1697,0 1697,840">
              <text:p/>
            </draw:polygon>
            <draw:polygon draw:style-name="gr255" draw:text-style-name="P22" draw:layer="layout" svg:width="3.394cm" svg:height="1.959cm" svg:x="36.079cm" svg:y="17.634cm" svg:viewBox="0 0 3395 1960" draw:points="1698,1960 0,980 1698,0 3395,980">
              <text:p/>
            </draw:polygon>
            <draw:polygon draw:style-name="gr256" draw:text-style-name="P16" draw:layer="layout" svg:width="3.394cm" svg:height="2.799cm" svg:x="36.079cm" svg:y="17.634cm" svg:viewBox="0 0 3395 2800" draw:points="0,1820 0,980 1698,0 3395,980 3395,1820 1698,2800">
              <text:p/>
            </draw:polygon>
            <draw:polygon draw:style-name="gr257" draw:text-style-name="P5" draw:layer="layout" svg:width="0.848cm" svg:height="0.489cm" svg:x="38.139cm" svg:y="18.544cm" svg:viewBox="0 0 849 490" draw:points="728,140 121,490 0,420 607,70 486,0 849,0 849,210">
              <text:p/>
            </draw:polygon>
            <draw:polygon draw:style-name="gr258" draw:text-style-name="P5" draw:layer="layout" svg:width="0.847cm" svg:height="0.489cm" svg:x="37.291cm" svg:y="18.614cm" svg:viewBox="0 0 848 490" draw:points="243,420 364,490 0,490 0,280 121,350 727,0 848,70">
              <text:p/>
            </draw:polygon>
            <draw:polygon draw:style-name="gr259" draw:text-style-name="P5" draw:layer="layout" svg:width="0.847cm" svg:height="0.489cm" svg:x="37.412cm" svg:y="18.124cm" svg:viewBox="0 0 848 490" draw:points="727,140 121,490 0,420 606,70 485,0 848,0 848,210">
              <text:p/>
            </draw:polygon>
            <draw:polygon draw:style-name="gr260" draw:text-style-name="P5" draw:layer="layout" svg:width="0.847cm" svg:height="0.489cm" svg:x="36.563cm" svg:y="18.194cm" svg:viewBox="0 0 848 490" draw:points="243,420 364,490 0,490 0,280 121,350 727,0 848,70">
              <text:p/>
            </draw:polygon>
          </draw:g>
        </draw:g>
        <draw:g xml:id="id11" draw:id="id1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61" draw:text-style-name="P2" draw:layer="layout" svg:width="3.169cm" svg:height="2.052cm" svg:x="9.467cm" svg:y="25.156cm" svg:viewBox="0 0 3170 2053" svg:d="M3 2053c263 0 3167-1276 3167-1665 0-388-408-388-672-388 0 166-2591 832-2495 2053z">
              <text:p/>
            </draw:path>
            <draw:g>
              <draw:polygon draw:style-name="gr262" draw:text-style-name="P12" draw:layer="layout" svg:width="3.358cm" svg:height="3.05cm" svg:x="5.918cm" svg:y="24.046cm" svg:viewBox="0 0 3359 3051" draw:points="0,1110 0,0 3359,1942 3359,3051">
                <text:p/>
              </draw:polygon>
              <draw:polygon draw:style-name="gr263" draw:text-style-name="P13" draw:layer="layout" svg:width="2.878cm" svg:height="2.773cm" svg:x="9.277cm" svg:y="24.324cm" svg:viewBox="0 0 2879 2774" draw:points="0,2774 0,1664 2879,0 2879,1110">
                <text:p/>
              </draw:polygon>
              <draw:polygon draw:style-name="gr264" draw:text-style-name="P14" draw:layer="layout" svg:width="6.238cm" svg:height="3.605cm" svg:x="5.918cm" svg:y="22.382cm" svg:viewBox="0 0 6239 3606" draw:points="3359,3606 0,1664 2879,0 6239,1942">
                <text:p/>
              </draw:polygon>
              <draw:line draw:style-name="gr265" draw:text-style-name="P8" draw:layer="layout" svg:x1="7.07cm" svg:y1="24.934cm" svg:x2="7.07cm" svg:y2="25.6cm">
                <text:p/>
              </draw:line>
              <draw:line draw:style-name="gr266" draw:text-style-name="P8" draw:layer="layout" svg:x1="9.182cm" svg:y1="26.355cm" svg:x2="7.646cm" svg:y2="25.467cm">
                <text:p/>
              </draw:line>
              <draw:line draw:style-name="gr267" draw:text-style-name="P8" draw:layer="layout" svg:x1="7.637cm" svg:y1="25.267cm" svg:x2="7.637cm" svg:y2="25.489cm">
                <text:p/>
              </draw:line>
              <draw:line draw:style-name="gr268" draw:text-style-name="P8" draw:layer="layout" svg:x1="9.173cm" svg:y1="26.155cm" svg:x2="9.173cm" svg:y2="26.377cm">
                <text:p/>
              </draw:line>
              <draw:line draw:style-name="gr269" draw:text-style-name="P8" draw:layer="layout" svg:x1="9.173cm" svg:y1="26.155cm" svg:x2="7.637cm" svg:y2="25.267cm">
                <text:p/>
              </draw:line>
              <draw:polygon draw:style-name="gr270" draw:text-style-name="P15" draw:layer="layout" svg:width="0.191cm" svg:height="0.332cm" svg:x="7.262cm" svg:y="25.045cm" svg:viewBox="0 0 192 333" draw:points="0,222 0,0 192,111 192,333">
                <text:p/>
              </draw:polygon>
              <draw:line draw:style-name="gr271" draw:text-style-name="P8" draw:layer="layout" svg:x1="6.878cm" svg:y1="24.823cm" svg:x2="6.878cm" svg:y2="25.489cm">
                <text:p/>
              </draw:line>
              <draw:line draw:style-name="gr272" draw:text-style-name="P8" draw:layer="layout" svg:x1="6.686cm" svg:y1="24.712cm" svg:x2="6.686cm" svg:y2="25.378cm">
                <text:p/>
              </draw:line>
              <draw:line draw:style-name="gr273" draw:text-style-name="P8" draw:layer="layout" svg:x1="6.494cm" svg:y1="24.601cm" svg:x2="6.494cm" svg:y2="25.267cm">
                <text:p/>
              </draw:line>
              <draw:line draw:style-name="gr274" draw:text-style-name="P8" draw:layer="layout" svg:x1="6.302cm" svg:y1="24.49cm" svg:x2="6.302cm" svg:y2="25.156cm">
                <text:p/>
              </draw:line>
              <draw:line draw:style-name="gr275" draw:text-style-name="P8" draw:layer="layout" svg:x1="6.11cm" svg:y1="24.379cm" svg:x2="6.11cm" svg:y2="25.045cm">
                <text:p/>
              </draw:line>
              <draw:polygon draw:style-name="gr276" draw:text-style-name="P12" draw:layer="layout" svg:width="0.191cm" svg:height="1.22cm" svg:x="5.726cm" svg:y="23.935cm" svg:viewBox="0 0 192 1221" draw:points="0,1110 0,0 192,111 192,1221">
                <text:p/>
              </draw:polygon>
              <draw:polygon draw:style-name="gr277" draw:text-style-name="P12" draw:layer="layout" svg:width="0.191cm" svg:height="1.22cm" svg:x="9.277cm" svg:y="25.988cm" svg:viewBox="0 0 192 1221" draw:points="0,1110 0,0 192,111 192,1221">
                <text:p/>
              </draw:polygon>
              <draw:polygon draw:style-name="gr278" draw:text-style-name="P16" draw:layer="layout" svg:width="6.43cm" svg:height="4.826cm" svg:x="5.726cm" svg:y="22.382cm" svg:viewBox="0 0 6431 4827" draw:points="0,2663 0,1553 192,1664 3071,0 6431,1942 6431,3051 3743,4605 3743,4827">
                <text:p/>
              </draw:polygon>
            </draw:g>
          </draw:g>
          <draw:g>
            <draw:g>
              <draw:polygon draw:style-name="gr279" draw:text-style-name="P17" draw:layer="layout" svg:width="0.314cm" svg:height="0.546cm" svg:x="10.879cm" svg:y="25.571cm" svg:viewBox="0 0 315 547" draw:points="0,547 0,182 315,0 315,364">
                <text:p/>
              </draw:polygon>
              <draw:polygon draw:style-name="gr280" draw:text-style-name="P18" draw:layer="layout" svg:width="0.314cm" svg:height="0.546cm" svg:x="10.564cm" svg:y="25.571cm" svg:viewBox="0 0 315 547" draw:points="0,364 0,0 315,182 315,547">
                <text:p/>
              </draw:polygon>
              <draw:polygon draw:style-name="gr281" draw:text-style-name="P19" draw:layer="layout" svg:width="0.629cm" svg:height="0.363cm" svg:x="10.564cm" svg:y="25.389cm" svg:viewBox="0 0 630 364" draw:points="315,364 0,182 315,0 630,182">
                <text:p/>
              </draw:polygon>
            </draw:g>
            <draw:g>
              <draw:polygon draw:style-name="gr282" draw:text-style-name="P17" draw:layer="layout" svg:width="0.314cm" svg:height="0.546cm" svg:x="10.406cm" svg:y="26.391cm" svg:viewBox="0 0 315 547" draw:points="0,547 0,182 315,0 315,364">
                <text:p/>
              </draw:polygon>
              <draw:polygon draw:style-name="gr283" draw:text-style-name="P18" draw:layer="layout" svg:width="0.314cm" svg:height="0.546cm" svg:x="10.091cm" svg:y="26.391cm" svg:viewBox="0 0 315 547" draw:points="0,364 0,0 315,182 315,547">
                <text:p/>
              </draw:polygon>
              <draw:polygon draw:style-name="gr284" draw:text-style-name="P19" draw:layer="layout" svg:width="0.629cm" svg:height="0.363cm" svg:x="10.091cm" svg:y="26.209cm" svg:viewBox="0 0 630 364" draw:points="315,364 0,182 315,0 630,182">
                <text:p/>
              </draw:polygon>
            </draw:g>
            <draw:g>
              <draw:polygon draw:style-name="gr285" draw:text-style-name="P17" draw:layer="layout" svg:width="0.314cm" svg:height="0.546cm" svg:x="11.352cm" svg:y="26.391cm" svg:viewBox="0 0 315 547" draw:points="0,547 0,182 315,0 315,364">
                <text:p/>
              </draw:polygon>
              <draw:polygon draw:style-name="gr286" draw:text-style-name="P18" draw:layer="layout" svg:width="0.314cm" svg:height="0.546cm" svg:x="11.037cm" svg:y="26.391cm" svg:viewBox="0 0 315 547" draw:points="0,364 0,0 315,182 315,547">
                <text:p/>
              </draw:polygon>
              <draw:polygon draw:style-name="gr287" draw:text-style-name="P19" draw:layer="layout" svg:width="0.629cm" svg:height="0.363cm" svg:x="11.037cm" svg:y="26.209cm" svg:viewBox="0 0 630 364" draw:points="315,364 0,182 315,0 630,182">
                <text:p/>
              </draw:polygon>
            </draw:g>
            <draw:g>
              <draw:polygon draw:style-name="gr288" draw:text-style-name="P17" draw:layer="layout" svg:width="0.314cm" svg:height="0.546cm" svg:x="10.879cm" svg:y="26.664cm" svg:viewBox="0 0 315 547" draw:points="0,547 0,182 315,0 315,364">
                <text:p/>
              </draw:polygon>
              <draw:polygon draw:style-name="gr289" draw:text-style-name="P18" draw:layer="layout" svg:width="0.314cm" svg:height="0.546cm" svg:x="10.564cm" svg:y="26.664cm" svg:viewBox="0 0 315 547" draw:points="0,364 0,0 315,182 315,547">
                <text:p/>
              </draw:polygon>
              <draw:polygon draw:style-name="gr290" draw:text-style-name="P19" draw:layer="layout" svg:width="0.629cm" svg:height="0.363cm" svg:x="10.564cm" svg:y="26.482cm" svg:viewBox="0 0 630 364" draw:points="315,364 0,182 315,0 630,182">
                <text:p/>
              </draw:polygon>
            </draw:g>
            <draw:g>
              <draw:polygon draw:style-name="gr291" draw:text-style-name="P17" draw:layer="layout" svg:width="0.314cm" svg:height="0.546cm" svg:x="11.352cm" svg:y="25.845cm" svg:viewBox="0 0 315 547" draw:points="0,547 0,182 315,0 315,364">
                <text:p/>
              </draw:polygon>
              <draw:polygon draw:style-name="gr292" draw:text-style-name="P18" draw:layer="layout" svg:width="0.314cm" svg:height="0.546cm" svg:x="11.037cm" svg:y="25.845cm" svg:viewBox="0 0 315 547" draw:points="0,364 0,0 315,182 315,547">
                <text:p/>
              </draw:polygon>
              <draw:polygon draw:style-name="gr293" draw:text-style-name="P19" draw:layer="layout" svg:width="0.629cm" svg:height="0.363cm" svg:x="11.037cm" svg:y="25.662cm" svg:viewBox="0 0 630 364" draw:points="315,364 0,182 315,0 630,182">
                <text:p/>
              </draw:polygon>
            </draw:g>
            <draw:g>
              <draw:polygon draw:style-name="gr294" draw:text-style-name="P17" draw:layer="layout" svg:width="0.314cm" svg:height="0.546cm" svg:x="10.406cm" svg:y="25.845cm" svg:viewBox="0 0 315 547" draw:points="0,547 0,182 315,0 315,364">
                <text:p/>
              </draw:polygon>
              <draw:polygon draw:style-name="gr295" draw:text-style-name="P18" draw:layer="layout" svg:width="0.314cm" svg:height="0.546cm" svg:x="10.091cm" svg:y="25.845cm" svg:viewBox="0 0 315 547" draw:points="0,364 0,0 315,182 315,547">
                <text:p/>
              </draw:polygon>
              <draw:polygon draw:style-name="gr296" draw:text-style-name="P19" draw:layer="layout" svg:width="0.629cm" svg:height="0.363cm" svg:x="10.091cm" svg:y="25.662cm" svg:viewBox="0 0 630 364" draw:points="315,364 0,182 315,0 630,182">
                <text:p/>
              </draw:polygon>
            </draw:g>
            <draw:g>
              <draw:polygon draw:style-name="gr297" draw:text-style-name="P17" draw:layer="layout" svg:width="0.314cm" svg:height="0.546cm" svg:x="10.879cm" svg:y="26.118cm" svg:viewBox="0 0 315 547" draw:points="0,547 0,182 315,0 315,364">
                <text:p/>
              </draw:polygon>
              <draw:polygon draw:style-name="gr298" draw:text-style-name="P18" draw:layer="layout" svg:width="0.314cm" svg:height="0.546cm" svg:x="10.564cm" svg:y="26.118cm" svg:viewBox="0 0 315 547" draw:points="0,364 0,0 315,182 315,547">
                <text:p/>
              </draw:polygon>
              <draw:polygon draw:style-name="gr299" draw:text-style-name="P19" draw:layer="layout" svg:width="0.629cm" svg:height="0.363cm" svg:x="10.564cm" svg:y="25.936cm" svg:viewBox="0 0 630 364" draw:points="315,364 0,182 315,0 630,182">
                <text:p/>
              </draw:polygon>
            </draw:g>
            <draw:polygon draw:style-name="gr300" draw:text-style-name="P16" draw:layer="layout" svg:width="1.575cm" svg:height="1.821cm" svg:x="10.091cm" svg:y="25.389cm" svg:viewBox="0 0 1576 1822" draw:points="0,1367 0,1002 158,911 0,820 0,456 315,273 473,364 473,182 788,0 1103,182 1103,364 1261,273 1576,456 1576,820 1419,911 1576,1002 1576,1367 1261,1549 1103,1458 1103,1640 788,1822 473,1640 473,1458 315,1549">
              <text:p/>
            </draw:polygon>
          </draw:g>
        </draw:g>
        <draw:connector draw:style-name="gr236" draw:text-style-name="P25" draw:layer="layout" svg:x1="19.061cm" svg:y1="20.939cm" svg:x2="12.637cm" svg:y2="24.796cm" draw:start-shape="id6" draw:start-glue-point="9" draw:end-shape="id11" draw:end-glue-point="1" svg:d="M19061 20939v3857h-6424" svg:viewBox="0 0 6425 3858">
          <text:p/>
        </draw:connector>
        <draw:g>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301" draw:text-style-name="P2" draw:layer="layout" svg:width="1.625cm" svg:height="0.541cm" svg:x="13.779cm" svg:y="7.313cm" svg:viewBox="0 0 1626 542" svg:d="M0 537c213 0 1626 45 1626-134s-562-403-774-403c0 134-852 358-852 537z">
            <text:p/>
          </draw:path>
          <draw:g>
            <draw:polygon draw:style-name="gr302" draw:text-style-name="P29" draw:layer="layout" svg:width="0.773cm" svg:height="1.297cm" svg:x="13.856cm" svg:y="6.686cm" svg:viewBox="0 0 774 1298" draw:points="0,851 0,0 774,403 774,1298">
              <text:p/>
            </draw:polygon>
            <draw:polygon draw:style-name="gr303" draw:text-style-name="P28" draw:layer="layout" svg:width="0.541cm" svg:height="0.312cm" svg:x="13.779cm" svg:y="7.268cm" svg:viewBox="0 0 542 313" draw:points="155,313 0,224 387,0 542,90">
              <text:p/>
            </draw:polygon>
            <draw:polygon draw:style-name="gr304" draw:text-style-name="P29" draw:layer="layout" svg:width="0.154cm" svg:height="1.208cm" svg:x="13.624cm" svg:y="6.642cm" svg:viewBox="0 0 155 1209" draw:points="0,1119 0,0 155,90 155,1209">
              <text:p/>
            </draw:polygon>
            <draw:polygon draw:style-name="gr305" draw:text-style-name="P27" draw:layer="layout" svg:width="0.541cm" svg:height="1.208cm" svg:x="13.779cm" svg:y="6.642cm" svg:viewBox="0 0 542 1209" draw:points="0,1209 0,90 155,0 155,940 542,716 542,895">
              <text:p/>
            </draw:polygon>
            <draw:polygon draw:style-name="gr306" draw:text-style-name="P29" draw:layer="layout" svg:width="0.773cm" svg:height="1.342cm" svg:x="12.307cm" svg:y="5.97cm" svg:viewBox="0 0 774 1343" draw:points="0,895 0,0 774,448 774,1343">
              <text:p/>
            </draw:polygon>
            <draw:polygon draw:style-name="gr307" draw:text-style-name="P27" draw:layer="layout" svg:width="1.548cm" svg:height="1.79cm" svg:x="13.082cm" svg:y="5.523cm" svg:viewBox="0 0 1549 1791" draw:points="0,1791 0,895 1549,0 1549,895">
              <text:p/>
            </draw:polygon>
            <draw:line draw:style-name="gr308" draw:text-style-name="P8" draw:layer="layout" svg:x1="12.752cm" svg:y1="7.09cm" svg:x2="12.907cm" svg:y2="7cm">
              <text:p/>
            </draw:line>
            <draw:path draw:style-name="gr309" draw:text-style-name="P27" draw:layer="layout" svg:width="0.619cm" svg:height="0.785cm" svg:x="12.364cm" svg:y="6.249cm" svg:viewBox="0 0 620 786" svg:d="M310 35c155 90 310 358 310 537s-155 269-310 179c-155-89-310-358-310-537s155-268 310-179z">
              <text:p/>
            </draw:path>
            <draw:path draw:style-name="gr310" draw:text-style-name="P31" draw:layer="layout" svg:width="0.579cm" svg:height="0.785cm" svg:x="12.192cm" svg:y="6.348cm" svg:viewBox="0 0 580 786" svg:d="M270 35c155 89 310 358 310 537s-155 268-310 179c-155-90-270-355-270-534s115-272 270-182z">
              <text:p/>
            </draw:path>
            <draw:line draw:style-name="gr311" draw:text-style-name="P8" draw:layer="layout" svg:x1="12.287cm" svg:y1="6.373cm" svg:x2="12.519cm" svg:y2="6.239cm">
              <text:p/>
            </draw:line>
            <draw:polygon draw:style-name="gr312" draw:text-style-name="P28" draw:layer="layout" svg:width="2.322cm" svg:height="1.342cm" svg:x="12.307cm" svg:y="5.075cm" svg:viewBox="0 0 2323 1343" draw:points="774,1343 0,895 1549,0 2323,448">
              <text:p/>
            </draw:polygon>
            <draw:path draw:style-name="gr313" draw:text-style-name="P16" draw:layer="layout" svg:width="2.436cm" svg:height="2.909cm" svg:x="12.194cm" svg:y="5.075cm" svg:viewBox="0 0 2437 2910" svg:d="M114 895l1549-895 774 448v895l-619 358 619 313v896l-542-314-310 179-155-89v-761l-542 313c0 0-258-149-387-224-310 179-697-582-387-716z">
              <text:p/>
            </draw:path>
          </draw:g>
        </draw:g>
        <draw:g xml:id="id12" draw:id="id12">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14" draw:text-style-name="P2" draw:layer="layout" svg:width="3.169cm" svg:height="2.052cm" svg:x="35.411cm" svg:y="10.305cm" svg:viewBox="0 0 3170 2053" svg:d="M3 2053c263 0 3167-1276 3167-1665 0-388-408-388-672-388 0 166-2591 832-2495 2053z">
              <text:p/>
            </draw:path>
            <draw:g>
              <draw:polygon draw:style-name="gr315" draw:text-style-name="P12" draw:layer="layout" svg:width="3.358cm" svg:height="3.05cm" svg:x="31.862cm" svg:y="9.195cm" svg:viewBox="0 0 3359 3051" draw:points="0,1110 0,0 3359,1942 3359,3051">
                <text:p/>
              </draw:polygon>
              <draw:polygon draw:style-name="gr316" draw:text-style-name="P13" draw:layer="layout" svg:width="2.878cm" svg:height="2.773cm" svg:x="35.221cm" svg:y="9.473cm" svg:viewBox="0 0 2879 2774" draw:points="0,2774 0,1664 2879,0 2879,1110">
                <text:p/>
              </draw:polygon>
              <draw:polygon draw:style-name="gr317" draw:text-style-name="P14" draw:layer="layout" svg:width="6.238cm" svg:height="3.605cm" svg:x="31.862cm" svg:y="7.531cm" svg:viewBox="0 0 6239 3606" draw:points="3359,3606 0,1664 2879,0 6239,1942">
                <text:p/>
              </draw:polygon>
              <draw:line draw:style-name="gr318" draw:text-style-name="P8" draw:layer="layout" svg:x1="33.014cm" svg:y1="10.083cm" svg:x2="33.014cm" svg:y2="10.749cm">
                <text:p/>
              </draw:line>
              <draw:line draw:style-name="gr319" draw:text-style-name="P8" draw:layer="layout" svg:x1="35.126cm" svg:y1="11.504cm" svg:x2="33.59cm" svg:y2="10.616cm">
                <text:p/>
              </draw:line>
              <draw:line draw:style-name="gr320" draw:text-style-name="P8" draw:layer="layout" svg:x1="33.581cm" svg:y1="10.416cm" svg:x2="33.581cm" svg:y2="10.638cm">
                <text:p/>
              </draw:line>
              <draw:line draw:style-name="gr321" draw:text-style-name="P8" draw:layer="layout" svg:x1="35.117cm" svg:y1="11.304cm" svg:x2="35.117cm" svg:y2="11.526cm">
                <text:p/>
              </draw:line>
              <draw:line draw:style-name="gr322" draw:text-style-name="P8" draw:layer="layout" svg:x1="35.117cm" svg:y1="11.304cm" svg:x2="33.581cm" svg:y2="10.416cm">
                <text:p/>
              </draw:line>
              <draw:polygon draw:style-name="gr323" draw:text-style-name="P15" draw:layer="layout" svg:width="0.191cm" svg:height="0.332cm" svg:x="33.206cm" svg:y="10.194cm" svg:viewBox="0 0 192 333" draw:points="0,222 0,0 192,111 192,333">
                <text:p/>
              </draw:polygon>
              <draw:line draw:style-name="gr324" draw:text-style-name="P8" draw:layer="layout" svg:x1="32.822cm" svg:y1="9.972cm" svg:x2="32.822cm" svg:y2="10.638cm">
                <text:p/>
              </draw:line>
              <draw:line draw:style-name="gr325" draw:text-style-name="P8" draw:layer="layout" svg:x1="32.63cm" svg:y1="9.861cm" svg:x2="32.63cm" svg:y2="10.527cm">
                <text:p/>
              </draw:line>
              <draw:line draw:style-name="gr326" draw:text-style-name="P8" draw:layer="layout" svg:x1="32.438cm" svg:y1="9.75cm" svg:x2="32.438cm" svg:y2="10.416cm">
                <text:p/>
              </draw:line>
              <draw:line draw:style-name="gr327" draw:text-style-name="P8" draw:layer="layout" svg:x1="32.246cm" svg:y1="9.639cm" svg:x2="32.246cm" svg:y2="10.305cm">
                <text:p/>
              </draw:line>
              <draw:line draw:style-name="gr328" draw:text-style-name="P8" draw:layer="layout" svg:x1="32.054cm" svg:y1="9.528cm" svg:x2="32.054cm" svg:y2="10.194cm">
                <text:p/>
              </draw:line>
              <draw:polygon draw:style-name="gr329" draw:text-style-name="P12" draw:layer="layout" svg:width="0.191cm" svg:height="1.22cm" svg:x="31.67cm" svg:y="9.084cm" svg:viewBox="0 0 192 1221" draw:points="0,1110 0,0 192,111 192,1221">
                <text:p/>
              </draw:polygon>
              <draw:polygon draw:style-name="gr330" draw:text-style-name="P12" draw:layer="layout" svg:width="0.191cm" svg:height="1.22cm" svg:x="35.221cm" svg:y="11.137cm" svg:viewBox="0 0 192 1221" draw:points="0,1110 0,0 192,111 192,1221">
                <text:p/>
              </draw:polygon>
              <draw:polygon draw:style-name="gr331" draw:text-style-name="P16" draw:layer="layout" svg:width="6.43cm" svg:height="4.826cm" svg:x="31.67cm" svg:y="7.531cm" svg:viewBox="0 0 6431 4827" draw:points="0,2663 0,1553 192,1664 3071,0 6431,1942 6431,3051 3743,4605 3743,4827">
                <text:p/>
              </draw:polygon>
            </draw:g>
          </draw:g>
          <draw:g>
            <draw:g>
              <draw:polygon draw:style-name="gr332" draw:text-style-name="P17" draw:layer="layout" svg:width="0.314cm" svg:height="0.546cm" svg:x="36.823cm" svg:y="10.72cm" svg:viewBox="0 0 315 547" draw:points="0,547 0,182 315,0 315,364">
                <text:p/>
              </draw:polygon>
              <draw:polygon draw:style-name="gr333" draw:text-style-name="P18" draw:layer="layout" svg:width="0.314cm" svg:height="0.546cm" svg:x="36.508cm" svg:y="10.72cm" svg:viewBox="0 0 315 547" draw:points="0,364 0,0 315,182 315,547">
                <text:p/>
              </draw:polygon>
              <draw:polygon draw:style-name="gr334" draw:text-style-name="P19" draw:layer="layout" svg:width="0.629cm" svg:height="0.363cm" svg:x="36.508cm" svg:y="10.538cm" svg:viewBox="0 0 630 364" draw:points="315,364 0,182 315,0 630,182">
                <text:p/>
              </draw:polygon>
            </draw:g>
            <draw:g>
              <draw:polygon draw:style-name="gr335" draw:text-style-name="P17" draw:layer="layout" svg:width="0.314cm" svg:height="0.546cm" svg:x="36.35cm" svg:y="11.54cm" svg:viewBox="0 0 315 547" draw:points="0,547 0,182 315,0 315,364">
                <text:p/>
              </draw:polygon>
              <draw:polygon draw:style-name="gr336" draw:text-style-name="P18" draw:layer="layout" svg:width="0.314cm" svg:height="0.546cm" svg:x="36.035cm" svg:y="11.54cm" svg:viewBox="0 0 315 547" draw:points="0,364 0,0 315,182 315,547">
                <text:p/>
              </draw:polygon>
              <draw:polygon draw:style-name="gr337" draw:text-style-name="P19" draw:layer="layout" svg:width="0.629cm" svg:height="0.363cm" svg:x="36.035cm" svg:y="11.358cm" svg:viewBox="0 0 630 364" draw:points="315,364 0,182 315,0 630,182">
                <text:p/>
              </draw:polygon>
            </draw:g>
            <draw:g>
              <draw:polygon draw:style-name="gr338" draw:text-style-name="P17" draw:layer="layout" svg:width="0.314cm" svg:height="0.546cm" svg:x="37.296cm" svg:y="11.54cm" svg:viewBox="0 0 315 547" draw:points="0,547 0,182 315,0 315,364">
                <text:p/>
              </draw:polygon>
              <draw:polygon draw:style-name="gr339" draw:text-style-name="P18" draw:layer="layout" svg:width="0.314cm" svg:height="0.546cm" svg:x="36.981cm" svg:y="11.54cm" svg:viewBox="0 0 315 547" draw:points="0,364 0,0 315,182 315,547">
                <text:p/>
              </draw:polygon>
              <draw:polygon draw:style-name="gr340" draw:text-style-name="P19" draw:layer="layout" svg:width="0.629cm" svg:height="0.363cm" svg:x="36.981cm" svg:y="11.358cm" svg:viewBox="0 0 630 364" draw:points="315,364 0,182 315,0 630,182">
                <text:p/>
              </draw:polygon>
            </draw:g>
            <draw:g>
              <draw:polygon draw:style-name="gr341" draw:text-style-name="P17" draw:layer="layout" svg:width="0.314cm" svg:height="0.546cm" svg:x="36.823cm" svg:y="11.813cm" svg:viewBox="0 0 315 547" draw:points="0,547 0,182 315,0 315,364">
                <text:p/>
              </draw:polygon>
              <draw:polygon draw:style-name="gr342" draw:text-style-name="P18" draw:layer="layout" svg:width="0.314cm" svg:height="0.546cm" svg:x="36.508cm" svg:y="11.813cm" svg:viewBox="0 0 315 547" draw:points="0,364 0,0 315,182 315,547">
                <text:p/>
              </draw:polygon>
              <draw:polygon draw:style-name="gr343" draw:text-style-name="P19" draw:layer="layout" svg:width="0.629cm" svg:height="0.363cm" svg:x="36.508cm" svg:y="11.631cm" svg:viewBox="0 0 630 364" draw:points="315,364 0,182 315,0 630,182">
                <text:p/>
              </draw:polygon>
            </draw:g>
            <draw:g>
              <draw:polygon draw:style-name="gr344" draw:text-style-name="P17" draw:layer="layout" svg:width="0.314cm" svg:height="0.546cm" svg:x="37.296cm" svg:y="10.994cm" svg:viewBox="0 0 315 547" draw:points="0,547 0,182 315,0 315,364">
                <text:p/>
              </draw:polygon>
              <draw:polygon draw:style-name="gr345" draw:text-style-name="P18" draw:layer="layout" svg:width="0.314cm" svg:height="0.546cm" svg:x="36.981cm" svg:y="10.994cm" svg:viewBox="0 0 315 547" draw:points="0,364 0,0 315,182 315,547">
                <text:p/>
              </draw:polygon>
              <draw:polygon draw:style-name="gr346" draw:text-style-name="P19" draw:layer="layout" svg:width="0.629cm" svg:height="0.363cm" svg:x="36.981cm" svg:y="10.811cm" svg:viewBox="0 0 630 364" draw:points="315,364 0,182 315,0 630,182">
                <text:p/>
              </draw:polygon>
            </draw:g>
            <draw:g>
              <draw:polygon draw:style-name="gr347" draw:text-style-name="P17" draw:layer="layout" svg:width="0.314cm" svg:height="0.546cm" svg:x="36.35cm" svg:y="10.994cm" svg:viewBox="0 0 315 547" draw:points="0,547 0,182 315,0 315,364">
                <text:p/>
              </draw:polygon>
              <draw:polygon draw:style-name="gr348" draw:text-style-name="P18" draw:layer="layout" svg:width="0.314cm" svg:height="0.546cm" svg:x="36.035cm" svg:y="10.994cm" svg:viewBox="0 0 315 547" draw:points="0,364 0,0 315,182 315,547">
                <text:p/>
              </draw:polygon>
              <draw:polygon draw:style-name="gr349" draw:text-style-name="P19" draw:layer="layout" svg:width="0.629cm" svg:height="0.363cm" svg:x="36.035cm" svg:y="10.811cm" svg:viewBox="0 0 630 364" draw:points="315,364 0,182 315,0 630,182">
                <text:p/>
              </draw:polygon>
            </draw:g>
            <draw:g>
              <draw:polygon draw:style-name="gr350" draw:text-style-name="P17" draw:layer="layout" svg:width="0.314cm" svg:height="0.546cm" svg:x="36.823cm" svg:y="11.267cm" svg:viewBox="0 0 315 547" draw:points="0,547 0,182 315,0 315,364">
                <text:p/>
              </draw:polygon>
              <draw:polygon draw:style-name="gr351" draw:text-style-name="P18" draw:layer="layout" svg:width="0.314cm" svg:height="0.546cm" svg:x="36.508cm" svg:y="11.267cm" svg:viewBox="0 0 315 547" draw:points="0,364 0,0 315,182 315,547">
                <text:p/>
              </draw:polygon>
              <draw:polygon draw:style-name="gr352" draw:text-style-name="P19" draw:layer="layout" svg:width="0.629cm" svg:height="0.363cm" svg:x="36.508cm" svg:y="11.085cm" svg:viewBox="0 0 630 364" draw:points="315,364 0,182 315,0 630,182">
                <text:p/>
              </draw:polygon>
            </draw:g>
            <draw:polygon draw:style-name="gr353" draw:text-style-name="P16" draw:layer="layout" svg:width="1.575cm" svg:height="1.821cm" svg:x="36.035cm" svg:y="10.538cm" svg:viewBox="0 0 1576 1822" draw:points="0,1367 0,1002 158,911 0,820 0,456 315,273 473,364 473,182 788,0 1103,182 1103,364 1261,273 1576,456 1576,820 1419,911 1576,1002 1576,1367 1261,1549 1103,1458 1103,1640 788,1822 473,1640 473,1458 315,1549">
              <text:p/>
            </draw:polygon>
          </draw:g>
        </draw:g>
        <draw:g xml:id="id13" draw:id="id13">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54" draw:text-style-name="P2" draw:layer="layout" svg:width="3.169cm" svg:height="2.052cm" svg:x="35.364cm" svg:y="9.056cm" svg:viewBox="0 0 3170 2053" svg:d="M3 2053c263 0 3167-1276 3167-1665 0-388-408-388-672-388 0 166-2591 832-2495 2053z">
              <text:p/>
            </draw:path>
            <draw:g>
              <draw:polygon draw:style-name="gr355" draw:text-style-name="P12" draw:layer="layout" svg:width="3.358cm" svg:height="3.05cm" svg:x="31.815cm" svg:y="7.946cm" svg:viewBox="0 0 3359 3051" draw:points="0,1110 0,0 3359,1942 3359,3051">
                <text:p/>
              </draw:polygon>
              <draw:polygon draw:style-name="gr356" draw:text-style-name="P13" draw:layer="layout" svg:width="2.878cm" svg:height="2.773cm" svg:x="35.174cm" svg:y="8.224cm" svg:viewBox="0 0 2879 2774" draw:points="0,2774 0,1664 2879,0 2879,1110">
                <text:p/>
              </draw:polygon>
              <draw:polygon draw:style-name="gr357" draw:text-style-name="P14" draw:layer="layout" svg:width="6.238cm" svg:height="3.605cm" svg:x="31.815cm" svg:y="6.282cm" svg:viewBox="0 0 6239 3606" draw:points="3359,3606 0,1664 2879,0 6239,1942">
                <text:p/>
              </draw:polygon>
              <draw:line draw:style-name="gr358" draw:text-style-name="P8" draw:layer="layout" svg:x1="32.967cm" svg:y1="8.834cm" svg:x2="32.967cm" svg:y2="9.5cm">
                <text:p/>
              </draw:line>
              <draw:line draw:style-name="gr359" draw:text-style-name="P8" draw:layer="layout" svg:x1="35.079cm" svg:y1="10.255cm" svg:x2="33.543cm" svg:y2="9.367cm">
                <text:p/>
              </draw:line>
              <draw:line draw:style-name="gr360" draw:text-style-name="P8" draw:layer="layout" svg:x1="33.534cm" svg:y1="9.167cm" svg:x2="33.534cm" svg:y2="9.389cm">
                <text:p/>
              </draw:line>
              <draw:line draw:style-name="gr361" draw:text-style-name="P8" draw:layer="layout" svg:x1="35.07cm" svg:y1="10.055cm" svg:x2="35.07cm" svg:y2="10.277cm">
                <text:p/>
              </draw:line>
              <draw:line draw:style-name="gr362" draw:text-style-name="P8" draw:layer="layout" svg:x1="35.07cm" svg:y1="10.055cm" svg:x2="33.534cm" svg:y2="9.167cm">
                <text:p/>
              </draw:line>
              <draw:polygon draw:style-name="gr363" draw:text-style-name="P15" draw:layer="layout" svg:width="0.191cm" svg:height="0.332cm" svg:x="33.159cm" svg:y="8.945cm" svg:viewBox="0 0 192 333" draw:points="0,222 0,0 192,111 192,333">
                <text:p/>
              </draw:polygon>
              <draw:line draw:style-name="gr364" draw:text-style-name="P8" draw:layer="layout" svg:x1="32.775cm" svg:y1="8.723cm" svg:x2="32.775cm" svg:y2="9.389cm">
                <text:p/>
              </draw:line>
              <draw:line draw:style-name="gr365" draw:text-style-name="P8" draw:layer="layout" svg:x1="32.583cm" svg:y1="8.612cm" svg:x2="32.583cm" svg:y2="9.278cm">
                <text:p/>
              </draw:line>
              <draw:line draw:style-name="gr366" draw:text-style-name="P8" draw:layer="layout" svg:x1="32.391cm" svg:y1="8.501cm" svg:x2="32.391cm" svg:y2="9.167cm">
                <text:p/>
              </draw:line>
              <draw:line draw:style-name="gr367" draw:text-style-name="P8" draw:layer="layout" svg:x1="32.199cm" svg:y1="8.39cm" svg:x2="32.199cm" svg:y2="9.056cm">
                <text:p/>
              </draw:line>
              <draw:line draw:style-name="gr368" draw:text-style-name="P8" draw:layer="layout" svg:x1="32.007cm" svg:y1="8.279cm" svg:x2="32.007cm" svg:y2="8.945cm">
                <text:p/>
              </draw:line>
              <draw:polygon draw:style-name="gr369" draw:text-style-name="P12" draw:layer="layout" svg:width="0.191cm" svg:height="1.22cm" svg:x="31.623cm" svg:y="7.835cm" svg:viewBox="0 0 192 1221" draw:points="0,1110 0,0 192,111 192,1221">
                <text:p/>
              </draw:polygon>
              <draw:polygon draw:style-name="gr370" draw:text-style-name="P12" draw:layer="layout" svg:width="0.191cm" svg:height="1.22cm" svg:x="35.174cm" svg:y="9.888cm" svg:viewBox="0 0 192 1221" draw:points="0,1110 0,0 192,111 192,1221">
                <text:p/>
              </draw:polygon>
              <draw:polygon draw:style-name="gr371" draw:text-style-name="P16" draw:layer="layout" svg:width="6.43cm" svg:height="4.826cm" svg:x="31.623cm" svg:y="6.282cm" svg:viewBox="0 0 6431 4827" draw:points="0,2663 0,1553 192,1664 3071,0 6431,1942 6431,3051 3743,4605 3743,4827">
                <text:p/>
              </draw:polygon>
            </draw:g>
          </draw:g>
          <draw:g>
            <draw:g>
              <draw:polygon draw:style-name="gr372" draw:text-style-name="P17" draw:layer="layout" svg:width="0.314cm" svg:height="0.546cm" svg:x="36.776cm" svg:y="9.471cm" svg:viewBox="0 0 315 547" draw:points="0,547 0,182 315,0 315,364">
                <text:p/>
              </draw:polygon>
              <draw:polygon draw:style-name="gr373" draw:text-style-name="P18" draw:layer="layout" svg:width="0.314cm" svg:height="0.546cm" svg:x="36.461cm" svg:y="9.471cm" svg:viewBox="0 0 315 547" draw:points="0,364 0,0 315,182 315,547">
                <text:p/>
              </draw:polygon>
              <draw:polygon draw:style-name="gr374" draw:text-style-name="P19" draw:layer="layout" svg:width="0.629cm" svg:height="0.363cm" svg:x="36.461cm" svg:y="9.289cm" svg:viewBox="0 0 630 364" draw:points="315,364 0,182 315,0 630,182">
                <text:p/>
              </draw:polygon>
            </draw:g>
            <draw:g>
              <draw:polygon draw:style-name="gr375" draw:text-style-name="P17" draw:layer="layout" svg:width="0.314cm" svg:height="0.546cm" svg:x="36.303cm" svg:y="10.291cm" svg:viewBox="0 0 315 547" draw:points="0,547 0,182 315,0 315,364">
                <text:p/>
              </draw:polygon>
              <draw:polygon draw:style-name="gr376" draw:text-style-name="P18" draw:layer="layout" svg:width="0.314cm" svg:height="0.546cm" svg:x="35.988cm" svg:y="10.291cm" svg:viewBox="0 0 315 547" draw:points="0,364 0,0 315,182 315,547">
                <text:p/>
              </draw:polygon>
              <draw:polygon draw:style-name="gr377" draw:text-style-name="P19" draw:layer="layout" svg:width="0.629cm" svg:height="0.363cm" svg:x="35.988cm" svg:y="10.109cm" svg:viewBox="0 0 630 364" draw:points="315,364 0,182 315,0 630,182">
                <text:p/>
              </draw:polygon>
            </draw:g>
            <draw:g>
              <draw:polygon draw:style-name="gr378" draw:text-style-name="P17" draw:layer="layout" svg:width="0.314cm" svg:height="0.546cm" svg:x="37.249cm" svg:y="10.291cm" svg:viewBox="0 0 315 547" draw:points="0,547 0,182 315,0 315,364">
                <text:p/>
              </draw:polygon>
              <draw:polygon draw:style-name="gr379" draw:text-style-name="P18" draw:layer="layout" svg:width="0.314cm" svg:height="0.546cm" svg:x="36.934cm" svg:y="10.291cm" svg:viewBox="0 0 315 547" draw:points="0,364 0,0 315,182 315,547">
                <text:p/>
              </draw:polygon>
              <draw:polygon draw:style-name="gr380" draw:text-style-name="P19" draw:layer="layout" svg:width="0.629cm" svg:height="0.363cm" svg:x="36.934cm" svg:y="10.109cm" svg:viewBox="0 0 630 364" draw:points="315,364 0,182 315,0 630,182">
                <text:p/>
              </draw:polygon>
            </draw:g>
            <draw:g>
              <draw:polygon draw:style-name="gr381" draw:text-style-name="P17" draw:layer="layout" svg:width="0.314cm" svg:height="0.546cm" svg:x="36.776cm" svg:y="10.564cm" svg:viewBox="0 0 315 547" draw:points="0,547 0,182 315,0 315,364">
                <text:p/>
              </draw:polygon>
              <draw:polygon draw:style-name="gr382" draw:text-style-name="P18" draw:layer="layout" svg:width="0.314cm" svg:height="0.546cm" svg:x="36.461cm" svg:y="10.564cm" svg:viewBox="0 0 315 547" draw:points="0,364 0,0 315,182 315,547">
                <text:p/>
              </draw:polygon>
              <draw:polygon draw:style-name="gr383" draw:text-style-name="P19" draw:layer="layout" svg:width="0.629cm" svg:height="0.363cm" svg:x="36.461cm" svg:y="10.382cm" svg:viewBox="0 0 630 364" draw:points="315,364 0,182 315,0 630,182">
                <text:p/>
              </draw:polygon>
            </draw:g>
            <draw:g>
              <draw:polygon draw:style-name="gr384" draw:text-style-name="P17" draw:layer="layout" svg:width="0.314cm" svg:height="0.546cm" svg:x="37.249cm" svg:y="9.745cm" svg:viewBox="0 0 315 547" draw:points="0,547 0,182 315,0 315,364">
                <text:p/>
              </draw:polygon>
              <draw:polygon draw:style-name="gr385" draw:text-style-name="P18" draw:layer="layout" svg:width="0.314cm" svg:height="0.546cm" svg:x="36.934cm" svg:y="9.745cm" svg:viewBox="0 0 315 547" draw:points="0,364 0,0 315,182 315,547">
                <text:p/>
              </draw:polygon>
              <draw:polygon draw:style-name="gr386" draw:text-style-name="P19" draw:layer="layout" svg:width="0.629cm" svg:height="0.363cm" svg:x="36.934cm" svg:y="9.562cm" svg:viewBox="0 0 630 364" draw:points="315,364 0,182 315,0 630,182">
                <text:p/>
              </draw:polygon>
            </draw:g>
            <draw:g>
              <draw:polygon draw:style-name="gr387" draw:text-style-name="P17" draw:layer="layout" svg:width="0.314cm" svg:height="0.546cm" svg:x="36.303cm" svg:y="9.745cm" svg:viewBox="0 0 315 547" draw:points="0,547 0,182 315,0 315,364">
                <text:p/>
              </draw:polygon>
              <draw:polygon draw:style-name="gr388" draw:text-style-name="P18" draw:layer="layout" svg:width="0.314cm" svg:height="0.546cm" svg:x="35.988cm" svg:y="9.745cm" svg:viewBox="0 0 315 547" draw:points="0,364 0,0 315,182 315,547">
                <text:p/>
              </draw:polygon>
              <draw:polygon draw:style-name="gr389" draw:text-style-name="P19" draw:layer="layout" svg:width="0.629cm" svg:height="0.363cm" svg:x="35.988cm" svg:y="9.562cm" svg:viewBox="0 0 630 364" draw:points="315,364 0,182 315,0 630,182">
                <text:p/>
              </draw:polygon>
            </draw:g>
            <draw:g>
              <draw:polygon draw:style-name="gr390" draw:text-style-name="P17" draw:layer="layout" svg:width="0.314cm" svg:height="0.546cm" svg:x="36.776cm" svg:y="10.018cm" svg:viewBox="0 0 315 547" draw:points="0,547 0,182 315,0 315,364">
                <text:p/>
              </draw:polygon>
              <draw:polygon draw:style-name="gr391" draw:text-style-name="P18" draw:layer="layout" svg:width="0.314cm" svg:height="0.546cm" svg:x="36.461cm" svg:y="10.018cm" svg:viewBox="0 0 315 547" draw:points="0,364 0,0 315,182 315,547">
                <text:p/>
              </draw:polygon>
              <draw:polygon draw:style-name="gr392" draw:text-style-name="P19" draw:layer="layout" svg:width="0.629cm" svg:height="0.363cm" svg:x="36.461cm" svg:y="9.836cm" svg:viewBox="0 0 630 364" draw:points="315,364 0,182 315,0 630,182">
                <text:p/>
              </draw:polygon>
            </draw:g>
            <draw:polygon draw:style-name="gr393" draw:text-style-name="P16" draw:layer="layout" svg:width="1.575cm" svg:height="1.821cm" svg:x="35.988cm" svg:y="9.289cm" svg:viewBox="0 0 1576 1822" draw:points="0,1367 0,1002 158,911 0,820 0,456 315,273 473,364 473,182 788,0 1103,182 1103,364 1261,273 1576,456 1576,820 1419,911 1576,1002 1576,1367 1261,1549 1103,1458 1103,1640 788,1822 473,1640 473,1458 315,1549">
              <text:p/>
            </draw:polygon>
          </draw:g>
        </draw:g>
        <draw:connector draw:style-name="gr236" draw:text-style-name="P25" draw:layer="layout" svg:x1="39.288cm" svg:y1="19.54cm" svg:x2="38.581cm" svg:y2="9.945cm" draw:start-shape="id10" draw:start-glue-point="8" draw:end-shape="id12" svg:d="M39288 19540h949v-9595h-1656" svg:viewBox="0 0 1657 9596">
          <text:p/>
        </draw:connector>
        <draw:connector draw:style-name="gr236" draw:text-style-name="P25" draw:layer="layout" svg:x1="39.288cm" svg:y1="19.54cm" svg:x2="38.534cm" svg:y2="8.696cm" draw:start-shape="id10" draw:start-glue-point="8" draw:end-shape="id13" draw:end-glue-point="1" svg:d="M39288 19540h949v-10844h-1703" svg:viewBox="0 0 1704 10845">
          <text:p/>
        </draw:connector>
        <draw:g>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394" draw:text-style-name="P2" draw:layer="layout" svg:width="1.625cm" svg:height="0.541cm" svg:x="39.063cm" svg:y="6.489cm" svg:viewBox="0 0 1626 542" svg:d="M0 537c213 0 1626 45 1626-134s-562-403-774-403c0 134-852 358-852 537z">
            <text:p/>
          </draw:path>
          <draw:g>
            <draw:polygon draw:style-name="gr395" draw:text-style-name="P29" draw:layer="layout" svg:width="0.773cm" svg:height="1.297cm" svg:x="39.14cm" svg:y="5.862cm" svg:viewBox="0 0 774 1298" draw:points="0,851 0,0 774,403 774,1298">
              <text:p/>
            </draw:polygon>
            <draw:polygon draw:style-name="gr396" draw:text-style-name="P28" draw:layer="layout" svg:width="0.541cm" svg:height="0.312cm" svg:x="39.063cm" svg:y="6.444cm" svg:viewBox="0 0 542 313" draw:points="155,313 0,224 387,0 542,90">
              <text:p/>
            </draw:polygon>
            <draw:polygon draw:style-name="gr397" draw:text-style-name="P29" draw:layer="layout" svg:width="0.154cm" svg:height="1.208cm" svg:x="38.908cm" svg:y="5.818cm" svg:viewBox="0 0 155 1209" draw:points="0,1119 0,0 155,90 155,1209">
              <text:p/>
            </draw:polygon>
            <draw:polygon draw:style-name="gr398" draw:text-style-name="P27" draw:layer="layout" svg:width="0.541cm" svg:height="1.208cm" svg:x="39.063cm" svg:y="5.818cm" svg:viewBox="0 0 542 1209" draw:points="0,1209 0,90 155,0 155,940 542,716 542,895">
              <text:p/>
            </draw:polygon>
            <draw:polygon draw:style-name="gr399" draw:text-style-name="P29" draw:layer="layout" svg:width="0.773cm" svg:height="1.342cm" svg:x="37.591cm" svg:y="5.146cm" svg:viewBox="0 0 774 1343" draw:points="0,895 0,0 774,448 774,1343">
              <text:p/>
            </draw:polygon>
            <draw:polygon draw:style-name="gr400" draw:text-style-name="P27" draw:layer="layout" svg:width="1.548cm" svg:height="1.79cm" svg:x="38.366cm" svg:y="4.699cm" svg:viewBox="0 0 1549 1791" draw:points="0,1791 0,895 1549,0 1549,895">
              <text:p/>
            </draw:polygon>
            <draw:line draw:style-name="gr401" draw:text-style-name="P8" draw:layer="layout" svg:x1="38.036cm" svg:y1="6.266cm" svg:x2="38.191cm" svg:y2="6.176cm">
              <text:p/>
            </draw:line>
            <draw:path draw:style-name="gr402" draw:text-style-name="P27" draw:layer="layout" svg:width="0.619cm" svg:height="0.785cm" svg:x="37.648cm" svg:y="5.425cm" svg:viewBox="0 0 620 786" svg:d="M310 35c155 90 310 358 310 537s-155 269-310 179c-155-89-310-358-310-537s155-268 310-179z">
              <text:p/>
            </draw:path>
            <draw:path draw:style-name="gr403" draw:text-style-name="P31" draw:layer="layout" svg:width="0.579cm" svg:height="0.785cm" svg:x="37.476cm" svg:y="5.524cm" svg:viewBox="0 0 580 786" svg:d="M270 35c155 89 310 358 310 537s-155 268-310 179c-155-90-270-355-270-534s115-272 270-182z">
              <text:p/>
            </draw:path>
            <draw:line draw:style-name="gr404" draw:text-style-name="P8" draw:layer="layout" svg:x1="37.571cm" svg:y1="5.549cm" svg:x2="37.803cm" svg:y2="5.415cm">
              <text:p/>
            </draw:line>
            <draw:polygon draw:style-name="gr405" draw:text-style-name="P28" draw:layer="layout" svg:width="2.322cm" svg:height="1.342cm" svg:x="37.591cm" svg:y="4.251cm" svg:viewBox="0 0 2323 1343" draw:points="774,1343 0,895 1549,0 2323,448">
              <text:p/>
            </draw:polygon>
            <draw:path draw:style-name="gr406" draw:text-style-name="P16" draw:layer="layout" svg:width="2.436cm" svg:height="2.909cm" svg:x="37.478cm" svg:y="4.251cm" svg:viewBox="0 0 2437 2910" svg:d="M114 895l1549-895 774 448v895l-619 358 619 313v896l-542-314-310 179-155-89v-761l-542 313c0 0-258-149-387-224-310 179-697-582-387-716z">
              <text:p/>
            </draw:path>
          </draw:g>
        </draw:g>
        <draw:custom-shape draw:style-name="gr407" draw:text-style-name="P25" draw:layer="layout" svg:width="13.015cm" svg:height="24.13cm" svg:x="27.697cm" svg:y="1.381cm">
          <text:p/>
          <draw:enhanced-geometry svg:viewBox="0 0 21600 21600" draw:type="rectangle" draw:enhanced-path="M 0 0 L 21600 0 21600 21600 0 21600 0 0 Z N"/>
        </draw:custom-shape>
        <draw:frame draw:style-name="gr408" draw:text-style-name="P32" draw:layer="layout" svg:width="9.045cm" svg:height="1.906cm" svg:x="28.08cm" svg:y="23.351cm">
          <draw:text-box>
            <text:p><text:span text:style-name="T2">Hackerspace: </text:span></text:p>
            <text:p><text:span text:style-name="T3">SSID</text:span><text:span text:style-name="T4">:</text:span><text:span text:style-name="T5"> </text:span><text:span text:style-name="T6">F</text:span><text:span text:style-name="T5">reifunk</text:span><text:span text:style-name="T6">R</text:span><text:span text:style-name="T5">ombachtaeli</text:span></text:p>
          </draw:text-box>
        </draw:frame>
        <draw:frame draw:style-name="gr409" draw:text-style-name="P32" draw:layer="layout" svg:width="9.748cm" svg:height="1.906cm" svg:x="17.166cm" svg:y="7.095cm">
          <draw:text-box>
            <text:p><text:span text:style-name="T2">Osten: </text:span></text:p>
            <text:p><text:span text:style-name="T3">SSID</text:span><text:span text:style-name="T4">:</text:span><text:span text:style-name="T5"> </text:span><text:span text:style-name="T6">FREIFUNKR</text:span><text:span text:style-name="T5">ombachtaeli</text:span></text:p>
          </draw:text-box>
        </draw:frame>
        <draw:frame draw:style-name="gr410" draw:text-style-name="P32" draw:layer="layout" svg:width="9.329cm" svg:height="1.906cm" svg:x="6.088cm" svg:y="19.925cm">
          <draw:text-box>
            <text:p><text:span text:style-name="T2">Westen: </text:span></text:p>
            <text:p><text:span text:style-name="T3">SSID</text:span><text:span text:style-name="T4">:</text:span><text:span text:style-name="T5"> </text:span><text:span text:style-name="T6">FREI</text:span><text:span text:style-name="T5">funk</text:span><text:span text:style-name="T6">R</text:span><text:span text:style-name="T5">ombachtaeli</text:span></text:p>
          </draw:text-box>
        </draw:frame>
        <draw:frame draw:style-name="gr411" draw:text-style-name="P33" draw:layer="layout" svg:width="4.9cm" svg:height="0.962cm" svg:x="21.347cm" svg:y="21.84cm">
          <draw:text-box>
            <text:p>192.168.179.20</text:p>
          </draw:text-box>
        </draw:frame>
        <draw:frame draw:style-name="gr411" draw:text-style-name="P33" draw:layer="layout" svg:width="4.9cm" svg:height="0.962cm" svg:x="28.893cm" svg:y="21.84cm">
          <draw:text-box>
            <text:p>192.168.179.21</text:p>
          </draw:text-box>
        </draw:frame>
        <draw:frame draw:style-name="gr412" draw:text-style-name="P34" draw:layer="layout" svg:width="5.43cm" svg:height="0.962cm" svg:x="16.833cm" svg:y="1.442cm">
          <draw:text-box>
            <text:p><text:span text:style-name="T7">192.168.178.0/24</text:span></text:p>
          </draw:text-box>
        </draw:frame>
        <draw:frame draw:style-name="gr413" draw:text-style-name="P33" draw:layer="layout" svg:width="4.549cm" svg:height="1.673cm" svg:x="5.88cm" svg:y="9.89cm">
          <draw:text-box>
            <text:p>192.168.178.1</text:p>
            <text:p>192.168.179.1</text:p>
          </draw:text-box>
        </draw:frame>
        <draw:frame draw:style-name="gr411" draw:text-style-name="P33" draw:layer="layout" svg:width="4.9cm" svg:height="0.962cm" svg:x="28.893cm" svg:y="21.84cm">
          <draw:text-box>
            <text:p>192.168.179.21</text:p>
          </draw:text-box>
        </draw:frame>
        <draw:frame draw:style-name="gr411" draw:text-style-name="P33" draw:layer="layout" svg:width="4.9cm" svg:height="0.962cm" svg:x="21.452cm" svg:y="5.98cm">
          <draw:text-box>
            <text:p>192.168.178.10</text:p>
          </draw:text-box>
        </draw:frame>
        <draw:frame draw:style-name="gr412" draw:text-style-name="P34" draw:layer="layout" svg:width="5.43cm" svg:height="0.962cm" svg:x="27.782cm" svg:y="1.442cm">
          <draw:text-box>
            <text:p><text:span text:style-name="T7">192.168.179.0/24</text:span></text:p>
          </draw:text-box>
        </draw:frame>
        <draw:frame draw:style-name="gr412" draw:text-style-name="P34" draw:layer="layout" svg:width="5.43cm" svg:height="0.962cm" svg:x="27.782cm" svg:y="1.442cm">
          <draw:text-box>
            <text:p><text:span text:style-name="T7">192.168.179.0/24</text:span></text:p>
          </draw:text-box>
        </draw:frame>
        <draw:frame draw:style-name="gr412" draw:text-style-name="P34" draw:layer="layout" svg:width="5.43cm" svg:height="0.962cm" svg:x="5.734cm" svg:y="1.442cm">
          <draw:text-box>
            <text:p><text:span text:style-name="T7">192.168.179.0/24</text:span></text:p>
          </draw:text-box>
        </draw:frame>
        <draw:connector draw:style-name="gr236" draw:text-style-name="P25" draw:layer="layout" draw:line-skew="-0.317cm" svg:x1="12.082cm" svg:y1="8.775cm" svg:x2="22.51cm" svg:y2="3.906cm" draw:start-shape="id2" draw:start-glue-point="1" draw:end-shape="id14" svg:d="M12082 8775h4897v-4869h5531" svg:viewBox="0 0 10429 4870">
          <text:p/>
        </draw:connector>
        <draw:custom-shape draw:style-name="gr414" draw:text-style-name="P25" draw:layer="layout" svg:width="10.541cm" svg:height="20.574cm" svg:x="5.626cm" svg:y="1.381cm">
          <text:p/>
          <draw:enhanced-geometry svg:viewBox="0 0 21600 21600" draw:type="rectangle" draw:enhanced-path="M 0 0 L 21600 0 21600 21600 0 21600 0 0 Z N"/>
        </draw:custom-shape>
        <draw:custom-shape draw:style-name="gr415" draw:text-style-name="P25" draw:layer="layout" svg:width="10.414cm" svg:height="7.747cm" svg:x="16.74cm" svg:y="1.381cm">
          <text:p/>
          <draw:enhanced-geometry svg:viewBox="0 0 21600 21600" draw:type="rectangle" draw:enhanced-path="M 0 0 L 21600 0 21600 21600 0 21600 0 0 Z N"/>
        </draw:custom-shape>
        <draw:frame draw:style-name="gr411" draw:text-style-name="P33" draw:layer="layout" svg:width="4.9cm" svg:height="0.962cm" svg:x="5.807cm" svg:y="6.207cm">
          <draw:text-box>
            <text:p>192.168.179.10</text:p>
          </draw:text-box>
        </draw:frame>
        <draw:frame draw:style-name="gr416" draw:text-style-name="P33" draw:layer="layout" svg:width="4.549cm" svg:height="0.962cm" svg:x="5.88cm" svg:y="18.88cm">
          <draw:text-box>
            <text:p>192.168.179.3</text:p>
          </draw:text-box>
        </draw:frame>
        <draw:frame draw:style-name="gr417" draw:text-style-name="P33" draw:layer="layout" svg:width="5.252cm" svg:height="0.962cm" svg:x="1.944cm" svg:y="27.216cm">
          <draw:text-box>
            <text:p>192.168.179.111</text:p>
          </draw:text-box>
        </draw:frame>
        <draw:frame draw:style-name="gr417" draw:text-style-name="P33" draw:layer="layout" svg:width="5.252cm" svg:height="0.962cm" svg:x="28.022cm" svg:y="11.122cm">
          <draw:text-box>
            <text:p>192.168.179.222</text:p>
          </draw:text-box>
        </draw:frame>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418" draw:text-style-name="P2" draw:layer="layout" svg:width="1.282cm" svg:height="0.798cm" svg:x="18.921cm" svg:y="5.127cm" svg:viewBox="0 0 1283 799" svg:d="M2 799c135 0 1281-286 1281-543 0-256-308-256-444-256 0 86-887 171-837 799z">
            <text:p/>
          </draw:path>
          <draw:g>
            <draw:polygon draw:style-name="gr419" draw:text-style-name="P14" draw:layer="layout" svg:width="2.318cm" svg:height="1.34cm" svg:x="17.54cm" svg:y="4.442cm" svg:viewBox="0 0 2319 1341" draw:points="1382,1341 0,542 937,0 2319,799">
              <text:p/>
            </draw:polygon>
            <draw:polygon draw:style-name="gr420" draw:text-style-name="P35" draw:layer="layout" svg:width="1.529cm" svg:height="0.883cm" svg:x="18.083cm" svg:y="4.585cm" svg:viewBox="0 0 1530 884" draw:points="0,228 395,0 1530,656 1135,884">
              <text:p/>
            </draw:polygon>
            <draw:polygon draw:style-name="gr421" draw:text-style-name="P12" draw:layer="layout" svg:width="1.381cm" svg:height="2.053cm" svg:x="18.477cm" svg:y="3.188cm" svg:viewBox="0 0 1382 2054" draw:points="0,1255 0,0 1382,799 1382,2054">
              <text:p/>
            </draw:polygon>
            <draw:polygon draw:style-name="gr422" draw:text-style-name="P36" draw:layer="layout" svg:width="1.282cm" svg:height="1.796cm" svg:x="18.527cm" svg:y="3.273cm" svg:viewBox="0 0 1283 1797" draw:points="0,1055 0,0 1283,742 1283,1797">
              <text:p/>
            </draw:polygon>
            <draw:polygon draw:style-name="gr423" draw:text-style-name="P14" draw:layer="layout" svg:width="1.43cm" svg:height="0.826cm" svg:x="18.477cm" svg:y="3.159cm" svg:viewBox="0 0 1431 827" draw:points="1382,827 0,29 50,0 1431,799">
              <text:p/>
            </draw:polygon>
            <draw:polygon draw:style-name="gr424" draw:text-style-name="P37" draw:layer="layout" svg:width="0.049cm" svg:height="1.282cm" svg:x="19.859cm" svg:y="3.958cm" svg:viewBox="0 0 50 1283" draw:points="0,1283 0,29 50,0 50,1255">
              <text:p/>
            </draw:polygon>
            <draw:polygon draw:style-name="gr425" draw:text-style-name="P37" draw:layer="layout" svg:width="0.936cm" svg:height="0.684cm" svg:x="18.922cm" svg:y="5.241cm" svg:viewBox="0 0 937 685" draw:points="0,685 0,542 937,0 937,143">
              <text:p/>
            </draw:polygon>
            <draw:line draw:style-name="gr426" draw:text-style-name="P7" draw:layer="layout" svg:x1="18.181cm" svg:y1="4.756cm" svg:x2="19.316cm" svg:y2="5.412cm">
              <text:p/>
            </draw:line>
            <draw:line draw:style-name="gr427" draw:text-style-name="P7" draw:layer="layout" svg:x1="18.28cm" svg:y1="4.699cm" svg:x2="19.415cm" svg:y2="5.355cm">
              <text:p/>
            </draw:line>
            <draw:line draw:style-name="gr428" draw:text-style-name="P7" draw:layer="layout" svg:x1="18.379cm" svg:y1="4.643cm" svg:x2="19.514cm" svg:y2="5.299cm">
              <text:p/>
            </draw:line>
            <draw:line draw:style-name="gr429" draw:text-style-name="P7" draw:layer="layout" svg:x1="19.366cm" svg:y1="5.213cm" svg:x2="19.465cm" svg:y2="5.156cm">
              <text:p/>
            </draw:line>
            <draw:line draw:style-name="gr430" draw:text-style-name="P7" draw:layer="layout" svg:x1="19.267cm" svg:y1="5.156cm" svg:x2="19.366cm" svg:y2="5.099cm">
              <text:p/>
            </draw:line>
            <draw:line draw:style-name="gr431" draw:text-style-name="P7" draw:layer="layout" svg:x1="19.168cm" svg:y1="5.099cm" svg:x2="19.267cm" svg:y2="5.042cm">
              <text:p/>
            </draw:line>
            <draw:line draw:style-name="gr432" draw:text-style-name="P7" draw:layer="layout" svg:x1="19.218cm" svg:y1="5.241cm" svg:x2="19.317cm" svg:y2="5.184cm">
              <text:p/>
            </draw:line>
            <draw:line draw:style-name="gr433" draw:text-style-name="P7" draw:layer="layout" svg:x1="19.119cm" svg:y1="5.184cm" svg:x2="19.218cm" svg:y2="5.127cm">
              <text:p/>
            </draw:line>
            <draw:line draw:style-name="gr434" draw:text-style-name="P7" draw:layer="layout" svg:x1="19.021cm" svg:y1="5.127cm" svg:x2="19.12cm" svg:y2="5.07cm">
              <text:p/>
            </draw:line>
            <draw:line draw:style-name="gr435" draw:text-style-name="P7" draw:layer="layout" svg:x1="19.07cm" svg:y1="5.042cm" svg:x2="19.169cm" svg:y2="4.985cm">
              <text:p/>
            </draw:line>
            <draw:line draw:style-name="gr436" draw:text-style-name="P7" draw:layer="layout" svg:x1="18.922cm" svg:y1="5.07cm" svg:x2="19.021cm" svg:y2="5.013cm">
              <text:p/>
            </draw:line>
            <draw:line draw:style-name="gr437" draw:text-style-name="P7" draw:layer="layout" svg:x1="18.971cm" svg:y1="4.985cm" svg:x2="19.07cm" svg:y2="4.928cm">
              <text:p/>
            </draw:line>
            <draw:line draw:style-name="gr438" draw:text-style-name="P7" draw:layer="layout" svg:x1="18.872cm" svg:y1="4.927cm" svg:x2="18.971cm" svg:y2="4.87cm">
              <text:p/>
            </draw:line>
            <draw:line draw:style-name="gr439" draw:text-style-name="P7" draw:layer="layout" svg:x1="18.774cm" svg:y1="4.87cm" svg:x2="18.873cm" svg:y2="4.813cm">
              <text:p/>
            </draw:line>
            <draw:line draw:style-name="gr440" draw:text-style-name="P7" draw:layer="layout" svg:x1="18.823cm" svg:y1="5.013cm" svg:x2="18.922cm" svg:y2="4.956cm">
              <text:p/>
            </draw:line>
            <draw:line draw:style-name="gr441" draw:text-style-name="P7" draw:layer="layout" svg:x1="18.724cm" svg:y1="4.956cm" svg:x2="18.823cm" svg:y2="4.899cm">
              <text:p/>
            </draw:line>
            <draw:line draw:style-name="gr442" draw:text-style-name="P7" draw:layer="layout" svg:x1="18.626cm" svg:y1="4.899cm" svg:x2="18.725cm" svg:y2="4.842cm">
              <text:p/>
            </draw:line>
            <draw:line draw:style-name="gr443" draw:text-style-name="P7" draw:layer="layout" svg:x1="18.675cm" svg:y1="4.813cm" svg:x2="18.774cm" svg:y2="4.756cm">
              <text:p/>
            </draw:line>
            <draw:line draw:style-name="gr444" draw:text-style-name="P7" draw:layer="layout" svg:x1="18.527cm" svg:y1="4.842cm" svg:x2="18.626cm" svg:y2="4.785cm">
              <text:p/>
            </draw:line>
            <draw:line draw:style-name="gr445" draw:text-style-name="P7" draw:layer="layout" svg:x1="18.577cm" svg:y1="4.756cm" svg:x2="18.676cm" svg:y2="4.699cm">
              <text:p/>
            </draw:line>
            <draw:line draw:style-name="gr446" draw:text-style-name="P7" draw:layer="layout" svg:x1="18.477cm" svg:y1="4.7cm" svg:x2="18.576cm" svg:y2="4.643cm">
              <text:p/>
            </draw:line>
            <draw:line draw:style-name="gr447" draw:text-style-name="P7" draw:layer="layout" svg:x1="18.428cm" svg:y1="4.785cm" svg:x2="18.527cm" svg:y2="4.728cm">
              <text:p/>
            </draw:line>
            <draw:line draw:style-name="gr448" draw:text-style-name="P7" draw:layer="layout" svg:x1="19.07cm" svg:y1="5.27cm" svg:x2="19.169cm" svg:y2="5.213cm">
              <text:p/>
            </draw:line>
            <draw:line draw:style-name="gr449" draw:text-style-name="P7" draw:layer="layout" svg:x1="18.971cm" svg:y1="5.213cm" svg:x2="19.07cm" svg:y2="5.156cm">
              <text:p/>
            </draw:line>
            <draw:line draw:style-name="gr450" draw:text-style-name="P7" draw:layer="layout" svg:x1="18.872cm" svg:y1="5.156cm" svg:x2="18.971cm" svg:y2="5.099cm">
              <text:p/>
            </draw:line>
            <draw:line draw:style-name="gr451" draw:text-style-name="P7" draw:layer="layout" svg:x1="18.823cm" svg:y1="5.241cm" svg:x2="18.922cm" svg:y2="5.184cm">
              <text:p/>
            </draw:line>
            <draw:line draw:style-name="gr452" draw:text-style-name="P7" draw:layer="layout" svg:x1="18.724cm" svg:y1="5.184cm" svg:x2="18.823cm" svg:y2="5.127cm">
              <text:p/>
            </draw:line>
            <draw:line draw:style-name="gr453" draw:text-style-name="P7" draw:layer="layout" svg:x1="18.774cm" svg:y1="5.099cm" svg:x2="18.873cm" svg:y2="5.042cm">
              <text:p/>
            </draw:line>
            <draw:line draw:style-name="gr454" draw:text-style-name="P7" draw:layer="layout" svg:x1="18.675cm" svg:y1="5.042cm" svg:x2="18.774cm" svg:y2="4.985cm">
              <text:p/>
            </draw:line>
            <draw:line draw:style-name="gr455" draw:text-style-name="P7" draw:layer="layout" svg:x1="18.577cm" svg:y1="4.985cm" svg:x2="18.676cm" svg:y2="4.928cm">
              <text:p/>
            </draw:line>
            <draw:line draw:style-name="gr456" draw:text-style-name="P7" draw:layer="layout" svg:x1="18.477cm" svg:y1="4.927cm" svg:x2="18.576cm" svg:y2="4.87cm">
              <text:p/>
            </draw:line>
            <draw:line draw:style-name="gr457" draw:text-style-name="P7" draw:layer="layout" svg:x1="18.33cm" svg:y1="4.956cm" svg:x2="18.429cm" svg:y2="4.899cm">
              <text:p/>
            </draw:line>
            <draw:line draw:style-name="gr458" draw:text-style-name="P7" draw:layer="layout" svg:x1="18.379cm" svg:y1="4.87cm" svg:x2="18.478cm" svg:y2="4.813cm">
              <text:p/>
            </draw:line>
            <draw:line draw:style-name="gr459" draw:text-style-name="P7" draw:layer="layout" svg:x1="18.231cm" svg:y1="4.899cm" svg:x2="18.33cm" svg:y2="4.842cm">
              <text:p/>
            </draw:line>
            <draw:line draw:style-name="gr460" draw:text-style-name="P7" draw:layer="layout" svg:x1="19.021cm" svg:y1="5.356cm" svg:x2="19.12cm" svg:y2="5.299cm">
              <text:p/>
            </draw:line>
            <draw:line draw:style-name="gr461" draw:text-style-name="P7" draw:layer="layout" svg:x1="18.922cm" svg:y1="5.298cm" svg:x2="19.021cm" svg:y2="5.241cm">
              <text:p/>
            </draw:line>
            <draw:polygon draw:style-name="gr462" draw:text-style-name="P12" draw:layer="layout" svg:width="1.381cm" svg:height="0.94cm" svg:x="17.54cm" svg:y="4.985cm" svg:viewBox="0 0 1382 941" draw:points="0,143 0,0 1382,799 1382,941">
              <text:p/>
            </draw:polygon>
            <draw:polygon draw:style-name="gr463" draw:text-style-name="P16" draw:layer="layout" svg:width="2.367cm" svg:height="2.766cm" svg:x="17.54cm" svg:y="3.159cm" svg:viewBox="0 0 2368 2767" draw:points="987,0 2368,799 2368,2054 2319,2082 2319,2225 1382,2767 0,1968 0,1826 937,1283 937,29">
              <text:p/>
            </draw:polygon>
            <draw:polygon draw:style-name="gr464" draw:text-style-name="P7" draw:layer="layout" svg:width="0.591cm" svg:height="0.341cm" svg:x="18.132cm" svg:y="5.07cm" svg:viewBox="0 0 592 342" draw:points="0,143 247,0 592,200 346,342">
              <text:p/>
            </draw:polygon>
            <draw:line draw:style-name="gr465" draw:text-style-name="P7" draw:layer="layout" svg:x1="19.317cm" svg:y1="5.298cm" svg:x2="19.416cm" svg:y2="5.241cm">
              <text:p/>
            </draw:line>
            <draw:line draw:style-name="gr466" draw:text-style-name="P7" draw:layer="layout" svg:x1="19.168cm" svg:y1="5.327cm" svg:x2="19.267cm" svg:y2="5.27cm">
              <text:p/>
            </draw:line>
          </draw:g>
        </draw:g>
        <draw:g>
          <draw:glue-point draw:id="4" svg:x="3.888cm" svg:y="0.154cm"/>
          <draw:glue-point draw:id="5" svg:x="1.148cm" svg:y="-3.571cm"/>
          <draw:glue-point draw:id="6" svg:x="-5cm" svg:y="2.113cm"/>
          <draw:glue-point draw:id="7" svg:x="0.185cm" svg:y="5cm"/>
          <draw:glue-point draw:id="8" svg:x="3.703cm" svg:y="3.041cm"/>
          <draw:path draw:style-name="gr467" draw:text-style-name="P2" draw:layer="layout" svg:width="1.145cm" svg:height="0.712cm" svg:x="20.849cm" svg:y="5.778cm" svg:viewBox="0 0 1146 713" svg:d="M2 713c120 0 1144-255 1144-484s-275-229-396-229c0 77-793 153-748 713z">
            <text:p/>
          </draw:path>
          <draw:g>
            <draw:polygon draw:style-name="gr468" draw:text-style-name="P28" draw:layer="layout" svg:width="2.07cm" svg:height="1.196cm" svg:x="19.615cm" svg:y="5.167cm" svg:viewBox="0 0 2071 1197" draw:points="1234,1197 0,484 837,0 2071,713">
              <text:p/>
            </draw:polygon>
            <draw:polygon draw:style-name="gr469" draw:text-style-name="P38" draw:layer="layout" svg:width="1.365cm" svg:height="0.789cm" svg:x="20.1cm" svg:y="5.295cm" svg:viewBox="0 0 1366 790" draw:points="0,204 352,0 1366,586 1014,790">
              <text:p/>
            </draw:polygon>
            <draw:polygon draw:style-name="gr470" draw:text-style-name="P29" draw:layer="layout" svg:width="1.233cm" svg:height="1.833cm" svg:x="20.452cm" svg:y="4.047cm" svg:viewBox="0 0 1234 1834" draw:points="0,1121 0,0 1234,713 1234,1834">
              <text:p/>
            </draw:polygon>
            <draw:polygon draw:style-name="gr471" draw:text-style-name="P36" draw:layer="layout" svg:width="1.145cm" svg:height="1.604cm" svg:x="20.497cm" svg:y="4.123cm" svg:viewBox="0 0 1146 1605" draw:points="0,943 0,0 1146,662 1146,1605">
              <text:p/>
            </draw:polygon>
            <draw:polygon draw:style-name="gr472" draw:text-style-name="P28" draw:layer="layout" svg:width="1.277cm" svg:height="0.738cm" svg:x="20.452cm" svg:y="4.021cm" svg:viewBox="0 0 1278 739" draw:points="1234,739 0,26 44,0 1278,713">
              <text:p/>
            </draw:polygon>
            <draw:polygon draw:style-name="gr473" draw:text-style-name="P27" draw:layer="layout" svg:width="0.043cm" svg:height="1.145cm" svg:x="21.686cm" svg:y="4.734cm" svg:viewBox="0 0 44 1146" draw:points="0,1146 0,26 44,0 44,1121">
              <text:p/>
            </draw:polygon>
            <draw:polygon draw:style-name="gr474" draw:text-style-name="P27" draw:layer="layout" svg:width="0.836cm" svg:height="0.61cm" svg:x="20.849cm" svg:y="5.88cm" svg:viewBox="0 0 837 611" draw:points="0,611 0,484 837,0 837,128">
              <text:p/>
            </draw:polygon>
            <draw:line draw:style-name="gr475" draw:text-style-name="P8" draw:layer="layout" svg:x1="20.188cm" svg:y1="5.448cm" svg:x2="21.202cm" svg:y2="6.034cm">
              <text:p/>
            </draw:line>
            <draw:line draw:style-name="gr476" draw:text-style-name="P8" draw:layer="layout" svg:x1="20.276cm" svg:y1="5.397cm" svg:x2="21.29cm" svg:y2="5.983cm">
              <text:p/>
            </draw:line>
            <draw:line draw:style-name="gr477" draw:text-style-name="P8" draw:layer="layout" svg:x1="20.365cm" svg:y1="5.346cm" svg:x2="21.379cm" svg:y2="5.932cm">
              <text:p/>
            </draw:line>
            <draw:line draw:style-name="gr478" draw:text-style-name="P8" draw:layer="layout" svg:x1="21.246cm" svg:y1="5.855cm" svg:x2="21.334cm" svg:y2="5.804cm">
              <text:p/>
            </draw:line>
            <draw:line draw:style-name="gr479" draw:text-style-name="P8" draw:layer="layout" svg:x1="21.158cm" svg:y1="5.804cm" svg:x2="21.246cm" svg:y2="5.753cm">
              <text:p/>
            </draw:line>
            <draw:line draw:style-name="gr480" draw:text-style-name="P8" draw:layer="layout" svg:x1="21.07cm" svg:y1="5.753cm" svg:x2="21.158cm" svg:y2="5.702cm">
              <text:p/>
            </draw:line>
            <draw:line draw:style-name="gr481" draw:text-style-name="P8" draw:layer="layout" svg:x1="21.114cm" svg:y1="5.88cm" svg:x2="21.202cm" svg:y2="5.829cm">
              <text:p/>
            </draw:line>
            <draw:line draw:style-name="gr482" draw:text-style-name="P8" draw:layer="layout" svg:x1="21.025cm" svg:y1="5.829cm" svg:x2="21.113cm" svg:y2="5.778cm">
              <text:p/>
            </draw:line>
            <draw:line draw:style-name="gr483" draw:text-style-name="P8" draw:layer="layout" svg:x1="20.938cm" svg:y1="5.779cm" svg:x2="21.026cm" svg:y2="5.728cm">
              <text:p/>
            </draw:line>
            <draw:line draw:style-name="gr484" draw:text-style-name="P8" draw:layer="layout" svg:x1="20.981cm" svg:y1="5.702cm" svg:x2="21.069cm" svg:y2="5.651cm">
              <text:p/>
            </draw:line>
            <draw:line draw:style-name="gr485" draw:text-style-name="P8" draw:layer="layout" svg:x1="20.849cm" svg:y1="5.728cm" svg:x2="20.937cm" svg:y2="5.677cm">
              <text:p/>
            </draw:line>
            <draw:line draw:style-name="gr486" draw:text-style-name="P8" draw:layer="layout" svg:x1="20.893cm" svg:y1="5.651cm" svg:x2="20.981cm" svg:y2="5.6cm">
              <text:p/>
            </draw:line>
            <draw:line draw:style-name="gr487" draw:text-style-name="P8" draw:layer="layout" svg:x1="20.805cm" svg:y1="5.6cm" svg:x2="20.893cm" svg:y2="5.549cm">
              <text:p/>
            </draw:line>
            <draw:line draw:style-name="gr488" draw:text-style-name="P8" draw:layer="layout" svg:x1="20.717cm" svg:y1="5.55cm" svg:x2="20.805cm" svg:y2="5.499cm">
              <text:p/>
            </draw:line>
            <draw:line draw:style-name="gr489" draw:text-style-name="P8" draw:layer="layout" svg:x1="20.761cm" svg:y1="5.677cm" svg:x2="20.849cm" svg:y2="5.626cm">
              <text:p/>
            </draw:line>
            <draw:line draw:style-name="gr490" draw:text-style-name="P8" draw:layer="layout" svg:x1="20.673cm" svg:y1="5.626cm" svg:x2="20.761cm" svg:y2="5.575cm">
              <text:p/>
            </draw:line>
            <draw:line draw:style-name="gr491" draw:text-style-name="P8" draw:layer="layout" svg:x1="20.585cm" svg:y1="5.575cm" svg:x2="20.673cm" svg:y2="5.524cm">
              <text:p/>
            </draw:line>
            <draw:line draw:style-name="gr492" draw:text-style-name="P8" draw:layer="layout" svg:x1="20.629cm" svg:y1="5.499cm" svg:x2="20.717cm" svg:y2="5.448cm">
              <text:p/>
            </draw:line>
            <draw:line draw:style-name="gr493" draw:text-style-name="P8" draw:layer="layout" svg:x1="20.497cm" svg:y1="5.524cm" svg:x2="20.585cm" svg:y2="5.473cm">
              <text:p/>
            </draw:line>
            <draw:line draw:style-name="gr494" draw:text-style-name="P8" draw:layer="layout" svg:x1="20.541cm" svg:y1="5.448cm" svg:x2="20.629cm" svg:y2="5.397cm">
              <text:p/>
            </draw:line>
            <draw:line draw:style-name="gr495" draw:text-style-name="P8" draw:layer="layout" svg:x1="20.452cm" svg:y1="5.397cm" svg:x2="20.54cm" svg:y2="5.346cm">
              <text:p/>
            </draw:line>
            <draw:line draw:style-name="gr496" draw:text-style-name="P8" draw:layer="layout" svg:x1="20.409cm" svg:y1="5.473cm" svg:x2="20.497cm" svg:y2="5.422cm">
              <text:p/>
            </draw:line>
            <draw:line draw:style-name="gr497" draw:text-style-name="P8" draw:layer="layout" svg:x1="20.981cm" svg:y1="5.906cm" svg:x2="21.069cm" svg:y2="5.855cm">
              <text:p/>
            </draw:line>
            <draw:line draw:style-name="gr498" draw:text-style-name="P8" draw:layer="layout" svg:x1="20.893cm" svg:y1="5.855cm" svg:x2="20.981cm" svg:y2="5.804cm">
              <text:p/>
            </draw:line>
            <draw:line draw:style-name="gr499" draw:text-style-name="P8" draw:layer="layout" svg:x1="20.805cm" svg:y1="5.804cm" svg:x2="20.893cm" svg:y2="5.753cm">
              <text:p/>
            </draw:line>
            <draw:line draw:style-name="gr500" draw:text-style-name="P8" draw:layer="layout" svg:x1="20.761cm" svg:y1="5.88cm" svg:x2="20.849cm" svg:y2="5.829cm">
              <text:p/>
            </draw:line>
            <draw:line draw:style-name="gr501" draw:text-style-name="P8" draw:layer="layout" svg:x1="20.673cm" svg:y1="5.829cm" svg:x2="20.761cm" svg:y2="5.778cm">
              <text:p/>
            </draw:line>
            <draw:line draw:style-name="gr502" draw:text-style-name="P8" draw:layer="layout" svg:x1="20.717cm" svg:y1="5.753cm" svg:x2="20.805cm" svg:y2="5.702cm">
              <text:p/>
            </draw:line>
            <draw:line draw:style-name="gr503" draw:text-style-name="P8" draw:layer="layout" svg:x1="20.629cm" svg:y1="5.702cm" svg:x2="20.717cm" svg:y2="5.651cm">
              <text:p/>
            </draw:line>
            <draw:line draw:style-name="gr504" draw:text-style-name="P8" draw:layer="layout" svg:x1="20.541cm" svg:y1="5.651cm" svg:x2="20.629cm" svg:y2="5.6cm">
              <text:p/>
            </draw:line>
            <draw:line draw:style-name="gr505" draw:text-style-name="P8" draw:layer="layout" svg:x1="20.452cm" svg:y1="5.6cm" svg:x2="20.54cm" svg:y2="5.549cm">
              <text:p/>
            </draw:line>
            <draw:line draw:style-name="gr506" draw:text-style-name="P8" draw:layer="layout" svg:x1="20.32cm" svg:y1="5.626cm" svg:x2="20.408cm" svg:y2="5.575cm">
              <text:p/>
            </draw:line>
            <draw:line draw:style-name="gr507" draw:text-style-name="P8" draw:layer="layout" svg:x1="20.365cm" svg:y1="5.55cm" svg:x2="20.453cm" svg:y2="5.499cm">
              <text:p/>
            </draw:line>
            <draw:line draw:style-name="gr508" draw:text-style-name="P8" draw:layer="layout" svg:x1="20.232cm" svg:y1="5.575cm" svg:x2="20.32cm" svg:y2="5.524cm">
              <text:p/>
            </draw:line>
            <draw:line draw:style-name="gr509" draw:text-style-name="P8" draw:layer="layout" svg:x1="20.938cm" svg:y1="5.983cm" svg:x2="21.026cm" svg:y2="5.932cm">
              <text:p/>
            </draw:line>
            <draw:line draw:style-name="gr510" draw:text-style-name="P8" draw:layer="layout" svg:x1="20.849cm" svg:y1="5.931cm" svg:x2="20.937cm" svg:y2="5.88cm">
              <text:p/>
            </draw:line>
            <draw:polygon draw:style-name="gr511" draw:text-style-name="P29" draw:layer="layout" svg:width="1.233cm" svg:height="0.84cm" svg:x="19.615cm" svg:y="5.651cm" svg:viewBox="0 0 1234 841" draw:points="0,128 0,0 1234,713 1234,841">
              <text:p/>
            </draw:polygon>
            <draw:polygon draw:style-name="gr512" draw:text-style-name="P16" draw:layer="layout" svg:width="2.114cm" svg:height="2.47cm" svg:x="19.615cm" svg:y="4.021cm" svg:viewBox="0 0 2115 2471" draw:points="881,0 2115,713 2115,1834 2071,1859 2071,1987 1234,2471 0,1757 0,1630 837,1146 837,26">
              <text:p/>
            </draw:polygon>
            <draw:polygon draw:style-name="gr513" draw:text-style-name="P39" draw:layer="layout" svg:width="0.528cm" svg:height="0.305cm" svg:x="20.144cm" svg:y="5.728cm" svg:viewBox="0 0 529 306" draw:points="0,128 220,0 529,179 309,306">
              <text:p/>
            </draw:polygon>
            <draw:line draw:style-name="gr514" draw:text-style-name="P8" draw:layer="layout" svg:x1="21.202cm" svg:y1="5.931cm" svg:x2="21.29cm" svg:y2="5.88cm">
              <text:p/>
            </draw:line>
            <draw:line draw:style-name="gr515" draw:text-style-name="P8" draw:layer="layout" svg:x1="21.07cm" svg:y1="5.957cm" svg:x2="21.158cm" svg:y2="5.906cm">
              <text:p/>
            </draw:line>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516" draw:text-style-name="P2" draw:layer="layout" svg:width="1.282cm" svg:height="0.798cm" svg:x="18.794cm" svg:y="6.37cm" svg:viewBox="0 0 1283 799" svg:d="M2 799c135 0 1281-286 1281-543 0-256-308-256-444-256 0 86-887 171-837 799z">
            <text:p/>
          </draw:path>
          <draw:g>
            <draw:polygon draw:style-name="gr517" draw:text-style-name="P14" draw:layer="layout" svg:width="2.318cm" svg:height="1.34cm" svg:x="17.413cm" svg:y="5.685cm" svg:viewBox="0 0 2319 1341" draw:points="1382,1341 0,542 937,0 2319,799">
              <text:p/>
            </draw:polygon>
            <draw:polygon draw:style-name="gr518" draw:text-style-name="P35" draw:layer="layout" svg:width="1.529cm" svg:height="0.883cm" svg:x="17.956cm" svg:y="5.828cm" svg:viewBox="0 0 1530 884" draw:points="0,228 395,0 1530,656 1135,884">
              <text:p/>
            </draw:polygon>
            <draw:polygon draw:style-name="gr519" draw:text-style-name="P12" draw:layer="layout" svg:width="1.381cm" svg:height="2.053cm" svg:x="18.35cm" svg:y="4.431cm" svg:viewBox="0 0 1382 2054" draw:points="0,1255 0,0 1382,799 1382,2054">
              <text:p/>
            </draw:polygon>
            <draw:polygon draw:style-name="gr520" draw:text-style-name="P36" draw:layer="layout" svg:width="1.282cm" svg:height="1.796cm" svg:x="18.4cm" svg:y="4.516cm" svg:viewBox="0 0 1283 1797" draw:points="0,1055 0,0 1283,742 1283,1797">
              <text:p/>
            </draw:polygon>
            <draw:polygon draw:style-name="gr521" draw:text-style-name="P14" draw:layer="layout" svg:width="1.43cm" svg:height="0.826cm" svg:x="18.35cm" svg:y="4.402cm" svg:viewBox="0 0 1431 827" draw:points="1382,827 0,29 50,0 1431,799">
              <text:p/>
            </draw:polygon>
            <draw:polygon draw:style-name="gr522" draw:text-style-name="P37" draw:layer="layout" svg:width="0.049cm" svg:height="1.282cm" svg:x="19.732cm" svg:y="5.201cm" svg:viewBox="0 0 50 1283" draw:points="0,1283 0,29 50,0 50,1255">
              <text:p/>
            </draw:polygon>
            <draw:polygon draw:style-name="gr523" draw:text-style-name="P37" draw:layer="layout" svg:width="0.936cm" svg:height="0.684cm" svg:x="18.795cm" svg:y="6.484cm" svg:viewBox="0 0 937 685" draw:points="0,685 0,542 937,0 937,143">
              <text:p/>
            </draw:polygon>
            <draw:line draw:style-name="gr524" draw:text-style-name="P7" draw:layer="layout" svg:x1="18.054cm" svg:y1="5.999cm" svg:x2="19.189cm" svg:y2="6.655cm">
              <text:p/>
            </draw:line>
            <draw:line draw:style-name="gr525" draw:text-style-name="P7" draw:layer="layout" svg:x1="18.153cm" svg:y1="5.942cm" svg:x2="19.288cm" svg:y2="6.598cm">
              <text:p/>
            </draw:line>
            <draw:line draw:style-name="gr526" draw:text-style-name="P7" draw:layer="layout" svg:x1="18.252cm" svg:y1="5.886cm" svg:x2="19.387cm" svg:y2="6.542cm">
              <text:p/>
            </draw:line>
            <draw:line draw:style-name="gr527" draw:text-style-name="P7" draw:layer="layout" svg:x1="19.239cm" svg:y1="6.456cm" svg:x2="19.338cm" svg:y2="6.399cm">
              <text:p/>
            </draw:line>
            <draw:line draw:style-name="gr528" draw:text-style-name="P7" draw:layer="layout" svg:x1="19.14cm" svg:y1="6.399cm" svg:x2="19.239cm" svg:y2="6.342cm">
              <text:p/>
            </draw:line>
            <draw:line draw:style-name="gr529" draw:text-style-name="P7" draw:layer="layout" svg:x1="19.041cm" svg:y1="6.342cm" svg:x2="19.14cm" svg:y2="6.285cm">
              <text:p/>
            </draw:line>
            <draw:line draw:style-name="gr530" draw:text-style-name="P7" draw:layer="layout" svg:x1="19.091cm" svg:y1="6.484cm" svg:x2="19.19cm" svg:y2="6.427cm">
              <text:p/>
            </draw:line>
            <draw:line draw:style-name="gr531" draw:text-style-name="P7" draw:layer="layout" svg:x1="18.992cm" svg:y1="6.427cm" svg:x2="19.091cm" svg:y2="6.37cm">
              <text:p/>
            </draw:line>
            <draw:line draw:style-name="gr532" draw:text-style-name="P7" draw:layer="layout" svg:x1="18.894cm" svg:y1="6.37cm" svg:x2="18.993cm" svg:y2="6.313cm">
              <text:p/>
            </draw:line>
            <draw:line draw:style-name="gr533" draw:text-style-name="P7" draw:layer="layout" svg:x1="18.943cm" svg:y1="6.285cm" svg:x2="19.042cm" svg:y2="6.228cm">
              <text:p/>
            </draw:line>
            <draw:line draw:style-name="gr534" draw:text-style-name="P7" draw:layer="layout" svg:x1="18.795cm" svg:y1="6.313cm" svg:x2="18.894cm" svg:y2="6.256cm">
              <text:p/>
            </draw:line>
            <draw:line draw:style-name="gr535" draw:text-style-name="P7" draw:layer="layout" svg:x1="18.844cm" svg:y1="6.228cm" svg:x2="18.943cm" svg:y2="6.171cm">
              <text:p/>
            </draw:line>
            <draw:line draw:style-name="gr536" draw:text-style-name="P7" draw:layer="layout" svg:x1="18.745cm" svg:y1="6.17cm" svg:x2="18.844cm" svg:y2="6.113cm">
              <text:p/>
            </draw:line>
            <draw:line draw:style-name="gr537" draw:text-style-name="P7" draw:layer="layout" svg:x1="18.647cm" svg:y1="6.113cm" svg:x2="18.746cm" svg:y2="6.056cm">
              <text:p/>
            </draw:line>
            <draw:line draw:style-name="gr538" draw:text-style-name="P7" draw:layer="layout" svg:x1="18.696cm" svg:y1="6.256cm" svg:x2="18.795cm" svg:y2="6.199cm">
              <text:p/>
            </draw:line>
            <draw:line draw:style-name="gr539" draw:text-style-name="P7" draw:layer="layout" svg:x1="18.597cm" svg:y1="6.199cm" svg:x2="18.696cm" svg:y2="6.142cm">
              <text:p/>
            </draw:line>
            <draw:line draw:style-name="gr540" draw:text-style-name="P7" draw:layer="layout" svg:x1="18.499cm" svg:y1="6.142cm" svg:x2="18.598cm" svg:y2="6.085cm">
              <text:p/>
            </draw:line>
            <draw:line draw:style-name="gr541" draw:text-style-name="P7" draw:layer="layout" svg:x1="18.548cm" svg:y1="6.056cm" svg:x2="18.647cm" svg:y2="5.999cm">
              <text:p/>
            </draw:line>
            <draw:line draw:style-name="gr542" draw:text-style-name="P7" draw:layer="layout" svg:x1="18.4cm" svg:y1="6.085cm" svg:x2="18.499cm" svg:y2="6.028cm">
              <text:p/>
            </draw:line>
            <draw:line draw:style-name="gr543" draw:text-style-name="P7" draw:layer="layout" svg:x1="18.45cm" svg:y1="5.999cm" svg:x2="18.549cm" svg:y2="5.942cm">
              <text:p/>
            </draw:line>
            <draw:line draw:style-name="gr544" draw:text-style-name="P7" draw:layer="layout" svg:x1="18.35cm" svg:y1="5.943cm" svg:x2="18.449cm" svg:y2="5.886cm">
              <text:p/>
            </draw:line>
            <draw:line draw:style-name="gr545" draw:text-style-name="P7" draw:layer="layout" svg:x1="18.301cm" svg:y1="6.028cm" svg:x2="18.4cm" svg:y2="5.971cm">
              <text:p/>
            </draw:line>
            <draw:line draw:style-name="gr546" draw:text-style-name="P7" draw:layer="layout" svg:x1="18.943cm" svg:y1="6.513cm" svg:x2="19.042cm" svg:y2="6.456cm">
              <text:p/>
            </draw:line>
            <draw:line draw:style-name="gr547" draw:text-style-name="P7" draw:layer="layout" svg:x1="18.844cm" svg:y1="6.456cm" svg:x2="18.943cm" svg:y2="6.399cm">
              <text:p/>
            </draw:line>
            <draw:line draw:style-name="gr548" draw:text-style-name="P7" draw:layer="layout" svg:x1="18.745cm" svg:y1="6.399cm" svg:x2="18.844cm" svg:y2="6.342cm">
              <text:p/>
            </draw:line>
            <draw:line draw:style-name="gr549" draw:text-style-name="P7" draw:layer="layout" svg:x1="18.696cm" svg:y1="6.484cm" svg:x2="18.795cm" svg:y2="6.427cm">
              <text:p/>
            </draw:line>
            <draw:line draw:style-name="gr550" draw:text-style-name="P7" draw:layer="layout" svg:x1="18.597cm" svg:y1="6.427cm" svg:x2="18.696cm" svg:y2="6.37cm">
              <text:p/>
            </draw:line>
            <draw:line draw:style-name="gr551" draw:text-style-name="P7" draw:layer="layout" svg:x1="18.647cm" svg:y1="6.342cm" svg:x2="18.746cm" svg:y2="6.285cm">
              <text:p/>
            </draw:line>
            <draw:line draw:style-name="gr552" draw:text-style-name="P7" draw:layer="layout" svg:x1="18.548cm" svg:y1="6.285cm" svg:x2="18.647cm" svg:y2="6.228cm">
              <text:p/>
            </draw:line>
            <draw:line draw:style-name="gr553" draw:text-style-name="P7" draw:layer="layout" svg:x1="18.45cm" svg:y1="6.228cm" svg:x2="18.549cm" svg:y2="6.171cm">
              <text:p/>
            </draw:line>
            <draw:line draw:style-name="gr554" draw:text-style-name="P7" draw:layer="layout" svg:x1="18.35cm" svg:y1="6.17cm" svg:x2="18.449cm" svg:y2="6.113cm">
              <text:p/>
            </draw:line>
            <draw:line draw:style-name="gr555" draw:text-style-name="P7" draw:layer="layout" svg:x1="18.203cm" svg:y1="6.199cm" svg:x2="18.302cm" svg:y2="6.142cm">
              <text:p/>
            </draw:line>
            <draw:line draw:style-name="gr556" draw:text-style-name="P7" draw:layer="layout" svg:x1="18.252cm" svg:y1="6.113cm" svg:x2="18.351cm" svg:y2="6.056cm">
              <text:p/>
            </draw:line>
            <draw:line draw:style-name="gr557" draw:text-style-name="P7" draw:layer="layout" svg:x1="18.104cm" svg:y1="6.142cm" svg:x2="18.203cm" svg:y2="6.085cm">
              <text:p/>
            </draw:line>
            <draw:line draw:style-name="gr558" draw:text-style-name="P7" draw:layer="layout" svg:x1="18.894cm" svg:y1="6.599cm" svg:x2="18.993cm" svg:y2="6.542cm">
              <text:p/>
            </draw:line>
            <draw:line draw:style-name="gr559" draw:text-style-name="P7" draw:layer="layout" svg:x1="18.795cm" svg:y1="6.541cm" svg:x2="18.894cm" svg:y2="6.484cm">
              <text:p/>
            </draw:line>
            <draw:polygon draw:style-name="gr560" draw:text-style-name="P12" draw:layer="layout" svg:width="1.381cm" svg:height="0.94cm" svg:x="17.413cm" svg:y="6.228cm" svg:viewBox="0 0 1382 941" draw:points="0,143 0,0 1382,799 1382,941">
              <text:p/>
            </draw:polygon>
            <draw:polygon draw:style-name="gr561" draw:text-style-name="P16" draw:layer="layout" svg:width="2.367cm" svg:height="2.766cm" svg:x="17.413cm" svg:y="4.402cm" svg:viewBox="0 0 2368 2767" draw:points="987,0 2368,799 2368,2054 2319,2082 2319,2225 1382,2767 0,1968 0,1826 937,1283 937,29">
              <text:p/>
            </draw:polygon>
            <draw:polygon draw:style-name="gr562" draw:text-style-name="P7" draw:layer="layout" svg:width="0.591cm" svg:height="0.341cm" svg:x="18.005cm" svg:y="6.313cm" svg:viewBox="0 0 592 342" draw:points="0,143 247,0 592,200 346,342">
              <text:p/>
            </draw:polygon>
            <draw:line draw:style-name="gr563" draw:text-style-name="P7" draw:layer="layout" svg:x1="19.19cm" svg:y1="6.541cm" svg:x2="19.289cm" svg:y2="6.484cm">
              <text:p/>
            </draw:line>
            <draw:line draw:style-name="gr564" draw:text-style-name="P7" draw:layer="layout" svg:x1="19.041cm" svg:y1="6.57cm" svg:x2="19.14cm" svg:y2="6.513cm">
              <text:p/>
            </draw:line>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565" draw:text-style-name="P2" draw:layer="layout" svg:width="1.282cm" svg:height="0.798cm" svg:x="30.465cm" svg:y="14.579cm" svg:viewBox="0 0 1283 799" svg:d="M2 799c135 0 1281-286 1281-543 0-256-308-256-444-256 0 86-887 171-837 799z">
            <text:p/>
          </draw:path>
          <draw:g>
            <draw:polygon draw:style-name="gr566" draw:text-style-name="P14" draw:layer="layout" svg:width="2.318cm" svg:height="1.34cm" svg:x="29.084cm" svg:y="13.894cm" svg:viewBox="0 0 2319 1341" draw:points="1382,1341 0,542 937,0 2319,799">
              <text:p/>
            </draw:polygon>
            <draw:polygon draw:style-name="gr567" draw:text-style-name="P35" draw:layer="layout" svg:width="1.529cm" svg:height="0.883cm" svg:x="29.627cm" svg:y="14.037cm" svg:viewBox="0 0 1530 884" draw:points="0,228 395,0 1530,656 1135,884">
              <text:p/>
            </draw:polygon>
            <draw:polygon draw:style-name="gr568" draw:text-style-name="P12" draw:layer="layout" svg:width="1.381cm" svg:height="2.053cm" svg:x="30.021cm" svg:y="12.64cm" svg:viewBox="0 0 1382 2054" draw:points="0,1255 0,0 1382,799 1382,2054">
              <text:p/>
            </draw:polygon>
            <draw:polygon draw:style-name="gr569" draw:text-style-name="P36" draw:layer="layout" svg:width="1.282cm" svg:height="1.796cm" svg:x="30.071cm" svg:y="12.725cm" svg:viewBox="0 0 1283 1797" draw:points="0,1055 0,0 1283,742 1283,1797">
              <text:p/>
            </draw:polygon>
            <draw:polygon draw:style-name="gr570" draw:text-style-name="P14" draw:layer="layout" svg:width="1.43cm" svg:height="0.826cm" svg:x="30.021cm" svg:y="12.611cm" svg:viewBox="0 0 1431 827" draw:points="1382,827 0,29 50,0 1431,799">
              <text:p/>
            </draw:polygon>
            <draw:polygon draw:style-name="gr571" draw:text-style-name="P37" draw:layer="layout" svg:width="0.049cm" svg:height="1.282cm" svg:x="31.403cm" svg:y="13.41cm" svg:viewBox="0 0 50 1283" draw:points="0,1283 0,29 50,0 50,1255">
              <text:p/>
            </draw:polygon>
            <draw:polygon draw:style-name="gr572" draw:text-style-name="P37" draw:layer="layout" svg:width="0.936cm" svg:height="0.684cm" svg:x="30.466cm" svg:y="14.693cm" svg:viewBox="0 0 937 685" draw:points="0,685 0,542 937,0 937,143">
              <text:p/>
            </draw:polygon>
            <draw:line draw:style-name="gr573" draw:text-style-name="P7" draw:layer="layout" svg:x1="29.725cm" svg:y1="14.208cm" svg:x2="30.86cm" svg:y2="14.864cm">
              <text:p/>
            </draw:line>
            <draw:line draw:style-name="gr574" draw:text-style-name="P7" draw:layer="layout" svg:x1="29.824cm" svg:y1="14.151cm" svg:x2="30.959cm" svg:y2="14.807cm">
              <text:p/>
            </draw:line>
            <draw:line draw:style-name="gr575" draw:text-style-name="P7" draw:layer="layout" svg:x1="29.923cm" svg:y1="14.095cm" svg:x2="31.058cm" svg:y2="14.751cm">
              <text:p/>
            </draw:line>
            <draw:line draw:style-name="gr576" draw:text-style-name="P7" draw:layer="layout" svg:x1="30.91cm" svg:y1="14.665cm" svg:x2="31.009cm" svg:y2="14.608cm">
              <text:p/>
            </draw:line>
            <draw:line draw:style-name="gr577" draw:text-style-name="P7" draw:layer="layout" svg:x1="30.811cm" svg:y1="14.608cm" svg:x2="30.91cm" svg:y2="14.551cm">
              <text:p/>
            </draw:line>
            <draw:line draw:style-name="gr578" draw:text-style-name="P7" draw:layer="layout" svg:x1="30.712cm" svg:y1="14.551cm" svg:x2="30.811cm" svg:y2="14.494cm">
              <text:p/>
            </draw:line>
            <draw:line draw:style-name="gr579" draw:text-style-name="P7" draw:layer="layout" svg:x1="30.762cm" svg:y1="14.693cm" svg:x2="30.861cm" svg:y2="14.636cm">
              <text:p/>
            </draw:line>
            <draw:line draw:style-name="gr580" draw:text-style-name="P7" draw:layer="layout" svg:x1="30.663cm" svg:y1="14.636cm" svg:x2="30.762cm" svg:y2="14.579cm">
              <text:p/>
            </draw:line>
            <draw:line draw:style-name="gr581" draw:text-style-name="P7" draw:layer="layout" svg:x1="30.565cm" svg:y1="14.579cm" svg:x2="30.664cm" svg:y2="14.522cm">
              <text:p/>
            </draw:line>
            <draw:line draw:style-name="gr582" draw:text-style-name="P7" draw:layer="layout" svg:x1="30.614cm" svg:y1="14.494cm" svg:x2="30.713cm" svg:y2="14.437cm">
              <text:p/>
            </draw:line>
            <draw:line draw:style-name="gr583" draw:text-style-name="P7" draw:layer="layout" svg:x1="30.466cm" svg:y1="14.522cm" svg:x2="30.565cm" svg:y2="14.465cm">
              <text:p/>
            </draw:line>
            <draw:line draw:style-name="gr584" draw:text-style-name="P7" draw:layer="layout" svg:x1="30.515cm" svg:y1="14.437cm" svg:x2="30.614cm" svg:y2="14.38cm">
              <text:p/>
            </draw:line>
            <draw:line draw:style-name="gr585" draw:text-style-name="P7" draw:layer="layout" svg:x1="30.416cm" svg:y1="14.379cm" svg:x2="30.515cm" svg:y2="14.322cm">
              <text:p/>
            </draw:line>
            <draw:line draw:style-name="gr586" draw:text-style-name="P7" draw:layer="layout" svg:x1="30.318cm" svg:y1="14.322cm" svg:x2="30.417cm" svg:y2="14.265cm">
              <text:p/>
            </draw:line>
            <draw:line draw:style-name="gr587" draw:text-style-name="P7" draw:layer="layout" svg:x1="30.367cm" svg:y1="14.465cm" svg:x2="30.466cm" svg:y2="14.408cm">
              <text:p/>
            </draw:line>
            <draw:line draw:style-name="gr588" draw:text-style-name="P7" draw:layer="layout" svg:x1="30.268cm" svg:y1="14.408cm" svg:x2="30.367cm" svg:y2="14.351cm">
              <text:p/>
            </draw:line>
            <draw:line draw:style-name="gr589" draw:text-style-name="P7" draw:layer="layout" svg:x1="30.17cm" svg:y1="14.351cm" svg:x2="30.269cm" svg:y2="14.294cm">
              <text:p/>
            </draw:line>
            <draw:line draw:style-name="gr590" draw:text-style-name="P7" draw:layer="layout" svg:x1="30.219cm" svg:y1="14.265cm" svg:x2="30.318cm" svg:y2="14.208cm">
              <text:p/>
            </draw:line>
            <draw:line draw:style-name="gr591" draw:text-style-name="P7" draw:layer="layout" svg:x1="30.071cm" svg:y1="14.294cm" svg:x2="30.17cm" svg:y2="14.237cm">
              <text:p/>
            </draw:line>
            <draw:line draw:style-name="gr592" draw:text-style-name="P7" draw:layer="layout" svg:x1="30.121cm" svg:y1="14.208cm" svg:x2="30.22cm" svg:y2="14.151cm">
              <text:p/>
            </draw:line>
            <draw:line draw:style-name="gr593" draw:text-style-name="P7" draw:layer="layout" svg:x1="30.021cm" svg:y1="14.152cm" svg:x2="30.12cm" svg:y2="14.095cm">
              <text:p/>
            </draw:line>
            <draw:line draw:style-name="gr594" draw:text-style-name="P7" draw:layer="layout" svg:x1="29.972cm" svg:y1="14.237cm" svg:x2="30.071cm" svg:y2="14.18cm">
              <text:p/>
            </draw:line>
            <draw:line draw:style-name="gr595" draw:text-style-name="P7" draw:layer="layout" svg:x1="30.614cm" svg:y1="14.722cm" svg:x2="30.713cm" svg:y2="14.665cm">
              <text:p/>
            </draw:line>
            <draw:line draw:style-name="gr596" draw:text-style-name="P7" draw:layer="layout" svg:x1="30.515cm" svg:y1="14.665cm" svg:x2="30.614cm" svg:y2="14.608cm">
              <text:p/>
            </draw:line>
            <draw:line draw:style-name="gr597" draw:text-style-name="P7" draw:layer="layout" svg:x1="30.416cm" svg:y1="14.608cm" svg:x2="30.515cm" svg:y2="14.551cm">
              <text:p/>
            </draw:line>
            <draw:line draw:style-name="gr598" draw:text-style-name="P7" draw:layer="layout" svg:x1="30.367cm" svg:y1="14.693cm" svg:x2="30.466cm" svg:y2="14.636cm">
              <text:p/>
            </draw:line>
            <draw:line draw:style-name="gr599" draw:text-style-name="P7" draw:layer="layout" svg:x1="30.268cm" svg:y1="14.636cm" svg:x2="30.367cm" svg:y2="14.579cm">
              <text:p/>
            </draw:line>
            <draw:line draw:style-name="gr600" draw:text-style-name="P7" draw:layer="layout" svg:x1="30.318cm" svg:y1="14.551cm" svg:x2="30.417cm" svg:y2="14.494cm">
              <text:p/>
            </draw:line>
            <draw:line draw:style-name="gr601" draw:text-style-name="P7" draw:layer="layout" svg:x1="30.219cm" svg:y1="14.494cm" svg:x2="30.318cm" svg:y2="14.437cm">
              <text:p/>
            </draw:line>
            <draw:line draw:style-name="gr602" draw:text-style-name="P7" draw:layer="layout" svg:x1="30.121cm" svg:y1="14.437cm" svg:x2="30.22cm" svg:y2="14.38cm">
              <text:p/>
            </draw:line>
            <draw:line draw:style-name="gr603" draw:text-style-name="P7" draw:layer="layout" svg:x1="30.021cm" svg:y1="14.379cm" svg:x2="30.12cm" svg:y2="14.322cm">
              <text:p/>
            </draw:line>
            <draw:line draw:style-name="gr604" draw:text-style-name="P7" draw:layer="layout" svg:x1="29.874cm" svg:y1="14.408cm" svg:x2="29.973cm" svg:y2="14.351cm">
              <text:p/>
            </draw:line>
            <draw:line draw:style-name="gr605" draw:text-style-name="P7" draw:layer="layout" svg:x1="29.923cm" svg:y1="14.322cm" svg:x2="30.022cm" svg:y2="14.265cm">
              <text:p/>
            </draw:line>
            <draw:line draw:style-name="gr606" draw:text-style-name="P7" draw:layer="layout" svg:x1="29.775cm" svg:y1="14.351cm" svg:x2="29.874cm" svg:y2="14.294cm">
              <text:p/>
            </draw:line>
            <draw:line draw:style-name="gr607" draw:text-style-name="P7" draw:layer="layout" svg:x1="30.565cm" svg:y1="14.808cm" svg:x2="30.664cm" svg:y2="14.751cm">
              <text:p/>
            </draw:line>
            <draw:line draw:style-name="gr608" draw:text-style-name="P7" draw:layer="layout" svg:x1="30.466cm" svg:y1="14.75cm" svg:x2="30.565cm" svg:y2="14.693cm">
              <text:p/>
            </draw:line>
            <draw:polygon draw:style-name="gr609" draw:text-style-name="P12" draw:layer="layout" svg:width="1.381cm" svg:height="0.94cm" svg:x="29.084cm" svg:y="14.437cm" svg:viewBox="0 0 1382 941" draw:points="0,143 0,0 1382,799 1382,941">
              <text:p/>
            </draw:polygon>
            <draw:polygon draw:style-name="gr610" draw:text-style-name="P16" draw:layer="layout" svg:width="2.367cm" svg:height="2.766cm" svg:x="29.084cm" svg:y="12.611cm" svg:viewBox="0 0 2368 2767" draw:points="987,0 2368,799 2368,2054 2319,2082 2319,2225 1382,2767 0,1968 0,1826 937,1283 937,29">
              <text:p/>
            </draw:polygon>
            <draw:polygon draw:style-name="gr611" draw:text-style-name="P7" draw:layer="layout" svg:width="0.591cm" svg:height="0.341cm" svg:x="29.676cm" svg:y="14.522cm" svg:viewBox="0 0 592 342" draw:points="0,143 247,0 592,200 346,342">
              <text:p/>
            </draw:polygon>
            <draw:line draw:style-name="gr612" draw:text-style-name="P7" draw:layer="layout" svg:x1="30.861cm" svg:y1="14.75cm" svg:x2="30.96cm" svg:y2="14.693cm">
              <text:p/>
            </draw:line>
            <draw:line draw:style-name="gr613" draw:text-style-name="P7" draw:layer="layout" svg:x1="30.712cm" svg:y1="14.779cm" svg:x2="30.811cm" svg:y2="14.722cm">
              <text:p/>
            </draw:line>
          </draw:g>
        </draw:g>
        <draw:g>
          <draw:glue-point draw:id="4" svg:x="3.888cm" svg:y="0.154cm"/>
          <draw:glue-point draw:id="5" svg:x="1.148cm" svg:y="-3.571cm"/>
          <draw:glue-point draw:id="6" svg:x="-5cm" svg:y="2.113cm"/>
          <draw:glue-point draw:id="7" svg:x="0.185cm" svg:y="5cm"/>
          <draw:glue-point draw:id="8" svg:x="3.703cm" svg:y="3.041cm"/>
          <draw:path draw:style-name="gr614" draw:text-style-name="P2" draw:layer="layout" svg:width="1.145cm" svg:height="0.712cm" svg:x="32.393cm" svg:y="15.23cm" svg:viewBox="0 0 1146 713" svg:d="M2 713c120 0 1144-255 1144-484s-275-229-396-229c0 77-793 153-748 713z">
            <text:p/>
          </draw:path>
          <draw:g>
            <draw:polygon draw:style-name="gr615" draw:text-style-name="P28" draw:layer="layout" svg:width="2.07cm" svg:height="1.196cm" svg:x="31.159cm" svg:y="14.619cm" svg:viewBox="0 0 2071 1197" draw:points="1234,1197 0,484 837,0 2071,713">
              <text:p/>
            </draw:polygon>
            <draw:polygon draw:style-name="gr616" draw:text-style-name="P38" draw:layer="layout" svg:width="1.365cm" svg:height="0.789cm" svg:x="31.644cm" svg:y="14.747cm" svg:viewBox="0 0 1366 790" draw:points="0,204 352,0 1366,586 1014,790">
              <text:p/>
            </draw:polygon>
            <draw:polygon draw:style-name="gr617" draw:text-style-name="P29" draw:layer="layout" svg:width="1.233cm" svg:height="1.833cm" svg:x="31.996cm" svg:y="13.499cm" svg:viewBox="0 0 1234 1834" draw:points="0,1121 0,0 1234,713 1234,1834">
              <text:p/>
            </draw:polygon>
            <draw:polygon draw:style-name="gr618" draw:text-style-name="P36" draw:layer="layout" svg:width="1.145cm" svg:height="1.604cm" svg:x="32.041cm" svg:y="13.575cm" svg:viewBox="0 0 1146 1605" draw:points="0,943 0,0 1146,662 1146,1605">
              <text:p/>
            </draw:polygon>
            <draw:polygon draw:style-name="gr619" draw:text-style-name="P28" draw:layer="layout" svg:width="1.277cm" svg:height="0.738cm" svg:x="31.996cm" svg:y="13.473cm" svg:viewBox="0 0 1278 739" draw:points="1234,739 0,26 44,0 1278,713">
              <text:p/>
            </draw:polygon>
            <draw:polygon draw:style-name="gr620" draw:text-style-name="P27" draw:layer="layout" svg:width="0.043cm" svg:height="1.145cm" svg:x="33.23cm" svg:y="14.186cm" svg:viewBox="0 0 44 1146" draw:points="0,1146 0,26 44,0 44,1121">
              <text:p/>
            </draw:polygon>
            <draw:polygon draw:style-name="gr621" draw:text-style-name="P27" draw:layer="layout" svg:width="0.836cm" svg:height="0.61cm" svg:x="32.393cm" svg:y="15.332cm" svg:viewBox="0 0 837 611" draw:points="0,611 0,484 837,0 837,128">
              <text:p/>
            </draw:polygon>
            <draw:line draw:style-name="gr622" draw:text-style-name="P8" draw:layer="layout" svg:x1="31.732cm" svg:y1="14.9cm" svg:x2="32.746cm" svg:y2="15.486cm">
              <text:p/>
            </draw:line>
            <draw:line draw:style-name="gr623" draw:text-style-name="P8" draw:layer="layout" svg:x1="31.82cm" svg:y1="14.849cm" svg:x2="32.834cm" svg:y2="15.435cm">
              <text:p/>
            </draw:line>
            <draw:line draw:style-name="gr624" draw:text-style-name="P8" draw:layer="layout" svg:x1="31.909cm" svg:y1="14.798cm" svg:x2="32.923cm" svg:y2="15.384cm">
              <text:p/>
            </draw:line>
            <draw:line draw:style-name="gr625" draw:text-style-name="P8" draw:layer="layout" svg:x1="32.79cm" svg:y1="15.307cm" svg:x2="32.878cm" svg:y2="15.256cm">
              <text:p/>
            </draw:line>
            <draw:line draw:style-name="gr626" draw:text-style-name="P8" draw:layer="layout" svg:x1="32.702cm" svg:y1="15.256cm" svg:x2="32.79cm" svg:y2="15.205cm">
              <text:p/>
            </draw:line>
            <draw:line draw:style-name="gr627" draw:text-style-name="P8" draw:layer="layout" svg:x1="32.614cm" svg:y1="15.205cm" svg:x2="32.702cm" svg:y2="15.154cm">
              <text:p/>
            </draw:line>
            <draw:line draw:style-name="gr628" draw:text-style-name="P8" draw:layer="layout" svg:x1="32.658cm" svg:y1="15.332cm" svg:x2="32.746cm" svg:y2="15.281cm">
              <text:p/>
            </draw:line>
            <draw:line draw:style-name="gr629" draw:text-style-name="P8" draw:layer="layout" svg:x1="32.569cm" svg:y1="15.281cm" svg:x2="32.657cm" svg:y2="15.23cm">
              <text:p/>
            </draw:line>
            <draw:line draw:style-name="gr630" draw:text-style-name="P8" draw:layer="layout" svg:x1="32.482cm" svg:y1="15.231cm" svg:x2="32.57cm" svg:y2="15.18cm">
              <text:p/>
            </draw:line>
            <draw:line draw:style-name="gr631" draw:text-style-name="P8" draw:layer="layout" svg:x1="32.525cm" svg:y1="15.154cm" svg:x2="32.613cm" svg:y2="15.103cm">
              <text:p/>
            </draw:line>
            <draw:line draw:style-name="gr632" draw:text-style-name="P8" draw:layer="layout" svg:x1="32.393cm" svg:y1="15.18cm" svg:x2="32.481cm" svg:y2="15.129cm">
              <text:p/>
            </draw:line>
            <draw:line draw:style-name="gr633" draw:text-style-name="P8" draw:layer="layout" svg:x1="32.437cm" svg:y1="15.103cm" svg:x2="32.525cm" svg:y2="15.052cm">
              <text:p/>
            </draw:line>
            <draw:line draw:style-name="gr634" draw:text-style-name="P8" draw:layer="layout" svg:x1="32.349cm" svg:y1="15.052cm" svg:x2="32.437cm" svg:y2="15.001cm">
              <text:p/>
            </draw:line>
            <draw:line draw:style-name="gr635" draw:text-style-name="P8" draw:layer="layout" svg:x1="32.261cm" svg:y1="15.002cm" svg:x2="32.349cm" svg:y2="14.951cm">
              <text:p/>
            </draw:line>
            <draw:line draw:style-name="gr636" draw:text-style-name="P8" draw:layer="layout" svg:x1="32.305cm" svg:y1="15.129cm" svg:x2="32.393cm" svg:y2="15.078cm">
              <text:p/>
            </draw:line>
            <draw:line draw:style-name="gr637" draw:text-style-name="P8" draw:layer="layout" svg:x1="32.217cm" svg:y1="15.078cm" svg:x2="32.305cm" svg:y2="15.027cm">
              <text:p/>
            </draw:line>
            <draw:line draw:style-name="gr638" draw:text-style-name="P8" draw:layer="layout" svg:x1="32.129cm" svg:y1="15.027cm" svg:x2="32.217cm" svg:y2="14.976cm">
              <text:p/>
            </draw:line>
            <draw:line draw:style-name="gr639" draw:text-style-name="P8" draw:layer="layout" svg:x1="32.173cm" svg:y1="14.951cm" svg:x2="32.261cm" svg:y2="14.9cm">
              <text:p/>
            </draw:line>
            <draw:line draw:style-name="gr640" draw:text-style-name="P8" draw:layer="layout" svg:x1="32.041cm" svg:y1="14.976cm" svg:x2="32.129cm" svg:y2="14.925cm">
              <text:p/>
            </draw:line>
            <draw:line draw:style-name="gr641" draw:text-style-name="P8" draw:layer="layout" svg:x1="32.085cm" svg:y1="14.9cm" svg:x2="32.173cm" svg:y2="14.849cm">
              <text:p/>
            </draw:line>
            <draw:line draw:style-name="gr642" draw:text-style-name="P8" draw:layer="layout" svg:x1="31.996cm" svg:y1="14.849cm" svg:x2="32.084cm" svg:y2="14.798cm">
              <text:p/>
            </draw:line>
            <draw:line draw:style-name="gr643" draw:text-style-name="P8" draw:layer="layout" svg:x1="31.953cm" svg:y1="14.925cm" svg:x2="32.041cm" svg:y2="14.874cm">
              <text:p/>
            </draw:line>
            <draw:line draw:style-name="gr644" draw:text-style-name="P8" draw:layer="layout" svg:x1="32.525cm" svg:y1="15.358cm" svg:x2="32.613cm" svg:y2="15.307cm">
              <text:p/>
            </draw:line>
            <draw:line draw:style-name="gr645" draw:text-style-name="P8" draw:layer="layout" svg:x1="32.437cm" svg:y1="15.307cm" svg:x2="32.525cm" svg:y2="15.256cm">
              <text:p/>
            </draw:line>
            <draw:line draw:style-name="gr646" draw:text-style-name="P8" draw:layer="layout" svg:x1="32.349cm" svg:y1="15.256cm" svg:x2="32.437cm" svg:y2="15.205cm">
              <text:p/>
            </draw:line>
            <draw:line draw:style-name="gr647" draw:text-style-name="P8" draw:layer="layout" svg:x1="32.305cm" svg:y1="15.332cm" svg:x2="32.393cm" svg:y2="15.281cm">
              <text:p/>
            </draw:line>
            <draw:line draw:style-name="gr648" draw:text-style-name="P8" draw:layer="layout" svg:x1="32.217cm" svg:y1="15.281cm" svg:x2="32.305cm" svg:y2="15.23cm">
              <text:p/>
            </draw:line>
            <draw:line draw:style-name="gr649" draw:text-style-name="P8" draw:layer="layout" svg:x1="32.261cm" svg:y1="15.205cm" svg:x2="32.349cm" svg:y2="15.154cm">
              <text:p/>
            </draw:line>
            <draw:line draw:style-name="gr650" draw:text-style-name="P8" draw:layer="layout" svg:x1="32.173cm" svg:y1="15.154cm" svg:x2="32.261cm" svg:y2="15.103cm">
              <text:p/>
            </draw:line>
            <draw:line draw:style-name="gr651" draw:text-style-name="P8" draw:layer="layout" svg:x1="32.085cm" svg:y1="15.103cm" svg:x2="32.173cm" svg:y2="15.052cm">
              <text:p/>
            </draw:line>
            <draw:line draw:style-name="gr652" draw:text-style-name="P8" draw:layer="layout" svg:x1="31.996cm" svg:y1="15.052cm" svg:x2="32.084cm" svg:y2="15.001cm">
              <text:p/>
            </draw:line>
            <draw:line draw:style-name="gr653" draw:text-style-name="P8" draw:layer="layout" svg:x1="31.864cm" svg:y1="15.078cm" svg:x2="31.952cm" svg:y2="15.027cm">
              <text:p/>
            </draw:line>
            <draw:line draw:style-name="gr654" draw:text-style-name="P8" draw:layer="layout" svg:x1="31.909cm" svg:y1="15.002cm" svg:x2="31.997cm" svg:y2="14.951cm">
              <text:p/>
            </draw:line>
            <draw:line draw:style-name="gr655" draw:text-style-name="P8" draw:layer="layout" svg:x1="31.776cm" svg:y1="15.027cm" svg:x2="31.864cm" svg:y2="14.976cm">
              <text:p/>
            </draw:line>
            <draw:line draw:style-name="gr656" draw:text-style-name="P8" draw:layer="layout" svg:x1="32.482cm" svg:y1="15.435cm" svg:x2="32.57cm" svg:y2="15.384cm">
              <text:p/>
            </draw:line>
            <draw:line draw:style-name="gr657" draw:text-style-name="P8" draw:layer="layout" svg:x1="32.393cm" svg:y1="15.383cm" svg:x2="32.481cm" svg:y2="15.332cm">
              <text:p/>
            </draw:line>
            <draw:polygon draw:style-name="gr658" draw:text-style-name="P29" draw:layer="layout" svg:width="1.233cm" svg:height="0.84cm" svg:x="31.159cm" svg:y="15.103cm" svg:viewBox="0 0 1234 841" draw:points="0,128 0,0 1234,713 1234,841">
              <text:p/>
            </draw:polygon>
            <draw:polygon draw:style-name="gr659" draw:text-style-name="P16" draw:layer="layout" svg:width="2.114cm" svg:height="2.47cm" svg:x="31.159cm" svg:y="13.473cm" svg:viewBox="0 0 2115 2471" draw:points="881,0 2115,713 2115,1834 2071,1859 2071,1987 1234,2471 0,1757 0,1630 837,1146 837,26">
              <text:p/>
            </draw:polygon>
            <draw:polygon draw:style-name="gr660" draw:text-style-name="P39" draw:layer="layout" svg:width="0.528cm" svg:height="0.305cm" svg:x="31.688cm" svg:y="15.18cm" svg:viewBox="0 0 529 306" draw:points="0,128 220,0 529,179 309,306">
              <text:p/>
            </draw:polygon>
            <draw:line draw:style-name="gr661" draw:text-style-name="P8" draw:layer="layout" svg:x1="32.746cm" svg:y1="15.383cm" svg:x2="32.834cm" svg:y2="15.332cm">
              <text:p/>
            </draw:line>
            <draw:line draw:style-name="gr662" draw:text-style-name="P8" draw:layer="layout" svg:x1="32.614cm" svg:y1="15.409cm" svg:x2="32.702cm" svg:y2="15.358cm">
              <text:p/>
            </draw:line>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663" draw:text-style-name="P2" draw:layer="layout" svg:width="1.282cm" svg:height="0.798cm" svg:x="30.338cm" svg:y="15.822cm" svg:viewBox="0 0 1283 799" svg:d="M2 799c135 0 1281-286 1281-543 0-256-308-256-444-256 0 86-887 171-837 799z">
            <text:p/>
          </draw:path>
          <draw:g>
            <draw:polygon draw:style-name="gr664" draw:text-style-name="P14" draw:layer="layout" svg:width="2.318cm" svg:height="1.34cm" svg:x="28.957cm" svg:y="15.137cm" svg:viewBox="0 0 2319 1341" draw:points="1382,1341 0,542 937,0 2319,799">
              <text:p/>
            </draw:polygon>
            <draw:polygon draw:style-name="gr665" draw:text-style-name="P35" draw:layer="layout" svg:width="1.529cm" svg:height="0.883cm" svg:x="29.5cm" svg:y="15.28cm" svg:viewBox="0 0 1530 884" draw:points="0,228 395,0 1530,656 1135,884">
              <text:p/>
            </draw:polygon>
            <draw:polygon draw:style-name="gr666" draw:text-style-name="P12" draw:layer="layout" svg:width="1.381cm" svg:height="2.053cm" svg:x="29.894cm" svg:y="13.883cm" svg:viewBox="0 0 1382 2054" draw:points="0,1255 0,0 1382,799 1382,2054">
              <text:p/>
            </draw:polygon>
            <draw:polygon draw:style-name="gr667" draw:text-style-name="P36" draw:layer="layout" svg:width="1.282cm" svg:height="1.796cm" svg:x="29.944cm" svg:y="13.968cm" svg:viewBox="0 0 1283 1797" draw:points="0,1055 0,0 1283,742 1283,1797">
              <text:p/>
            </draw:polygon>
            <draw:polygon draw:style-name="gr668" draw:text-style-name="P14" draw:layer="layout" svg:width="1.43cm" svg:height="0.826cm" svg:x="29.894cm" svg:y="13.854cm" svg:viewBox="0 0 1431 827" draw:points="1382,827 0,29 50,0 1431,799">
              <text:p/>
            </draw:polygon>
            <draw:polygon draw:style-name="gr669" draw:text-style-name="P37" draw:layer="layout" svg:width="0.049cm" svg:height="1.282cm" svg:x="31.276cm" svg:y="14.653cm" svg:viewBox="0 0 50 1283" draw:points="0,1283 0,29 50,0 50,1255">
              <text:p/>
            </draw:polygon>
            <draw:polygon draw:style-name="gr670" draw:text-style-name="P37" draw:layer="layout" svg:width="0.936cm" svg:height="0.684cm" svg:x="30.339cm" svg:y="15.936cm" svg:viewBox="0 0 937 685" draw:points="0,685 0,542 937,0 937,143">
              <text:p/>
            </draw:polygon>
            <draw:line draw:style-name="gr671" draw:text-style-name="P7" draw:layer="layout" svg:x1="29.598cm" svg:y1="15.451cm" svg:x2="30.733cm" svg:y2="16.107cm">
              <text:p/>
            </draw:line>
            <draw:line draw:style-name="gr672" draw:text-style-name="P7" draw:layer="layout" svg:x1="29.697cm" svg:y1="15.394cm" svg:x2="30.832cm" svg:y2="16.05cm">
              <text:p/>
            </draw:line>
            <draw:line draw:style-name="gr673" draw:text-style-name="P7" draw:layer="layout" svg:x1="29.796cm" svg:y1="15.338cm" svg:x2="30.931cm" svg:y2="15.994cm">
              <text:p/>
            </draw:line>
            <draw:line draw:style-name="gr674" draw:text-style-name="P7" draw:layer="layout" svg:x1="30.783cm" svg:y1="15.908cm" svg:x2="30.882cm" svg:y2="15.851cm">
              <text:p/>
            </draw:line>
            <draw:line draw:style-name="gr675" draw:text-style-name="P7" draw:layer="layout" svg:x1="30.684cm" svg:y1="15.851cm" svg:x2="30.783cm" svg:y2="15.794cm">
              <text:p/>
            </draw:line>
            <draw:line draw:style-name="gr676" draw:text-style-name="P7" draw:layer="layout" svg:x1="30.585cm" svg:y1="15.794cm" svg:x2="30.684cm" svg:y2="15.737cm">
              <text:p/>
            </draw:line>
            <draw:line draw:style-name="gr677" draw:text-style-name="P7" draw:layer="layout" svg:x1="30.635cm" svg:y1="15.936cm" svg:x2="30.734cm" svg:y2="15.879cm">
              <text:p/>
            </draw:line>
            <draw:line draw:style-name="gr678" draw:text-style-name="P7" draw:layer="layout" svg:x1="30.536cm" svg:y1="15.879cm" svg:x2="30.635cm" svg:y2="15.822cm">
              <text:p/>
            </draw:line>
            <draw:line draw:style-name="gr679" draw:text-style-name="P7" draw:layer="layout" svg:x1="30.438cm" svg:y1="15.822cm" svg:x2="30.537cm" svg:y2="15.765cm">
              <text:p/>
            </draw:line>
            <draw:line draw:style-name="gr680" draw:text-style-name="P7" draw:layer="layout" svg:x1="30.487cm" svg:y1="15.737cm" svg:x2="30.586cm" svg:y2="15.68cm">
              <text:p/>
            </draw:line>
            <draw:line draw:style-name="gr681" draw:text-style-name="P7" draw:layer="layout" svg:x1="30.339cm" svg:y1="15.765cm" svg:x2="30.438cm" svg:y2="15.708cm">
              <text:p/>
            </draw:line>
            <draw:line draw:style-name="gr682" draw:text-style-name="P7" draw:layer="layout" svg:x1="30.388cm" svg:y1="15.68cm" svg:x2="30.487cm" svg:y2="15.623cm">
              <text:p/>
            </draw:line>
            <draw:line draw:style-name="gr683" draw:text-style-name="P7" draw:layer="layout" svg:x1="30.289cm" svg:y1="15.622cm" svg:x2="30.388cm" svg:y2="15.565cm">
              <text:p/>
            </draw:line>
            <draw:line draw:style-name="gr684" draw:text-style-name="P7" draw:layer="layout" svg:x1="30.191cm" svg:y1="15.565cm" svg:x2="30.29cm" svg:y2="15.508cm">
              <text:p/>
            </draw:line>
            <draw:line draw:style-name="gr685" draw:text-style-name="P7" draw:layer="layout" svg:x1="30.24cm" svg:y1="15.708cm" svg:x2="30.339cm" svg:y2="15.651cm">
              <text:p/>
            </draw:line>
            <draw:line draw:style-name="gr686" draw:text-style-name="P7" draw:layer="layout" svg:x1="30.141cm" svg:y1="15.651cm" svg:x2="30.24cm" svg:y2="15.594cm">
              <text:p/>
            </draw:line>
            <draw:line draw:style-name="gr687" draw:text-style-name="P7" draw:layer="layout" svg:x1="30.043cm" svg:y1="15.594cm" svg:x2="30.142cm" svg:y2="15.537cm">
              <text:p/>
            </draw:line>
            <draw:line draw:style-name="gr688" draw:text-style-name="P7" draw:layer="layout" svg:x1="30.092cm" svg:y1="15.508cm" svg:x2="30.191cm" svg:y2="15.451cm">
              <text:p/>
            </draw:line>
            <draw:line draw:style-name="gr689" draw:text-style-name="P7" draw:layer="layout" svg:x1="29.944cm" svg:y1="15.537cm" svg:x2="30.043cm" svg:y2="15.48cm">
              <text:p/>
            </draw:line>
            <draw:line draw:style-name="gr690" draw:text-style-name="P7" draw:layer="layout" svg:x1="29.994cm" svg:y1="15.451cm" svg:x2="30.093cm" svg:y2="15.394cm">
              <text:p/>
            </draw:line>
            <draw:line draw:style-name="gr691" draw:text-style-name="P7" draw:layer="layout" svg:x1="29.894cm" svg:y1="15.395cm" svg:x2="29.993cm" svg:y2="15.338cm">
              <text:p/>
            </draw:line>
            <draw:line draw:style-name="gr692" draw:text-style-name="P7" draw:layer="layout" svg:x1="29.845cm" svg:y1="15.48cm" svg:x2="29.944cm" svg:y2="15.423cm">
              <text:p/>
            </draw:line>
            <draw:line draw:style-name="gr693" draw:text-style-name="P7" draw:layer="layout" svg:x1="30.487cm" svg:y1="15.965cm" svg:x2="30.586cm" svg:y2="15.908cm">
              <text:p/>
            </draw:line>
            <draw:line draw:style-name="gr694" draw:text-style-name="P7" draw:layer="layout" svg:x1="30.388cm" svg:y1="15.908cm" svg:x2="30.487cm" svg:y2="15.851cm">
              <text:p/>
            </draw:line>
            <draw:line draw:style-name="gr695" draw:text-style-name="P7" draw:layer="layout" svg:x1="30.289cm" svg:y1="15.851cm" svg:x2="30.388cm" svg:y2="15.794cm">
              <text:p/>
            </draw:line>
            <draw:line draw:style-name="gr696" draw:text-style-name="P7" draw:layer="layout" svg:x1="30.24cm" svg:y1="15.936cm" svg:x2="30.339cm" svg:y2="15.879cm">
              <text:p/>
            </draw:line>
            <draw:line draw:style-name="gr697" draw:text-style-name="P7" draw:layer="layout" svg:x1="30.141cm" svg:y1="15.879cm" svg:x2="30.24cm" svg:y2="15.822cm">
              <text:p/>
            </draw:line>
            <draw:line draw:style-name="gr698" draw:text-style-name="P7" draw:layer="layout" svg:x1="30.191cm" svg:y1="15.794cm" svg:x2="30.29cm" svg:y2="15.737cm">
              <text:p/>
            </draw:line>
            <draw:line draw:style-name="gr699" draw:text-style-name="P7" draw:layer="layout" svg:x1="30.092cm" svg:y1="15.737cm" svg:x2="30.191cm" svg:y2="15.68cm">
              <text:p/>
            </draw:line>
            <draw:line draw:style-name="gr700" draw:text-style-name="P7" draw:layer="layout" svg:x1="29.994cm" svg:y1="15.68cm" svg:x2="30.093cm" svg:y2="15.623cm">
              <text:p/>
            </draw:line>
            <draw:line draw:style-name="gr701" draw:text-style-name="P7" draw:layer="layout" svg:x1="29.894cm" svg:y1="15.622cm" svg:x2="29.993cm" svg:y2="15.565cm">
              <text:p/>
            </draw:line>
            <draw:line draw:style-name="gr702" draw:text-style-name="P7" draw:layer="layout" svg:x1="29.747cm" svg:y1="15.651cm" svg:x2="29.846cm" svg:y2="15.594cm">
              <text:p/>
            </draw:line>
            <draw:line draw:style-name="gr703" draw:text-style-name="P7" draw:layer="layout" svg:x1="29.796cm" svg:y1="15.565cm" svg:x2="29.895cm" svg:y2="15.508cm">
              <text:p/>
            </draw:line>
            <draw:line draw:style-name="gr704" draw:text-style-name="P7" draw:layer="layout" svg:x1="29.648cm" svg:y1="15.594cm" svg:x2="29.747cm" svg:y2="15.537cm">
              <text:p/>
            </draw:line>
            <draw:line draw:style-name="gr705" draw:text-style-name="P7" draw:layer="layout" svg:x1="30.438cm" svg:y1="16.051cm" svg:x2="30.537cm" svg:y2="15.994cm">
              <text:p/>
            </draw:line>
            <draw:line draw:style-name="gr706" draw:text-style-name="P7" draw:layer="layout" svg:x1="30.339cm" svg:y1="15.993cm" svg:x2="30.438cm" svg:y2="15.936cm">
              <text:p/>
            </draw:line>
            <draw:polygon draw:style-name="gr707" draw:text-style-name="P12" draw:layer="layout" svg:width="1.381cm" svg:height="0.94cm" svg:x="28.957cm" svg:y="15.68cm" svg:viewBox="0 0 1382 941" draw:points="0,143 0,0 1382,799 1382,941">
              <text:p/>
            </draw:polygon>
            <draw:polygon draw:style-name="gr708" draw:text-style-name="P16" draw:layer="layout" svg:width="2.367cm" svg:height="2.766cm" svg:x="28.957cm" svg:y="13.854cm" svg:viewBox="0 0 2368 2767" draw:points="987,0 2368,799 2368,2054 2319,2082 2319,2225 1382,2767 0,1968 0,1826 937,1283 937,29">
              <text:p/>
            </draw:polygon>
            <draw:polygon draw:style-name="gr709" draw:text-style-name="P7" draw:layer="layout" svg:width="0.591cm" svg:height="0.341cm" svg:x="29.549cm" svg:y="15.765cm" svg:viewBox="0 0 592 342" draw:points="0,143 247,0 592,200 346,342">
              <text:p/>
            </draw:polygon>
            <draw:line draw:style-name="gr710" draw:text-style-name="P7" draw:layer="layout" svg:x1="30.734cm" svg:y1="15.993cm" svg:x2="30.833cm" svg:y2="15.936cm">
              <text:p/>
            </draw:line>
            <draw:line draw:style-name="gr711" draw:text-style-name="P7" draw:layer="layout" svg:x1="30.585cm" svg:y1="16.022cm" svg:x2="30.684cm" svg:y2="15.965cm">
              <text:p/>
            </draw:lin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12" draw:text-style-name="P2" draw:layer="layout" svg:width="0.658cm" svg:height="0.415cm" svg:x="35.12cm" svg:y="8.992cm" svg:viewBox="0 0 659 416" svg:d="M0 416c165 0 659-138 659-243 0-103-16-173-181-173 0 104-481 104-478 416z">
              <text:p/>
            </draw:path>
            <draw:g>
              <draw:polygon draw:style-name="gr713" draw:text-style-name="P29" draw:layer="layout" svg:width="0.299cm" svg:height="0.347cm" svg:x="34.878cm" svg:y="9.061cm" svg:viewBox="0 0 300 348" draw:points="0,209 60,0 300,139 240,348">
                <text:p/>
              </draw:polygon>
              <draw:polygon draw:style-name="gr714" draw:text-style-name="P28" draw:layer="layout" svg:width="0.66cm" svg:height="0.381cm" svg:x="34.938cm" svg:y="8.818cm" svg:viewBox="0 0 661 382" draw:points="0,243 120,139 300,34 420,0 661,139 541,173 361,278 240,382">
                <text:p/>
              </draw:polygon>
              <draw:path draw:style-name="gr715" draw:text-style-name="P27" draw:layer="layout" svg:width="0.54cm" svg:height="0.45cm" svg:x="35.118cm" svg:y="8.957cm" svg:viewBox="0 0 541 451" svg:d="M541 139c0-209-121-139-241-69-120 69-240 69-300 381 0 0 240-139 541-312z">
                <text:p/>
              </draw:path>
              <draw:path draw:style-name="gr716" draw:text-style-name="P16" draw:layer="layout" svg:width="0.78cm" svg:height="0.589cm" svg:x="34.878cm" svg:y="8.818cm" svg:viewBox="0 0 781 590" svg:d="M480 0c-119 34-119 34-240 104-60 35-180 69-240 347 120 70 120 70 240 139 69-31 421-242 541-312 0-174-120-174-301-278z">
                <text:p/>
              </draw:path>
            </draw:g>
          </draw:g>
          <draw:g>
            <draw:path draw:style-name="gr717" draw:text-style-name="P2" draw:layer="layout" svg:width="1.08cm" svg:height="0.832cm" svg:x="34.578cm" svg:y="7.325cm" svg:viewBox="0 0 1081 833" svg:d="M4 833c164 0 1077-35 1077-347 0-313-313-486-478-486 0 104-660 70-599 833z">
              <text:p/>
            </draw:path>
            <draw:g>
              <draw:polygon draw:style-name="gr718" draw:text-style-name="P29" draw:layer="layout" svg:width="0.6cm" svg:height="0.485cm" svg:x="33.977cm" svg:y="7.672cm" svg:viewBox="0 0 601 486" draw:points="0,139 0,0 601,348 601,486">
                <text:p/>
              </draw:polygon>
              <draw:polygon draw:style-name="gr719" draw:text-style-name="P29" draw:layer="layout" svg:width="0.6cm" svg:height="0.589cm" svg:x="34.458cm" svg:y="7.152cm" svg:viewBox="0 0 601 590" draw:points="0,243 0,0 601,348 601,590">
                <text:p/>
              </draw:polygon>
              <draw:polygon draw:style-name="gr720" draw:text-style-name="P28" draw:layer="layout" svg:width="1.08cm" svg:height="0.624cm" svg:x="33.977cm" svg:y="7.395cm" svg:viewBox="0 0 1081 625" draw:points="0,278 480,0 1081,348 601,625">
                <text:p/>
              </draw:polygon>
              <draw:line draw:style-name="gr721" draw:text-style-name="P8" draw:layer="layout" svg:x1="34.458cm" svg:y1="7.395cm" svg:x2="35.059cm" svg:y2="7.743cm">
                <text:p/>
              </draw:line>
              <draw:polygon draw:style-name="gr722" draw:text-style-name="P27" draw:layer="layout" svg:width="0.6cm" svg:height="0.589cm" svg:x="34.578cm" svg:y="7.568cm" svg:viewBox="0 0 601 590" draw:points="0,590 0,451 480,173 480,0 601,70 601,243">
                <text:p/>
              </draw:polygon>
              <draw:polygon draw:style-name="gr723" draw:text-style-name="P29" draw:layer="layout" svg:width="1.921cm" svg:height="2.638cm" svg:x="33.316cm" svg:y="5.034cm" svg:viewBox="0 0 1922 2639" draw:points="0,1528 0,0 1922,1111 1922,2639">
                <text:p/>
              </draw:polygon>
              <draw:polygon draw:style-name="gr724" draw:text-style-name="P36" draw:layer="layout" svg:width="1.801cm" svg:height="2.43cm" svg:x="33.377cm" svg:y="5.137cm" svg:viewBox="0 0 1802 2431" draw:points="0,1389 0,0 1802,1042 1802,2431">
                <text:p/>
              </draw:polygon>
              <draw:polygon draw:style-name="gr725" draw:text-style-name="P28" draw:layer="layout" svg:width="2.041cm" svg:height="1.179cm" svg:x="33.316cm" svg:y="4.964cm" svg:viewBox="0 0 2042 1180" draw:points="1922,1180 0,70 120,0 2042,1111">
                <text:p/>
              </draw:polygon>
              <draw:polygon draw:style-name="gr726" draw:text-style-name="P27" draw:layer="layout" svg:width="0.119cm" svg:height="1.596cm" svg:x="35.239cm" svg:y="6.075cm" svg:viewBox="0 0 120 1597" draw:points="0,1597 0,70 120,0 120,1528">
                <text:p/>
              </draw:polygon>
              <draw:polygon draw:style-name="gr727" draw:text-style-name="P16" draw:layer="layout" svg:width="2.041cm" svg:height="3.193cm" svg:x="33.316cm" svg:y="4.964cm" svg:viewBox="0 0 2042 3194" draw:points="120,0 2042,1111 2042,2639 1922,2708 1862,2673 1862,2847 1261,3194 661,2847 661,2708 1141,2431 1141,2257 0,1597 0,70">
                <text:p/>
              </draw:polygon>
            </draw:g>
          </draw:g>
          <draw:g>
            <draw:path draw:style-name="gr728" draw:text-style-name="P2" draw:layer="layout" svg:width="0.781cm" svg:height="0.415cm" svg:x="34.336cm" svg:y="8.61cm" svg:viewBox="0 0 782 416" svg:d="M4 416c165 0 778-173 778-277 0-105-15-139-180-139 0 104-660 70-598 416z">
              <text:p/>
            </draw:path>
            <draw:g>
              <draw:polygon draw:style-name="gr729" draw:text-style-name="P28" draw:layer="layout" svg:width="2.582cm" svg:height="1.492cm" svg:x="32.415cm" svg:y="7.429cm" svg:viewBox="0 0 2583 1493" draw:points="1922,1493 0,382 661,0 2583,1111">
                <text:p/>
              </draw:polygon>
              <draw:polygon draw:style-name="gr730" draw:text-style-name="P38" draw:layer="layout" svg:width="1.741cm" svg:height="1.006cm" svg:x="32.596cm" svg:y="7.534cm" svg:viewBox="0 0 1742 1007" draw:points="0,278 480,0 1742,729 1261,1007">
                <text:p/>
              </draw:polygon>
              <draw:polygon draw:style-name="gr731" draw:text-style-name="P38" draw:layer="layout" svg:width="0.84cm" svg:height="0.485cm" svg:x="33.977cm" svg:y="8.332cm" svg:viewBox="0 0 841 486" draw:points="0,278 480,0 841,209 361,486">
                <text:p/>
              </draw:polygon>
              <draw:polygon draw:style-name="gr732" draw:text-style-name="P27" draw:layer="layout" svg:width="0.66cm" svg:height="0.52cm" svg:x="34.337cm" svg:y="8.54cm" svg:viewBox="0 0 661 521" draw:points="0,521 0,382 661,0 661,139">
                <text:p/>
              </draw:polygon>
              <draw:line draw:style-name="gr733" draw:text-style-name="P8" draw:layer="layout" svg:x1="32.715cm" svg:y1="7.741cm" svg:x2="33.976cm" svg:y2="8.47cm">
                <text:p/>
              </draw:line>
              <draw:line draw:style-name="gr734" draw:text-style-name="P8" draw:layer="layout" svg:x1="32.836cm" svg:y1="7.672cm" svg:x2="34.097cm" svg:y2="8.401cm">
                <text:p/>
              </draw:line>
              <draw:line draw:style-name="gr735" draw:text-style-name="P8" draw:layer="layout" svg:x1="32.956cm" svg:y1="7.603cm" svg:x2="34.217cm" svg:y2="8.332cm">
                <text:p/>
              </draw:line>
              <draw:line draw:style-name="gr736" draw:text-style-name="P8" draw:layer="layout" svg:x1="34.097cm" svg:y1="8.263cm" svg:x2="34.217cm" svg:y2="8.193cm">
                <text:p/>
              </draw:line>
              <draw:line draw:style-name="gr737" draw:text-style-name="P8" draw:layer="layout" svg:x1="33.977cm" svg:y1="8.193cm" svg:x2="34.097cm" svg:y2="8.123cm">
                <text:p/>
              </draw:line>
              <draw:line draw:style-name="gr738" draw:text-style-name="P8" draw:layer="layout" svg:x1="33.857cm" svg:y1="8.124cm" svg:x2="33.977cm" svg:y2="8.054cm">
                <text:p/>
              </draw:line>
              <draw:line draw:style-name="gr739" draw:text-style-name="P8" draw:layer="layout" svg:x1="33.917cm" svg:y1="8.298cm" svg:x2="34.037cm" svg:y2="8.228cm">
                <text:p/>
              </draw:line>
              <draw:line draw:style-name="gr740" draw:text-style-name="P8" draw:layer="layout" svg:x1="33.797cm" svg:y1="8.228cm" svg:x2="33.917cm" svg:y2="8.158cm">
                <text:p/>
              </draw:line>
              <draw:line draw:style-name="gr741" draw:text-style-name="P8" draw:layer="layout" svg:x1="33.677cm" svg:y1="8.159cm" svg:x2="33.797cm" svg:y2="8.089cm">
                <text:p/>
              </draw:line>
              <draw:line draw:style-name="gr742" draw:text-style-name="P8" draw:layer="layout" svg:x1="33.737cm" svg:y1="8.055cm" svg:x2="33.857cm" svg:y2="7.985cm">
                <text:p/>
              </draw:line>
              <draw:line draw:style-name="gr743" draw:text-style-name="P8" draw:layer="layout" svg:x1="33.556cm" svg:y1="8.089cm" svg:x2="33.676cm" svg:y2="8.019cm">
                <text:p/>
              </draw:line>
              <draw:line draw:style-name="gr744" draw:text-style-name="P8" draw:layer="layout" svg:x1="33.617cm" svg:y1="7.985cm" svg:x2="33.737cm" svg:y2="7.915cm">
                <text:p/>
              </draw:line>
              <draw:line draw:style-name="gr745" draw:text-style-name="P8" draw:layer="layout" svg:x1="33.496cm" svg:y1="7.916cm" svg:x2="33.616cm" svg:y2="7.846cm">
                <text:p/>
              </draw:line>
              <draw:line draw:style-name="gr746" draw:text-style-name="P8" draw:layer="layout" svg:x1="33.377cm" svg:y1="7.846cm" svg:x2="33.497cm" svg:y2="7.776cm">
                <text:p/>
              </draw:line>
              <draw:line draw:style-name="gr747" draw:text-style-name="P8" draw:layer="layout" svg:x1="33.437cm" svg:y1="8.02cm" svg:x2="33.557cm" svg:y2="7.95cm">
                <text:p/>
              </draw:line>
              <draw:line draw:style-name="gr748" draw:text-style-name="P8" draw:layer="layout" svg:x1="33.316cm" svg:y1="7.95cm" svg:x2="33.436cm" svg:y2="7.88cm">
                <text:p/>
              </draw:line>
              <draw:line draw:style-name="gr749" draw:text-style-name="P8" draw:layer="layout" svg:x1="33.196cm" svg:y1="7.881cm" svg:x2="33.316cm" svg:y2="7.811cm">
                <text:p/>
              </draw:line>
              <draw:line draw:style-name="gr750" draw:text-style-name="P8" draw:layer="layout" svg:x1="33.256cm" svg:y1="7.777cm" svg:x2="33.376cm" svg:y2="7.707cm">
                <text:p/>
              </draw:line>
              <draw:line draw:style-name="gr751" draw:text-style-name="P8" draw:layer="layout" svg:x1="33.076cm" svg:y1="7.811cm" svg:x2="33.196cm" svg:y2="7.741cm">
                <text:p/>
              </draw:line>
              <draw:line draw:style-name="gr752" draw:text-style-name="P8" draw:layer="layout" svg:x1="33.136cm" svg:y1="7.707cm" svg:x2="33.256cm" svg:y2="7.637cm">
                <text:p/>
              </draw:line>
              <draw:line draw:style-name="gr753" draw:text-style-name="P8" draw:layer="layout" svg:x1="33.016cm" svg:y1="7.638cm" svg:x2="33.136cm" svg:y2="7.568cm">
                <text:p/>
              </draw:line>
              <draw:line draw:style-name="gr754" draw:text-style-name="P8" draw:layer="layout" svg:x1="32.956cm" svg:y1="7.742cm" svg:x2="33.076cm" svg:y2="7.672cm">
                <text:p/>
              </draw:line>
              <draw:line draw:style-name="gr755" draw:text-style-name="P8" draw:layer="layout" svg:x1="33.737cm" svg:y1="8.332cm" svg:x2="33.857cm" svg:y2="8.262cm">
                <text:p/>
              </draw:line>
              <draw:line draw:style-name="gr756" draw:text-style-name="P8" draw:layer="layout" svg:x1="33.617cm" svg:y1="8.263cm" svg:x2="33.737cm" svg:y2="8.193cm">
                <text:p/>
              </draw:line>
              <draw:line draw:style-name="gr757" draw:text-style-name="P8" draw:layer="layout" svg:x1="33.496cm" svg:y1="8.193cm" svg:x2="33.616cm" svg:y2="8.123cm">
                <text:p/>
              </draw:line>
              <draw:line draw:style-name="gr758" draw:text-style-name="P8" draw:layer="layout" svg:x1="33.437cm" svg:y1="8.298cm" svg:x2="33.557cm" svg:y2="8.228cm">
                <text:p/>
              </draw:line>
              <draw:line draw:style-name="gr759" draw:text-style-name="P8" draw:layer="layout" svg:x1="33.316cm" svg:y1="8.228cm" svg:x2="33.436cm" svg:y2="8.158cm">
                <text:p/>
              </draw:line>
              <draw:line draw:style-name="gr760" draw:text-style-name="P8" draw:layer="layout" svg:x1="33.377cm" svg:y1="8.124cm" svg:x2="33.497cm" svg:y2="8.054cm">
                <text:p/>
              </draw:line>
              <draw:line draw:style-name="gr761" draw:text-style-name="P8" draw:layer="layout" svg:x1="33.256cm" svg:y1="8.055cm" svg:x2="33.376cm" svg:y2="7.985cm">
                <text:p/>
              </draw:line>
              <draw:line draw:style-name="gr762" draw:text-style-name="P8" draw:layer="layout" svg:x1="33.136cm" svg:y1="7.985cm" svg:x2="33.256cm" svg:y2="7.915cm">
                <text:p/>
              </draw:line>
              <draw:line draw:style-name="gr763" draw:text-style-name="P8" draw:layer="layout" svg:x1="33.016cm" svg:y1="7.916cm" svg:x2="33.136cm" svg:y2="7.846cm">
                <text:p/>
              </draw:line>
              <draw:line draw:style-name="gr764" draw:text-style-name="P8" draw:layer="layout" svg:x1="32.836cm" svg:y1="7.95cm" svg:x2="32.956cm" svg:y2="7.88cm">
                <text:p/>
              </draw:line>
              <draw:line draw:style-name="gr765" draw:text-style-name="P8" draw:layer="layout" svg:x1="32.896cm" svg:y1="7.846cm" svg:x2="33.016cm" svg:y2="7.776cm">
                <text:p/>
              </draw:line>
              <draw:line draw:style-name="gr766" draw:text-style-name="P8" draw:layer="layout" svg:x1="32.715cm" svg:y1="7.881cm" svg:x2="32.835cm" svg:y2="7.811cm">
                <text:p/>
              </draw:line>
              <draw:line draw:style-name="gr767" draw:text-style-name="P8" draw:layer="layout" svg:x1="33.677cm" svg:y1="8.437cm" svg:x2="33.797cm" svg:y2="8.367cm">
                <text:p/>
              </draw:line>
              <draw:line draw:style-name="gr768" draw:text-style-name="P8" draw:layer="layout" svg:x1="33.556cm" svg:y1="8.367cm" svg:x2="33.676cm" svg:y2="8.297cm">
                <text:p/>
              </draw:line>
              <draw:line draw:style-name="gr769" draw:text-style-name="P8" draw:layer="layout" svg:x1="34.097cm" svg:y1="8.679cm" svg:x2="34.577cm" svg:y2="8.401cm">
                <text:p/>
              </draw:line>
              <draw:line draw:style-name="gr770" draw:text-style-name="P8" draw:layer="layout" svg:x1="34.218cm" svg:y1="8.749cm" svg:x2="34.698cm" svg:y2="8.471cm">
                <text:p/>
              </draw:line>
              <draw:line draw:style-name="gr771" draw:text-style-name="P8" draw:layer="layout" svg:x1="34.337cm" svg:y1="8.401cm" svg:x2="34.698cm" svg:y2="8.61cm">
                <text:p/>
              </draw:line>
              <draw:line draw:style-name="gr772" draw:text-style-name="P8" draw:layer="layout" svg:x1="34.218cm" svg:y1="8.471cm" svg:x2="34.579cm" svg:y2="8.68cm">
                <text:p/>
              </draw:line>
              <draw:line draw:style-name="gr773" draw:text-style-name="P8" draw:layer="layout" svg:x1="34.097cm" svg:y1="8.54cm" svg:x2="34.337cm" svg:y2="8.679cm">
                <text:p/>
              </draw:line>
              <draw:polygon draw:style-name="gr774" draw:text-style-name="P29" draw:layer="layout" svg:width="1.921cm" svg:height="1.249cm" svg:x="32.415cm" svg:y="7.811cm" svg:viewBox="0 0 1922 1250" draw:points="0,139 0,0 1922,1111 1922,1250">
                <text:p/>
              </draw:polygon>
              <draw:polygon draw:style-name="gr775" draw:text-style-name="P16" draw:layer="layout" svg:width="2.582cm" svg:height="1.631cm" svg:x="32.415cm" svg:y="7.429cm" svg:viewBox="0 0 2583 1632" draw:points="661,0 2583,1111 2583,1250 1922,1632 0,521 0,382">
                <text:p/>
              </draw:polygon>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Blue_20_Square_20_BR" draw:display-name="Light Blue Square BR" draw:style="square" draw:cx="30%" draw:cy="30%" draw:start-color="#93d4f0" draw:end-color="#e9f6fc" draw:start-intensity="100%" draw:end-intensity="100%" draw:angle="0" draw:border="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eeeeee" draw:opacity="20%" draw:fill-image-width="0cm" draw:fill-image-height="0cm" draw:textarea-horizontal-align="justify" fo:padding-top="0.125cm" fo:padding-bottom="0.125cm" fo:padding-left="0.25cm" fo:padding-right="0.25cm" draw:shadow="hidden" draw:shadow-offset-x="0.203cm" draw:shadow-offset-y="0.203cm" draw:shadow-color="#808080" draw:shadow-opacity="2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 </meta:initial-creator>
    <meta:creation-date>2016-07-13T02:48:12.318423414</meta:creation-date>
    <dc:date>2016-07-14T02:02:31.353461673</dc:date>
    <dc:creator>marc </dc:creator>
    <meta:editing-duration>PT19H3M16S</meta:editing-duration>
    <meta:editing-cycles>39</meta:editing-cycles>
    <meta:generator>LibreOffice/5.1.3.1$Linux_X86_64 LibreOffice_project/10m0$Build-1</meta:generator>
    <meta:document-statistic meta:object-count="886"/>
  </office:meta>
</office:document-meta>
</file>